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06.66mm" svg:height="202.65mm" svg:x="203.21mm" svg:y="13.56mm">
            <draw:object draw:notify-on-update-of-ranges="Sheet1.D4:Sheet1.D229 Sheet1.E4:Sheet1.E229 Sheet1.D4:Sheet1.D229 Sheet1.F4:Sheet1.F229 Sheet1.D4:Sheet1.D229 Sheet1.G4:Sheet1.G229 Sheet1.D4:Sheet1.D229 Sheet1.H4:Sheet1.H2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-28854" calcext:value-type="float">
            <text:p>-28854</text:p>
          </table:table-cell>
          <table:table-cell office:value-type="float" office:value="-29299" calcext:value-type="float">
            <text:p>-29299</text:p>
          </table:table-cell>
          <table:table-cell office:value-type="float" office:value="-16960" calcext:value-type="float">
            <text:p>-16960</text:p>
          </table:table-cell>
          <table:table-cell office:value-type="float" office:value="-24070" calcext:value-type="float">
            <text:p>-24070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-28784" calcext:value-type="float">
            <text:p>-28784</text:p>
          </table:table-cell>
          <table:table-cell office:value-type="float" office:value="-29293" calcext:value-type="float">
            <text:p>-29293</text:p>
          </table:table-cell>
          <table:table-cell office:value-type="float" office:value="-16962" calcext:value-type="float">
            <text:p>-16962</text:p>
          </table:table-cell>
          <table:table-cell office:value-type="float" office:value="-24049" calcext:value-type="float">
            <text:p>-24049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-28570" calcext:value-type="float">
            <text:p>-28570</text:p>
          </table:table-cell>
          <table:table-cell office:value-type="float" office:value="-29073" calcext:value-type="float">
            <text:p>-29073</text:p>
          </table:table-cell>
          <table:table-cell office:value-type="float" office:value="-16706" calcext:value-type="float">
            <text:p>-16706</text:p>
          </table:table-cell>
          <table:table-cell office:value-type="float" office:value="-23808" calcext:value-type="float">
            <text:p>-23808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-28413" calcext:value-type="float">
            <text:p>-28413</text:p>
          </table:table-cell>
          <table:table-cell office:value-type="float" office:value="-28889" calcext:value-type="float">
            <text:p>-28889</text:p>
          </table:table-cell>
          <table:table-cell office:value-type="float" office:value="-16518" calcext:value-type="float">
            <text:p>-16518</text:p>
          </table:table-cell>
          <table:table-cell office:value-type="float" office:value="-23623" calcext:value-type="float">
            <text:p>-23623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-28191" calcext:value-type="float">
            <text:p>-28191</text:p>
          </table:table-cell>
          <table:table-cell office:value-type="float" office:value="-28687" calcext:value-type="float">
            <text:p>-28687</text:p>
          </table:table-cell>
          <table:table-cell office:value-type="float" office:value="-16252" calcext:value-type="float">
            <text:p>-16252</text:p>
          </table:table-cell>
          <table:table-cell office:value-type="float" office:value="-23392" calcext:value-type="float">
            <text:p>-23392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-28136" calcext:value-type="float">
            <text:p>-28136</text:p>
          </table:table-cell>
          <table:table-cell office:value-type="float" office:value="-28592" calcext:value-type="float">
            <text:p>-28592</text:p>
          </table:table-cell>
          <table:table-cell office:value-type="float" office:value="-16088" calcext:value-type="float">
            <text:p>-16088</text:p>
          </table:table-cell>
          <table:table-cell office:value-type="float" office:value="-23280" calcext:value-type="float">
            <text:p>-23280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-27924" calcext:value-type="float">
            <text:p>-27924</text:p>
          </table:table-cell>
          <table:table-cell office:value-type="float" office:value="-28377" calcext:value-type="float">
            <text:p>-28377</text:p>
          </table:table-cell>
          <table:table-cell office:value-type="float" office:value="-15808" calcext:value-type="float">
            <text:p>-15808</text:p>
          </table:table-cell>
          <table:table-cell office:value-type="float" office:value="-23034" calcext:value-type="float">
            <text:p>-23034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-27713" calcext:value-type="float">
            <text:p>-27713</text:p>
          </table:table-cell>
          <table:table-cell office:value-type="float" office:value="-28216" calcext:value-type="float">
            <text:p>-28216</text:p>
          </table:table-cell>
          <table:table-cell office:value-type="float" office:value="-15610" calcext:value-type="float">
            <text:p>-15610</text:p>
          </table:table-cell>
          <table:table-cell office:value-type="float" office:value="-22839" calcext:value-type="float">
            <text:p>-22839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-27493" calcext:value-type="float">
            <text:p>-27493</text:p>
          </table:table-cell>
          <table:table-cell office:value-type="float" office:value="-28008" calcext:value-type="float">
            <text:p>-28008</text:p>
          </table:table-cell>
          <table:table-cell office:value-type="float" office:value="-15314" calcext:value-type="float">
            <text:p>-15314</text:p>
          </table:table-cell>
          <table:table-cell office:value-type="float" office:value="-22581" calcext:value-type="float">
            <text:p>-22581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-27520" calcext:value-type="float">
            <text:p>-27520</text:p>
          </table:table-cell>
          <table:table-cell office:value-type="float" office:value="-28040" calcext:value-type="float">
            <text:p>-28040</text:p>
          </table:table-cell>
          <table:table-cell office:value-type="float" office:value="-15326" calcext:value-type="float">
            <text:p>-15326</text:p>
          </table:table-cell>
          <table:table-cell office:value-type="float" office:value="-22599" calcext:value-type="float">
            <text:p>-22599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-27295" calcext:value-type="float">
            <text:p>-27295</text:p>
          </table:table-cell>
          <table:table-cell office:value-type="float" office:value="-27813" calcext:value-type="float">
            <text:p>-27813</text:p>
          </table:table-cell>
          <table:table-cell office:value-type="float" office:value="-15019" calcext:value-type="float">
            <text:p>-15019</text:p>
          </table:table-cell>
          <table:table-cell office:value-type="float" office:value="-22345" calcext:value-type="float">
            <text:p>-22345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-27131" calcext:value-type="float">
            <text:p>-27131</text:p>
          </table:table-cell>
          <table:table-cell office:value-type="float" office:value="-27630" calcext:value-type="float">
            <text:p>-27630</text:p>
          </table:table-cell>
          <table:table-cell office:value-type="float" office:value="-14789" calcext:value-type="float">
            <text:p>-14789</text:p>
          </table:table-cell>
          <table:table-cell office:value-type="float" office:value="-22161" calcext:value-type="float">
            <text:p>-22161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-26869" calcext:value-type="float">
            <text:p>-26869</text:p>
          </table:table-cell>
          <table:table-cell office:value-type="float" office:value="-27397" calcext:value-type="float">
            <text:p>-27397</text:p>
          </table:table-cell>
          <table:table-cell office:value-type="float" office:value="-14507" calcext:value-type="float">
            <text:p>-14507</text:p>
          </table:table-cell>
          <table:table-cell office:value-type="float" office:value="-21912" calcext:value-type="float">
            <text:p>-21912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-26787" calcext:value-type="float">
            <text:p>-26787</text:p>
          </table:table-cell>
          <table:table-cell office:value-type="float" office:value="-27287" calcext:value-type="float">
            <text:p>-27287</text:p>
          </table:table-cell>
          <table:table-cell office:value-type="float" office:value="-14384" calcext:value-type="float">
            <text:p>-14384</text:p>
          </table:table-cell>
          <table:table-cell office:value-type="float" office:value="-21784" calcext:value-type="float">
            <text:p>-21784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-26591" calcext:value-type="float">
            <text:p>-26591</text:p>
          </table:table-cell>
          <table:table-cell office:value-type="float" office:value="-27059" calcext:value-type="float">
            <text:p>-27059</text:p>
          </table:table-cell>
          <table:table-cell office:value-type="float" office:value="-14112" calcext:value-type="float">
            <text:p>-14112</text:p>
          </table:table-cell>
          <table:table-cell office:value-type="float" office:value="-21525" calcext:value-type="float">
            <text:p>-21525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-26377" calcext:value-type="float">
            <text:p>-26377</text:p>
          </table:table-cell>
          <table:table-cell office:value-type="float" office:value="-26875" calcext:value-type="float">
            <text:p>-26875</text:p>
          </table:table-cell>
          <table:table-cell office:value-type="float" office:value="-13871" calcext:value-type="float">
            <text:p>-13871</text:p>
          </table:table-cell>
          <table:table-cell office:value-type="float" office:value="-21318" calcext:value-type="float">
            <text:p>-21318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-26154" calcext:value-type="float">
            <text:p>-26154</text:p>
          </table:table-cell>
          <table:table-cell office:value-type="float" office:value="-26622" calcext:value-type="float">
            <text:p>-26622</text:p>
          </table:table-cell>
          <table:table-cell office:value-type="float" office:value="-13581" calcext:value-type="float">
            <text:p>-13581</text:p>
          </table:table-cell>
          <table:table-cell office:value-type="float" office:value="-21050" calcext:value-type="float">
            <text:p>-21050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-26109" calcext:value-type="float">
            <text:p>-26109</text:p>
          </table:table-cell>
          <table:table-cell office:value-type="float" office:value="-26614" calcext:value-type="float">
            <text:p>-26614</text:p>
          </table:table-cell>
          <table:table-cell office:value-type="float" office:value="-13461" calcext:value-type="float">
            <text:p>-13461</text:p>
          </table:table-cell>
          <table:table-cell office:value-type="float" office:value="-21011" calcext:value-type="float">
            <text:p>-21011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-25885" calcext:value-type="float">
            <text:p>-25885</text:p>
          </table:table-cell>
          <table:table-cell office:value-type="float" office:value="-26383" calcext:value-type="float">
            <text:p>-26383</text:p>
          </table:table-cell>
          <table:table-cell office:value-type="float" office:value="-13143" calcext:value-type="float">
            <text:p>-13143</text:p>
          </table:table-cell>
          <table:table-cell office:value-type="float" office:value="-20704" calcext:value-type="float">
            <text:p>-20704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-25642" calcext:value-type="float">
            <text:p>-25642</text:p>
          </table:table-cell>
          <table:table-cell office:value-type="float" office:value="-26181" calcext:value-type="float">
            <text:p>-26181</text:p>
          </table:table-cell>
          <table:table-cell office:value-type="float" office:value="-12898" calcext:value-type="float">
            <text:p>-12898</text:p>
          </table:table-cell>
          <table:table-cell office:value-type="float" office:value="-20488" calcext:value-type="float">
            <text:p>-20488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-25365" calcext:value-type="float">
            <text:p>-25365</text:p>
          </table:table-cell>
          <table:table-cell office:value-type="float" office:value="-25940" calcext:value-type="float">
            <text:p>-25940</text:p>
          </table:table-cell>
          <table:table-cell office:value-type="float" office:value="-12583" calcext:value-type="float">
            <text:p>-12583</text:p>
          </table:table-cell>
          <table:table-cell office:value-type="float" office:value="-20233" calcext:value-type="float">
            <text:p>-20233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-25274" calcext:value-type="float">
            <text:p>-25274</text:p>
          </table:table-cell>
          <table:table-cell office:value-type="float" office:value="-25816" calcext:value-type="float">
            <text:p>-25816</text:p>
          </table:table-cell>
          <table:table-cell office:value-type="float" office:value="-12429" calcext:value-type="float">
            <text:p>-12429</text:p>
          </table:table-cell>
          <table:table-cell office:value-type="float" office:value="-20071" calcext:value-type="float">
            <text:p>-20071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-25022" calcext:value-type="float">
            <text:p>-25022</text:p>
          </table:table-cell>
          <table:table-cell office:value-type="float" office:value="-25569" calcext:value-type="float">
            <text:p>-25569</text:p>
          </table:table-cell>
          <table:table-cell office:value-type="float" office:value="-12086" calcext:value-type="float">
            <text:p>-12086</text:p>
          </table:table-cell>
          <table:table-cell office:value-type="float" office:value="-19777" calcext:value-type="float">
            <text:p>-19777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-24818" calcext:value-type="float">
            <text:p>-24818</text:p>
          </table:table-cell>
          <table:table-cell office:value-type="float" office:value="-25380" calcext:value-type="float">
            <text:p>-25380</text:p>
          </table:table-cell>
          <table:table-cell office:value-type="float" office:value="-11817" calcext:value-type="float">
            <text:p>-11817</text:p>
          </table:table-cell>
          <table:table-cell office:value-type="float" office:value="-19551" calcext:value-type="float">
            <text:p>-19551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-24526" calcext:value-type="float">
            <text:p>-24526</text:p>
          </table:table-cell>
          <table:table-cell office:value-type="float" office:value="-25132" calcext:value-type="float">
            <text:p>-25132</text:p>
          </table:table-cell>
          <table:table-cell office:value-type="float" office:value="-11502" calcext:value-type="float">
            <text:p>-11502</text:p>
          </table:table-cell>
          <table:table-cell office:value-type="float" office:value="-19264" calcext:value-type="float">
            <text:p>-19264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-24563" calcext:value-type="float">
            <text:p>-24563</text:p>
          </table:table-cell>
          <table:table-cell office:value-type="float" office:value="-25152" calcext:value-type="float">
            <text:p>-25152</text:p>
          </table:table-cell>
          <table:table-cell office:value-type="float" office:value="-11564" calcext:value-type="float">
            <text:p>-11564</text:p>
          </table:table-cell>
          <table:table-cell office:value-type="float" office:value="-19305" calcext:value-type="float">
            <text:p>-19305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-24282" calcext:value-type="float">
            <text:p>-24282</text:p>
          </table:table-cell>
          <table:table-cell office:value-type="float" office:value="-24905" calcext:value-type="float">
            <text:p>-24905</text:p>
          </table:table-cell>
          <table:table-cell office:value-type="float" office:value="-11230" calcext:value-type="float">
            <text:p>-11230</text:p>
          </table:table-cell>
          <table:table-cell office:value-type="float" office:value="-18996" calcext:value-type="float">
            <text:p>-18996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-24083" calcext:value-type="float">
            <text:p>-24083</text:p>
          </table:table-cell>
          <table:table-cell office:value-type="float" office:value="-24692" calcext:value-type="float">
            <text:p>-24692</text:p>
          </table:table-cell>
          <table:table-cell office:value-type="float" office:value="-10949" calcext:value-type="float">
            <text:p>-10949</text:p>
          </table:table-cell>
          <table:table-cell office:value-type="float" office:value="-18766" calcext:value-type="float">
            <text:p>-18766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-23876" calcext:value-type="float">
            <text:p>-23876</text:p>
          </table:table-cell>
          <table:table-cell office:value-type="float" office:value="-24423" calcext:value-type="float">
            <text:p>-24423</text:p>
          </table:table-cell>
          <table:table-cell office:value-type="float" office:value="-10520" calcext:value-type="float">
            <text:p>-10520</text:p>
          </table:table-cell>
          <table:table-cell office:value-type="float" office:value="-18463" calcext:value-type="float">
            <text:p>-18463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-23696" calcext:value-type="float">
            <text:p>-23696</text:p>
          </table:table-cell>
          <table:table-cell office:value-type="float" office:value="-24284" calcext:value-type="float">
            <text:p>-24284</text:p>
          </table:table-cell>
          <table:table-cell office:value-type="float" office:value="-10383" calcext:value-type="float">
            <text:p>-10383</text:p>
          </table:table-cell>
          <table:table-cell office:value-type="float" office:value="-18317" calcext:value-type="float">
            <text:p>-18317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-23408" calcext:value-type="float">
            <text:p>-23408</text:p>
          </table:table-cell>
          <table:table-cell office:value-type="float" office:value="-24025" calcext:value-type="float">
            <text:p>-24025</text:p>
          </table:table-cell>
          <table:table-cell office:value-type="float" office:value="-10027" calcext:value-type="float">
            <text:p>-10027</text:p>
          </table:table-cell>
          <table:table-cell office:value-type="float" office:value="-18034" calcext:value-type="float">
            <text:p>-18034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-23200" calcext:value-type="float">
            <text:p>-23200</text:p>
          </table:table-cell>
          <table:table-cell office:value-type="float" office:value="-23815" calcext:value-type="float">
            <text:p>-23815</text:p>
          </table:table-cell>
          <table:table-cell office:value-type="float" office:value="-9761" calcext:value-type="float">
            <text:p>-9761</text:p>
          </table:table-cell>
          <table:table-cell office:value-type="float" office:value="-17789" calcext:value-type="float">
            <text:p>-17789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-22908" calcext:value-type="float">
            <text:p>-22908</text:p>
          </table:table-cell>
          <table:table-cell office:value-type="float" office:value="-23537" calcext:value-type="float">
            <text:p>-23537</text:p>
          </table:table-cell>
          <table:table-cell office:value-type="float" office:value="-9391" calcext:value-type="float">
            <text:p>-9391</text:p>
          </table:table-cell>
          <table:table-cell office:value-type="float" office:value="-17478" calcext:value-type="float">
            <text:p>-17478</text:p>
          </table:table-cell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-22834" calcext:value-type="float">
            <text:p>-22834</text:p>
          </table:table-cell>
          <table:table-cell office:value-type="float" office:value="-23472" calcext:value-type="float">
            <text:p>-23472</text:p>
          </table:table-cell>
          <table:table-cell office:value-type="float" office:value="-9343" calcext:value-type="float">
            <text:p>-9343</text:p>
          </table:table-cell>
          <table:table-cell office:value-type="float" office:value="-17406" calcext:value-type="float">
            <text:p>-17406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-22586" calcext:value-type="float">
            <text:p>-22586</text:p>
          </table:table-cell>
          <table:table-cell office:value-type="float" office:value="-23182" calcext:value-type="float">
            <text:p>-23182</text:p>
          </table:table-cell>
          <table:table-cell office:value-type="float" office:value="-8983" calcext:value-type="float">
            <text:p>-8983</text:p>
          </table:table-cell>
          <table:table-cell office:value-type="float" office:value="-17086" calcext:value-type="float">
            <text:p>-17086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-22393" calcext:value-type="float">
            <text:p>-22393</text:p>
          </table:table-cell>
          <table:table-cell office:value-type="float" office:value="-22950" calcext:value-type="float">
            <text:p>-22950</text:p>
          </table:table-cell>
          <table:table-cell office:value-type="float" office:value="-8693" calcext:value-type="float">
            <text:p>-8693</text:p>
          </table:table-cell>
          <table:table-cell office:value-type="float" office:value="-16835" calcext:value-type="float">
            <text:p>-16835</text:p>
          </table:table-cell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-22112" calcext:value-type="float">
            <text:p>-22112</text:p>
          </table:table-cell>
          <table:table-cell office:value-type="float" office:value="-22687" calcext:value-type="float">
            <text:p>-22687</text:p>
          </table:table-cell>
          <table:table-cell office:value-type="float" office:value="-8318" calcext:value-type="float">
            <text:p>-8318</text:p>
          </table:table-cell>
          <table:table-cell office:value-type="float" office:value="-16507" calcext:value-type="float">
            <text:p>-16507</text:p>
          </table:table-cell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-21975" calcext:value-type="float">
            <text:p>-21975</text:p>
          </table:table-cell>
          <table:table-cell office:value-type="float" office:value="-22509" calcext:value-type="float">
            <text:p>-22509</text:p>
          </table:table-cell>
          <table:table-cell office:value-type="float" office:value="-8123" calcext:value-type="float">
            <text:p>-8123</text:p>
          </table:table-cell>
          <table:table-cell office:value-type="float" office:value="-16352" calcext:value-type="float">
            <text:p>-16352</text:p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-21667" calcext:value-type="float">
            <text:p>-21667</text:p>
          </table:table-cell>
          <table:table-cell office:value-type="float" office:value="-22222" calcext:value-type="float">
            <text:p>-22222</text:p>
          </table:table-cell>
          <table:table-cell office:value-type="float" office:value="-7744" calcext:value-type="float">
            <text:p>-7744</text:p>
          </table:table-cell>
          <table:table-cell office:value-type="float" office:value="-16029" calcext:value-type="float">
            <text:p>-16029</text:p>
          </table:table-cell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-21434" calcext:value-type="float">
            <text:p>-21434</text:p>
          </table:table-cell>
          <table:table-cell office:value-type="float" office:value="-22012" calcext:value-type="float">
            <text:p>-22012</text:p>
          </table:table-cell>
          <table:table-cell office:value-type="float" office:value="-7449" calcext:value-type="float">
            <text:p>-7449</text:p>
          </table:table-cell>
          <table:table-cell office:value-type="float" office:value="-15811" calcext:value-type="float">
            <text:p>-15811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-21108" calcext:value-type="float">
            <text:p>-21108</text:p>
          </table:table-cell>
          <table:table-cell office:value-type="float" office:value="-21710" calcext:value-type="float">
            <text:p>-21710</text:p>
          </table:table-cell>
          <table:table-cell office:value-type="float" office:value="-7045" calcext:value-type="float">
            <text:p>-7045</text:p>
          </table:table-cell>
          <table:table-cell office:value-type="float" office:value="-15457" calcext:value-type="float">
            <text:p>-15457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-21141" calcext:value-type="float">
            <text:p>-21141</text:p>
          </table:table-cell>
          <table:table-cell office:value-type="float" office:value="-21759" calcext:value-type="float">
            <text:p>-21759</text:p>
          </table:table-cell>
          <table:table-cell office:value-type="float" office:value="-7086" calcext:value-type="float">
            <text:p>-7086</text:p>
          </table:table-cell>
          <table:table-cell office:value-type="float" office:value="-15512" calcext:value-type="float">
            <text:p>-15512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-20822" calcext:value-type="float">
            <text:p>-20822</text:p>
          </table:table-cell>
          <table:table-cell office:value-type="float" office:value="-21428" calcext:value-type="float">
            <text:p>-21428</text:p>
          </table:table-cell>
          <table:table-cell office:value-type="float" office:value="-6652" calcext:value-type="float">
            <text:p>-6652</text:p>
          </table:table-cell>
          <table:table-cell office:value-type="float" office:value="-15091" calcext:value-type="float">
            <text:p>-15091</text:p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-20585" calcext:value-type="float">
            <text:p>-20585</text:p>
          </table:table-cell>
          <table:table-cell office:value-type="float" office:value="-21190" calcext:value-type="float">
            <text:p>-21190</text:p>
          </table:table-cell>
          <table:table-cell office:value-type="float" office:value="-6394" calcext:value-type="float">
            <text:p>-6394</text:p>
          </table:table-cell>
          <table:table-cell office:value-type="float" office:value="-14825" calcext:value-type="float">
            <text:p>-14825</text:p>
          </table:table-cell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-20262" calcext:value-type="float">
            <text:p>-20262</text:p>
          </table:table-cell>
          <table:table-cell office:value-type="float" office:value="-20843" calcext:value-type="float">
            <text:p>-20843</text:p>
          </table:table-cell>
          <table:table-cell office:value-type="float" office:value="-5999" calcext:value-type="float">
            <text:p>-5999</text:p>
          </table:table-cell>
          <table:table-cell office:value-type="float" office:value="-14449" calcext:value-type="float">
            <text:p>-14449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-20043" calcext:value-type="float">
            <text:p>-20043</text:p>
          </table:table-cell>
          <table:table-cell office:value-type="float" office:value="-20712" calcext:value-type="float">
            <text:p>-20712</text:p>
          </table:table-cell>
          <table:table-cell office:value-type="float" office:value="-5809" calcext:value-type="float">
            <text:p>-5809</text:p>
          </table:table-cell>
          <table:table-cell office:value-type="float" office:value="-14308" calcext:value-type="float">
            <text:p>-14308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-19709" calcext:value-type="float">
            <text:p>-19709</text:p>
          </table:table-cell>
          <table:table-cell office:value-type="float" office:value="-20363" calcext:value-type="float">
            <text:p>-20363</text:p>
          </table:table-cell>
          <table:table-cell office:value-type="float" office:value="-5367" calcext:value-type="float">
            <text:p>-5367</text:p>
          </table:table-cell>
          <table:table-cell office:value-type="float" office:value="-13943" calcext:value-type="float">
            <text:p>-13943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-19512" calcext:value-type="float">
            <text:p>-19512</text:p>
          </table:table-cell>
          <table:table-cell office:value-type="float" office:value="-20132" calcext:value-type="float">
            <text:p>-20132</text:p>
          </table:table-cell>
          <table:table-cell office:value-type="float" office:value="-5013" calcext:value-type="float">
            <text:p>-5013</text:p>
          </table:table-cell>
          <table:table-cell office:value-type="float" office:value="-13657" calcext:value-type="float">
            <text:p>-13657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-19143" calcext:value-type="float">
            <text:p>-19143</text:p>
          </table:table-cell>
          <table:table-cell office:value-type="float" office:value="-19783" calcext:value-type="float">
            <text:p>-19783</text:p>
          </table:table-cell>
          <table:table-cell office:value-type="float" office:value="-4559" calcext:value-type="float">
            <text:p>-4559</text:p>
          </table:table-cell>
          <table:table-cell office:value-type="float" office:value="-13284" calcext:value-type="float">
            <text:p>-13284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-19092" calcext:value-type="float">
            <text:p>-19092</text:p>
          </table:table-cell>
          <table:table-cell office:value-type="float" office:value="-19746" calcext:value-type="float">
            <text:p>-19746</text:p>
          </table:table-cell>
          <table:table-cell office:value-type="float" office:value="-4510" calcext:value-type="float">
            <text:p>-4510</text:p>
          </table:table-cell>
          <table:table-cell office:value-type="float" office:value="-13214" calcext:value-type="float">
            <text:p>-13214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-18821" calcext:value-type="float">
            <text:p>-18821</text:p>
          </table:table-cell>
          <table:table-cell office:value-type="float" office:value="-19412" calcext:value-type="float">
            <text:p>-19412</text:p>
          </table:table-cell>
          <table:table-cell office:value-type="float" office:value="-4129" calcext:value-type="float">
            <text:p>-4129</text:p>
          </table:table-cell>
          <table:table-cell office:value-type="float" office:value="-12836" calcext:value-type="float">
            <text:p>-12836</text:p>
          </table:table-cell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-18570" calcext:value-type="float">
            <text:p>-18570</text:p>
          </table:table-cell>
          <table:table-cell office:value-type="float" office:value="-19164" calcext:value-type="float">
            <text:p>-19164</text:p>
          </table:table-cell>
          <table:table-cell office:value-type="float" office:value="-3749" calcext:value-type="float">
            <text:p>-3749</text:p>
          </table:table-cell>
          <table:table-cell office:value-type="float" office:value="-12612" calcext:value-type="float">
            <text:p>-12612</text:p>
          </table:table-cell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-18168" calcext:value-type="float">
            <text:p>-18168</text:p>
          </table:table-cell>
          <table:table-cell office:value-type="float" office:value="-18818" calcext:value-type="float">
            <text:p>-18818</text:p>
          </table:table-cell>
          <table:table-cell office:value-type="float" office:value="-3272" calcext:value-type="float">
            <text:p>-3272</text:p>
          </table:table-cell>
          <table:table-cell office:value-type="float" office:value="-12191" calcext:value-type="float">
            <text:p>-12191</text:p>
          </table:table-cell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-17988" calcext:value-type="float">
            <text:p>-17988</text:p>
          </table:table-cell>
          <table:table-cell office:value-type="float" office:value="-18692" calcext:value-type="float">
            <text:p>-18692</text:p>
          </table:table-cell>
          <table:table-cell office:value-type="float" office:value="-3070" calcext:value-type="float">
            <text:p>-3070</text:p>
          </table:table-cell>
          <table:table-cell office:value-type="float" office:value="-11972" calcext:value-type="float">
            <text:p>-11972</text:p>
          </table:table-cell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-17624" calcext:value-type="float">
            <text:p>-17624</text:p>
          </table:table-cell>
          <table:table-cell office:value-type="float" office:value="-18328" calcext:value-type="float">
            <text:p>-18328</text:p>
          </table:table-cell>
          <table:table-cell office:value-type="float" office:value="-2593" calcext:value-type="float">
            <text:p>-2593</text:p>
          </table:table-cell>
          <table:table-cell office:value-type="float" office:value="-11566" calcext:value-type="float">
            <text:p>-11566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-17344" calcext:value-type="float">
            <text:p>-17344</text:p>
          </table:table-cell>
          <table:table-cell office:value-type="float" office:value="-18065" calcext:value-type="float">
            <text:p>-18065</text:p>
          </table:table-cell>
          <table:table-cell office:value-type="float" office:value="-2265" calcext:value-type="float">
            <text:p>-2265</text:p>
          </table:table-cell>
          <table:table-cell office:value-type="float" office:value="-11252" calcext:value-type="float">
            <text:p>-11252</text:p>
          </table:table-cell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-16976" calcext:value-type="float">
            <text:p>-16976</text:p>
          </table:table-cell>
          <table:table-cell office:value-type="float" office:value="-17667" calcext:value-type="float">
            <text:p>-17667</text:p>
          </table:table-cell>
          <table:table-cell office:value-type="float" office:value="-1752" calcext:value-type="float">
            <text:p>-1752</text:p>
          </table:table-cell>
          <table:table-cell office:value-type="float" office:value="-10829" calcext:value-type="float">
            <text:p>-10829</text:p>
          </table:table-cell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-16992" calcext:value-type="float">
            <text:p>-16992</text:p>
          </table:table-cell>
          <table:table-cell office:value-type="float" office:value="-17705" calcext:value-type="float">
            <text:p>-17705</text:p>
          </table:table-cell>
          <table:table-cell office:value-type="float" office:value="-1845" calcext:value-type="float">
            <text:p>-1845</text:p>
          </table:table-cell>
          <table:table-cell office:value-type="float" office:value="-10863" calcext:value-type="float">
            <text:p>-10863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-16626" calcext:value-type="float">
            <text:p>-16626</text:p>
          </table:table-cell>
          <table:table-cell office:value-type="float" office:value="-17324" calcext:value-type="float">
            <text:p>-17324</text:p>
          </table:table-cell>
          <table:table-cell office:value-type="float" office:value="-1325" calcext:value-type="float">
            <text:p>-1325</text:p>
          </table:table-cell>
          <table:table-cell office:value-type="float" office:value="-10431" calcext:value-type="float">
            <text:p>-10431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-16329" calcext:value-type="float">
            <text:p>-16329</text:p>
          </table:table-cell>
          <table:table-cell office:value-type="float" office:value="-17054" calcext:value-type="float">
            <text:p>-17054</text:p>
          </table:table-cell>
          <table:table-cell office:value-type="float" office:value="-871" calcext:value-type="float">
            <text:p>-871</text:p>
          </table:table-cell>
          <table:table-cell office:value-type="float" office:value="-10115" calcext:value-type="float">
            <text:p>-10115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-15941" calcext:value-type="float">
            <text:p>-15941</text:p>
          </table:table-cell>
          <table:table-cell office:value-type="float" office:value="-16684" calcext:value-type="float">
            <text:p>-16684</text:p>
          </table:table-cell>
          <table:table-cell office:value-type="float" office:value="-378" calcext:value-type="float">
            <text:p>-378</text:p>
          </table:table-cell>
          <table:table-cell office:value-type="float" office:value="-9676" calcext:value-type="float">
            <text:p>-9676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-15736" calcext:value-type="float">
            <text:p>-15736</text:p>
          </table:table-cell>
          <table:table-cell office:value-type="float" office:value="-16505" calcext:value-type="float">
            <text:p>-16505</text:p>
          </table:table-cell>
          <table:table-cell office:value-type="float" office:value="-149" calcext:value-type="float">
            <text:p>-149</text:p>
          </table:table-cell>
          <table:table-cell office:value-type="float" office:value="-9532" calcext:value-type="float">
            <text:p>-9532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-15343" calcext:value-type="float">
            <text:p>-15343</text:p>
          </table:table-cell>
          <table:table-cell office:value-type="float" office:value="-16096" calcext:value-type="float">
            <text:p>-16096</text:p>
          </table:table-cell>
          <table:table-cell office:value-type="float" office:value="302" calcext:value-type="float">
            <text:p>302</text:p>
          </table:table-cell>
          <table:table-cell office:value-type="float" office:value="-9122" calcext:value-type="float">
            <text:p>-9122</text:p>
          </table:table-cell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-15105" calcext:value-type="float">
            <text:p>-15105</text:p>
          </table:table-cell>
          <table:table-cell office:value-type="float" office:value="-15877" calcext:value-type="float">
            <text:p>-15877</text:p>
          </table:table-cell>
          <table:table-cell office:value-type="float" office:value="740" calcext:value-type="float">
            <text:p>740</text:p>
          </table:table-cell>
          <table:table-cell office:value-type="float" office:value="-8777" calcext:value-type="float">
            <text:p>-8777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-14663" calcext:value-type="float">
            <text:p>-14663</text:p>
          </table:table-cell>
          <table:table-cell office:value-type="float" office:value="-15449" calcext:value-type="float">
            <text:p>-15449</text:p>
          </table:table-cell>
          <table:table-cell office:value-type="float" office:value="1260" calcext:value-type="float">
            <text:p>1260</text:p>
          </table:table-cell>
          <table:table-cell office:value-type="float" office:value="-8326" calcext:value-type="float">
            <text:p>-8326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-14541" calcext:value-type="float">
            <text:p>-14541</text:p>
          </table:table-cell>
          <table:table-cell office:value-type="float" office:value="-15406" calcext:value-type="float">
            <text:p>-15406</text:p>
          </table:table-cell>
          <table:table-cell office:value-type="float" office:value="1326" calcext:value-type="float">
            <text:p>1326</text:p>
          </table:table-cell>
          <table:table-cell office:value-type="float" office:value="-8251" calcext:value-type="float">
            <text:p>-8251</text:p>
          </table:table-cell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-14114" calcext:value-type="float">
            <text:p>-14114</text:p>
          </table:table-cell>
          <table:table-cell office:value-type="float" office:value="-14985" calcext:value-type="float">
            <text:p>-14985</text:p>
          </table:table-cell>
          <table:table-cell office:value-type="float" office:value="1818" calcext:value-type="float">
            <text:p>1818</text:p>
          </table:table-cell>
          <table:table-cell office:value-type="float" office:value="-7719" calcext:value-type="float">
            <text:p>-7719</text:p>
          </table:table-cell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-13799" calcext:value-type="float">
            <text:p>-13799</text:p>
          </table:table-cell>
          <table:table-cell office:value-type="float" office:value="-14681" calcext:value-type="float">
            <text:p>-14681</text:p>
          </table:table-cell>
          <table:table-cell office:value-type="float" office:value="2244" calcext:value-type="float">
            <text:p>2244</text:p>
          </table:table-cell>
          <table:table-cell office:value-type="float" office:value="-7337" calcext:value-type="float">
            <text:p>-7337</text:p>
          </table:table-cell>
        </table:table-row>
        <table:table-row table:style-name="ro1"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-13362" calcext:value-type="float">
            <text:p>-13362</text:p>
          </table:table-cell>
          <table:table-cell office:value-type="float" office:value="-14255" calcext:value-type="float">
            <text:p>-14255</text:p>
          </table:table-cell>
          <table:table-cell office:value-type="float" office:value="2850" calcext:value-type="float">
            <text:p>2850</text:p>
          </table:table-cell>
          <table:table-cell office:value-type="float" office:value="-6857" calcext:value-type="float">
            <text:p>-6857</text:p>
          </table:table-cell>
        </table:table-row>
        <table:table-row table:style-name="ro1"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-13184" calcext:value-type="float">
            <text:p>-13184</text:p>
          </table:table-cell>
          <table:table-cell office:value-type="float" office:value="-14009" calcext:value-type="float">
            <text:p>-14009</text:p>
          </table:table-cell>
          <table:table-cell office:value-type="float" office:value="3098" calcext:value-type="float">
            <text:p>3098</text:p>
          </table:table-cell>
          <table:table-cell office:value-type="float" office:value="-6649" calcext:value-type="float">
            <text:p>-6649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-12722" calcext:value-type="float">
            <text:p>-12722</text:p>
          </table:table-cell>
          <table:table-cell office:value-type="float" office:value="-13648" calcext:value-type="float">
            <text:p>-13648</text:p>
          </table:table-cell>
          <table:table-cell office:value-type="float" office:value="3660" calcext:value-type="float">
            <text:p>3660</text:p>
          </table:table-cell>
          <table:table-cell office:value-type="float" office:value="-6171" calcext:value-type="float">
            <text:p>-6171</text:p>
          </table:table-cell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-12384" calcext:value-type="float">
            <text:p>-12384</text:p>
          </table:table-cell>
          <table:table-cell office:value-type="float" office:value="-13284" calcext:value-type="float">
            <text:p>-13284</text:p>
          </table:table-cell>
          <table:table-cell office:value-type="float" office:value="4066" calcext:value-type="float">
            <text:p>4066</text:p>
          </table:table-cell>
          <table:table-cell office:value-type="float" office:value="-5779" calcext:value-type="float">
            <text:p>-5779</text:p>
          </table:table-cell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-11914" calcext:value-type="float">
            <text:p>-11914</text:p>
          </table:table-cell>
          <table:table-cell office:value-type="float" office:value="-12859" calcext:value-type="float">
            <text:p>-12859</text:p>
          </table:table-cell>
          <table:table-cell office:value-type="float" office:value="4633" calcext:value-type="float">
            <text:p>4633</text:p>
          </table:table-cell>
          <table:table-cell office:value-type="float" office:value="-5266" calcext:value-type="float">
            <text:p>-5266</text:p>
          </table:table-cell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-12003" calcext:value-type="float">
            <text:p>-12003</text:p>
          </table:table-cell>
          <table:table-cell office:value-type="float" office:value="-12907" calcext:value-type="float">
            <text:p>-12907</text:p>
          </table:table-cell>
          <table:table-cell office:value-type="float" office:value="4669" calcext:value-type="float">
            <text:p>4669</text:p>
          </table:table-cell>
          <table:table-cell office:value-type="float" office:value="-5308" calcext:value-type="float">
            <text:p>-5308</text:p>
          </table:table-cell>
        </table:table-row>
        <table:table-row table:style-name="ro1"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-11561" calcext:value-type="float">
            <text:p>-11561</text:p>
          </table:table-cell>
          <table:table-cell office:value-type="float" office:value="-12476" calcext:value-type="float">
            <text:p>-12476</text:p>
          </table:table-cell>
          <table:table-cell office:value-type="float" office:value="5269" calcext:value-type="float">
            <text:p>5269</text:p>
          </table:table-cell>
          <table:table-cell office:value-type="float" office:value="-4825" calcext:value-type="float">
            <text:p>-4825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-11139" calcext:value-type="float">
            <text:p>-11139</text:p>
          </table:table-cell>
          <table:table-cell office:value-type="float" office:value="-12129" calcext:value-type="float">
            <text:p>-12129</text:p>
          </table:table-cell>
          <table:table-cell office:value-type="float" office:value="5722" calcext:value-type="float">
            <text:p>5722</text:p>
          </table:table-cell>
          <table:table-cell office:value-type="float" office:value="-4468" calcext:value-type="float">
            <text:p>-4468</text:p>
          </table:table-cell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-10679" calcext:value-type="float">
            <text:p>-10679</text:p>
          </table:table-cell>
          <table:table-cell office:value-type="float" office:value="-11642" calcext:value-type="float">
            <text:p>-11642</text:p>
          </table:table-cell>
          <table:table-cell office:value-type="float" office:value="6323" calcext:value-type="float">
            <text:p>6323</text:p>
          </table:table-cell>
          <table:table-cell office:value-type="float" office:value="-3961" calcext:value-type="float">
            <text:p>-3961</text:p>
          </table:table-cell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-10438" calcext:value-type="float">
            <text:p>-10438</text:p>
          </table:table-cell>
          <table:table-cell office:value-type="float" office:value="-11387" calcext:value-type="float">
            <text:p>-11387</text:p>
          </table:table-cell>
          <table:table-cell office:value-type="float" office:value="6595" calcext:value-type="float">
            <text:p>6595</text:p>
          </table:table-cell>
          <table:table-cell office:value-type="float" office:value="-3734" calcext:value-type="float">
            <text:p>-3734</text:p>
          </table:table-cell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-9924" calcext:value-type="float">
            <text:p>-9924</text:p>
          </table:table-cell>
          <table:table-cell office:value-type="float" office:value="-10956" calcext:value-type="float">
            <text:p>-10956</text:p>
          </table:table-cell>
          <table:table-cell office:value-type="float" office:value="7220" calcext:value-type="float">
            <text:p>7220</text:p>
          </table:table-cell>
          <table:table-cell office:value-type="float" office:value="-3170" calcext:value-type="float">
            <text:p>-3170</text:p>
          </table:table-cell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-9574" calcext:value-type="float">
            <text:p>-9574</text:p>
          </table:table-cell>
          <table:table-cell office:value-type="float" office:value="-10532" calcext:value-type="float">
            <text:p>-10532</text:p>
          </table:table-cell>
          <table:table-cell office:value-type="float" office:value="7744" calcext:value-type="float">
            <text:p>7744</text:p>
          </table:table-cell>
          <table:table-cell office:value-type="float" office:value="-2759" calcext:value-type="float">
            <text:p>-2759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-9025" calcext:value-type="float">
            <text:p>-9025</text:p>
          </table:table-cell>
          <table:table-cell office:value-type="float" office:value="-10035" calcext:value-type="float">
            <text:p>-10035</text:p>
          </table:table-cell>
          <table:table-cell office:value-type="float" office:value="8411" calcext:value-type="float">
            <text:p>8411</text:p>
          </table:table-cell>
          <table:table-cell office:value-type="float" office:value="-2186" calcext:value-type="float">
            <text:p>-2186</text:p>
          </table:table-cell>
        </table:table-row>
        <table:table-row table:style-name="ro1"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-9023" calcext:value-type="float">
            <text:p>-9023</text:p>
          </table:table-cell>
          <table:table-cell office:value-type="float" office:value="-10042" calcext:value-type="float">
            <text:p>-10042</text:p>
          </table:table-cell>
          <table:table-cell office:value-type="float" office:value="8451" calcext:value-type="float">
            <text:p>8451</text:p>
          </table:table-cell>
          <table:table-cell office:value-type="float" office:value="-2089" calcext:value-type="float">
            <text:p>-2089</text:p>
          </table:table-cell>
        </table:table-row>
        <table:table-row table:style-name="ro1"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-8496" calcext:value-type="float">
            <text:p>-8496</text:p>
          </table:table-cell>
          <table:table-cell office:value-type="float" office:value="-9523" calcext:value-type="float">
            <text:p>-9523</text:p>
          </table:table-cell>
          <table:table-cell office:value-type="float" office:value="9109" calcext:value-type="float">
            <text:p>9109</text:p>
          </table:table-cell>
          <table:table-cell office:value-type="float" office:value="-1509" calcext:value-type="float">
            <text:p>-1509</text:p>
          </table:table-cell>
        </table:table-row>
        <table:table-row table:style-name="ro1"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-8188" calcext:value-type="float">
            <text:p>-8188</text:p>
          </table:table-cell>
          <table:table-cell office:value-type="float" office:value="-9128" calcext:value-type="float">
            <text:p>-9128</text:p>
          </table:table-cell>
          <table:table-cell office:value-type="float" office:value="9638" calcext:value-type="float">
            <text:p>9638</text:p>
          </table:table-cell>
          <table:table-cell office:value-type="float" office:value="-1056" calcext:value-type="float">
            <text:p>-1056</text:p>
          </table:table-cell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-7561" calcext:value-type="float">
            <text:p>-7561</text:p>
          </table:table-cell>
          <table:table-cell office:value-type="float" office:value="-8624" calcext:value-type="float">
            <text:p>-8624</text:p>
          </table:table-cell>
          <table:table-cell office:value-type="float" office:value="10303" calcext:value-type="float">
            <text:p>10303</text:p>
          </table:table-cell>
          <table:table-cell office:value-type="float" office:value="-459" calcext:value-type="float">
            <text:p>-459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-7327" calcext:value-type="float">
            <text:p>-7327</text:p>
          </table:table-cell>
          <table:table-cell office:value-type="float" office:value="-8342" calcext:value-type="float">
            <text:p>-8342</text:p>
          </table:table-cell>
          <table:table-cell office:value-type="float" office:value="10563" calcext:value-type="float">
            <text:p>10563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-6746" calcext:value-type="float">
            <text:p>-6746</text:p>
          </table:table-cell>
          <table:table-cell office:value-type="float" office:value="-7838" calcext:value-type="float">
            <text:p>-7838</text:p>
          </table:table-cell>
          <table:table-cell office:value-type="float" office:value="11308" calcext:value-type="float">
            <text:p>11308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-6321" calcext:value-type="float">
            <text:p>-6321</text:p>
          </table:table-cell>
          <table:table-cell office:value-type="float" office:value="-7410" calcext:value-type="float">
            <text:p>-7410</text:p>
          </table:table-cell>
          <table:table-cell office:value-type="float" office:value="11920" calcext:value-type="float">
            <text:p>11920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-5771" calcext:value-type="float">
            <text:p>-5771</text:p>
          </table:table-cell>
          <table:table-cell office:value-type="float" office:value="-6861" calcext:value-type="float">
            <text:p>-6861</text:p>
          </table:table-cell>
          <table:table-cell office:value-type="float" office:value="12655" calcext:value-type="float">
            <text:p>12655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-5803" calcext:value-type="float">
            <text:p>-5803</text:p>
          </table:table-cell>
          <table:table-cell office:value-type="float" office:value="-6910" calcext:value-type="float">
            <text:p>-6910</text:p>
          </table:table-cell>
          <table:table-cell office:value-type="float" office:value="12596" calcext:value-type="float">
            <text:p>12596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-5235" calcext:value-type="float">
            <text:p>-5235</text:p>
          </table:table-cell>
          <table:table-cell office:value-type="float" office:value="-6333" calcext:value-type="float">
            <text:p>-6333</text:p>
          </table:table-cell>
          <table:table-cell office:value-type="float" office:value="13354" calcext:value-type="float">
            <text:p>13354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-4870" calcext:value-type="float">
            <text:p>-4870</text:p>
          </table:table-cell>
          <table:table-cell office:value-type="float" office:value="-5902" calcext:value-type="float">
            <text:p>-5902</text:p>
          </table:table-cell>
          <table:table-cell office:value-type="float" office:value="13937" calcext:value-type="float">
            <text:p>13937</text:p>
          </table:table-cell>
          <table:table-cell office:value-type="float" office:value="2608" calcext:value-type="float">
            <text:p>2608</text:p>
          </table:table-cell>
        </table:table-row>
        <table:table-row table:style-name="ro1"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-4182" calcext:value-type="float">
            <text:p>-4182</text:p>
          </table:table-cell>
          <table:table-cell office:value-type="float" office:value="-5326" calcext:value-type="float">
            <text:p>-5326</text:p>
          </table:table-cell>
          <table:table-cell office:value-type="float" office:value="14705" calcext:value-type="float">
            <text:p>14705</text:p>
          </table:table-cell>
          <table:table-cell office:value-type="float" office:value="3267" calcext:value-type="float">
            <text:p>3267</text:p>
          </table:table-cell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-3884" calcext:value-type="float">
            <text:p>-3884</text:p>
          </table:table-cell>
          <table:table-cell office:value-type="float" office:value="-5021" calcext:value-type="float">
            <text:p>-5021</text:p>
          </table:table-cell>
          <table:table-cell office:value-type="float" office:value="15058" calcext:value-type="float">
            <text:p>15058</text:p>
          </table:table-cell>
          <table:table-cell office:value-type="float" office:value="3579" calcext:value-type="float">
            <text:p>3579</text:p>
          </table:table-cell>
        </table:table-row>
        <table:table-row table:style-name="ro1"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-3254" calcext:value-type="float">
            <text:p>-3254</text:p>
          </table:table-cell>
          <table:table-cell office:value-type="float" office:value="-4415" calcext:value-type="float">
            <text:p>-4415</text:p>
          </table:table-cell>
          <table:table-cell office:value-type="float" office:value="15867" calcext:value-type="float">
            <text:p>15867</text:p>
          </table:table-cell>
          <table:table-cell office:value-type="float" office:value="4261" calcext:value-type="float">
            <text:p>4261</text:p>
          </table:table-cell>
        </table:table-row>
        <table:table-row table:style-name="ro1"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-2778" calcext:value-type="float">
            <text:p>-2778</text:p>
          </table:table-cell>
          <table:table-cell office:value-type="float" office:value="-3872" calcext:value-type="float">
            <text:p>-3872</text:p>
          </table:table-cell>
          <table:table-cell office:value-type="float" office:value="16498" calcext:value-type="float">
            <text:p>16498</text:p>
          </table:table-cell>
          <table:table-cell office:value-type="float" office:value="4812" calcext:value-type="float">
            <text:p>4812</text:p>
          </table:table-cell>
        </table:table-row>
        <table:table-row table:style-name="ro1"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-2148" calcext:value-type="float">
            <text:p>-2148</text:p>
          </table:table-cell>
          <table:table-cell office:value-type="float" office:value="-3269" calcext:value-type="float">
            <text:p>-3269</text:p>
          </table:table-cell>
          <table:table-cell office:value-type="float" office:value="17315" calcext:value-type="float">
            <text:p>17315</text:p>
          </table:table-cell>
          <table:table-cell office:value-type="float" office:value="5521" calcext:value-type="float">
            <text:p>5521</text:p>
          </table:table-cell>
        </table:table-row>
        <table:table-row table:style-name="ro1"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-2124" calcext:value-type="float">
            <text:p>-2124</text:p>
          </table:table-cell>
          <table:table-cell office:value-type="float" office:value="-3271" calcext:value-type="float">
            <text:p>-3271</text:p>
          </table:table-cell>
          <table:table-cell office:value-type="float" office:value="17367" calcext:value-type="float">
            <text:p>17367</text:p>
          </table:table-cell>
          <table:table-cell office:value-type="float" office:value="5519" calcext:value-type="float">
            <text:p>5519</text:p>
          </table:table-cell>
        </table:table-row>
        <table:table-row table:style-name="ro1">
          <table:table-cell table:number-columns-repeated="3"/>
          <table:table-cell office:value-type="float" office:value="113" calcext:value-type="float">
            <text:p>113</text:p>
          </table:table-cell>
          <table:table-cell office:value-type="float" office:value="-1469" calcext:value-type="float">
            <text:p>-1469</text:p>
          </table:table-cell>
          <table:table-cell office:value-type="float" office:value="-2610" calcext:value-type="float">
            <text:p>-2610</text:p>
          </table:table-cell>
          <table:table-cell office:value-type="float" office:value="18204" calcext:value-type="float">
            <text:p>18204</text:p>
          </table:table-cell>
          <table:table-cell office:value-type="float" office:value="6249" calcext:value-type="float">
            <text:p>6249</text:p>
          </table:table-cell>
        </table:table-row>
        <table:table-row table:style-name="ro1"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-951" calcext:value-type="float">
            <text:p>-951</text:p>
          </table:table-cell>
          <table:table-cell office:value-type="float" office:value="-2135" calcext:value-type="float">
            <text:p>-2135</text:p>
          </table:table-cell>
          <table:table-cell office:value-type="float" office:value="18845" calcext:value-type="float">
            <text:p>18845</text:p>
          </table:table-cell>
          <table:table-cell office:value-type="float" office:value="6828" calcext:value-type="float">
            <text:p>6828</text:p>
          </table:table-cell>
        </table:table-row>
        <table:table-row table:style-name="ro1"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-294" calcext:value-type="float">
            <text:p>-294</text:p>
          </table:table-cell>
          <table:table-cell office:value-type="float" office:value="-1482" calcext:value-type="float">
            <text:p>-1482</text:p>
          </table:table-cell>
          <table:table-cell office:value-type="float" office:value="19722" calcext:value-type="float">
            <text:p>19722</text:p>
          </table:table-cell>
          <table:table-cell office:value-type="float" office:value="7583" calcext:value-type="float">
            <text:p>7583</text:p>
          </table:table-cell>
        </table:table-row>
        <table:table-row table:style-name="ro1"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23" calcext:value-type="float">
            <text:p>23</text:p>
          </table:table-cell>
          <table:table-cell office:value-type="float" office:value="-1140" calcext:value-type="float">
            <text:p>-1140</text:p>
          </table:table-cell>
          <table:table-cell office:value-type="float" office:value="20130" calcext:value-type="float">
            <text:p>20130</text:p>
          </table:table-cell>
          <table:table-cell office:value-type="float" office:value="7968" calcext:value-type="float">
            <text:p>7968</text:p>
          </table:table-cell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774" calcext:value-type="float">
            <text:p>774</text:p>
          </table:table-cell>
          <table:table-cell office:value-type="float" office:value="-448" calcext:value-type="float">
            <text:p>-448</text:p>
          </table:table-cell>
          <table:table-cell office:value-type="float" office:value="21007" calcext:value-type="float">
            <text:p>21007</text:p>
          </table:table-cell>
          <table:table-cell office:value-type="float" office:value="8715" calcext:value-type="float">
            <text:p>8715</text:p>
          </table:table-cell>
        </table:table-row>
        <table:table-row table:style-name="ro1"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1319" calcext:value-type="float">
            <text:p>1319</text:p>
          </table:table-cell>
          <table:table-cell office:value-type="float" office:value="98" calcext:value-type="float">
            <text:p>98</text:p>
          </table:table-cell>
          <table:table-cell office:value-type="float" office:value="21723" calcext:value-type="float">
            <text:p>21723</text:p>
          </table:table-cell>
          <table:table-cell office:value-type="float" office:value="9347" calcext:value-type="float">
            <text:p>9347</text:p>
          </table:table-cell>
        </table:table-row>
        <table:table-row table:style-name="ro1"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2054" calcext:value-type="float">
            <text:p>2054</text:p>
          </table:table-cell>
          <table:table-cell office:value-type="float" office:value="807" calcext:value-type="float">
            <text:p>807</text:p>
          </table:table-cell>
          <table:table-cell office:value-type="float" office:value="22696" calcext:value-type="float">
            <text:p>22696</text:p>
          </table:table-cell>
          <table:table-cell office:value-type="float" office:value="10169" calcext:value-type="float">
            <text:p>10169</text:p>
          </table:table-cell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1989" calcext:value-type="float">
            <text:p>1989</text:p>
          </table:table-cell>
          <table:table-cell office:value-type="float" office:value="742" calcext:value-type="float">
            <text:p>742</text:p>
          </table:table-cell>
          <table:table-cell office:value-type="float" office:value="22652" calcext:value-type="float">
            <text:p>22652</text:p>
          </table:table-cell>
          <table:table-cell office:value-type="float" office:value="10088" calcext:value-type="float">
            <text:p>10088</text:p>
          </table:table-cell>
        </table:table-row>
        <table:table-row table:style-name="ro1"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2712" calcext:value-type="float">
            <text:p>2712</text:p>
          </table:table-cell>
          <table:table-cell office:value-type="float" office:value="1543" calcext:value-type="float">
            <text:p>1543</text:p>
          </table:table-cell>
          <table:table-cell office:value-type="float" office:value="23595" calcext:value-type="float">
            <text:p>23595</text:p>
          </table:table-cell>
          <table:table-cell office:value-type="float" office:value="10940" calcext:value-type="float">
            <text:p>10940</text:p>
          </table:table-cell>
        </table:table-row>
        <table:table-row table:style-name="ro1"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3274" calcext:value-type="float">
            <text:p>3274</text:p>
          </table:table-cell>
          <table:table-cell office:value-type="float" office:value="2090" calcext:value-type="float">
            <text:p>2090</text:p>
          </table:table-cell>
          <table:table-cell office:value-type="float" office:value="24342" calcext:value-type="float">
            <text:p>24342</text:p>
          </table:table-cell>
          <table:table-cell office:value-type="float" office:value="11617" calcext:value-type="float">
            <text:p>11617</text:p>
          </table:table-cell>
        </table:table-row>
        <table:table-row table:style-name="ro1"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3953" calcext:value-type="float">
            <text:p>3953</text:p>
          </table:table-cell>
          <table:table-cell office:value-type="float" office:value="2808" calcext:value-type="float">
            <text:p>2808</text:p>
          </table:table-cell>
          <table:table-cell office:value-type="float" office:value="25344" calcext:value-type="float">
            <text:p>25344</text:p>
          </table:table-cell>
          <table:table-cell office:value-type="float" office:value="12479" calcext:value-type="float">
            <text:p>12479</text:p>
          </table:table-cell>
        </table:table-row>
        <table:table-row table:style-name="ro1">
          <table:table-cell table:number-columns-repeated="3"/>
          <table:table-cell office:value-type="float" office:value="124" calcext:value-type="float">
            <text:p>124</text:p>
          </table:table-cell>
          <table:table-cell office:value-type="float" office:value="4398" calcext:value-type="float">
            <text:p>4398</text:p>
          </table:table-cell>
          <table:table-cell office:value-type="float" office:value="3169" calcext:value-type="float">
            <text:p>3169</text:p>
          </table:table-cell>
          <table:table-cell office:value-type="float" office:value="25815" calcext:value-type="float">
            <text:p>25815</text:p>
          </table:table-cell>
          <table:table-cell office:value-type="float" office:value="12812" calcext:value-type="float">
            <text:p>12812</text:p>
          </table:table-cell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5191" calcext:value-type="float">
            <text:p>5191</text:p>
          </table:table-cell>
          <table:table-cell office:value-type="float" office:value="3932" calcext:value-type="float">
            <text:p>3932</text:p>
          </table:table-cell>
          <table:table-cell office:value-type="float" office:value="26851" calcext:value-type="float">
            <text:p>26851</text:p>
          </table:table-cell>
          <table:table-cell office:value-type="float" office:value="13690" calcext:value-type="float">
            <text:p>13690</text:p>
          </table:table-cell>
        </table:table-row>
        <table:table-row table:style-name="ro1">
          <table:table-cell table:number-columns-repeated="3"/>
          <table:table-cell office:value-type="float" office:value="126" calcext:value-type="float">
            <text:p>126</text:p>
          </table:table-cell>
          <table:table-cell office:value-type="float" office:value="5783" calcext:value-type="float">
            <text:p>5783</text:p>
          </table:table-cell>
          <table:table-cell office:value-type="float" office:value="4551" calcext:value-type="float">
            <text:p>4551</text:p>
          </table:table-cell>
          <table:table-cell office:value-type="float" office:value="27637" calcext:value-type="float">
            <text:p>27637</text:p>
          </table:table-cell>
          <table:table-cell office:value-type="float" office:value="14432" calcext:value-type="float">
            <text:p>14432</text:p>
          </table:table-cell>
        </table:table-row>
        <table:table-row table:style-name="ro1">
          <table:table-cell table:number-columns-repeated="3"/>
          <table:table-cell office:value-type="float" office:value="127" calcext:value-type="float">
            <text:p>127</text:p>
          </table:table-cell>
          <table:table-cell office:value-type="float" office:value="6600" calcext:value-type="float">
            <text:p>6600</text:p>
          </table:table-cell>
          <table:table-cell office:value-type="float" office:value="5383" calcext:value-type="float">
            <text:p>5383</text:p>
          </table:table-cell>
          <table:table-cell office:value-type="float" office:value="28745" calcext:value-type="float">
            <text:p>28745</text:p>
          </table:table-cell>
          <table:table-cell office:value-type="float" office:value="15381" calcext:value-type="float">
            <text:p>15381</text:p>
          </table:table-cell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-15395" calcext:value-type="float">
            <text:p>-15395</text:p>
          </table:table-cell>
          <table:table-cell office:value-type="float" office:value="-15573" calcext:value-type="float">
            <text:p>-15573</text:p>
          </table:table-cell>
          <table:table-cell office:value-type="float" office:value="-607" calcext:value-type="float">
            <text:p>-607</text:p>
          </table:table-cell>
          <table:table-cell office:value-type="float" office:value="-8426" calcext:value-type="float">
            <text:p>-8426</text:p>
          </table:table-cell>
        </table:table-row>
        <table:table-row table:style-name="ro1">
          <table:table-cell table:number-columns-repeated="3"/>
          <table:table-cell office:value-type="float" office:value="129" calcext:value-type="float">
            <text:p>129</text:p>
          </table:table-cell>
          <table:table-cell office:value-type="float" office:value="-15125" calcext:value-type="float">
            <text:p>-15125</text:p>
          </table:table-cell>
          <table:table-cell office:value-type="float" office:value="-15292" calcext:value-type="float">
            <text:p>-15292</text:p>
          </table:table-cell>
          <table:table-cell office:value-type="float" office:value="-296" calcext:value-type="float">
            <text:p>-296</text:p>
          </table:table-cell>
          <table:table-cell office:value-type="float" office:value="-8131" calcext:value-type="float">
            <text:p>-8131</text:p>
          </table:table-cell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-14931" calcext:value-type="float">
            <text:p>-14931</text:p>
          </table:table-cell>
          <table:table-cell office:value-type="float" office:value="-15106" calcext:value-type="float">
            <text:p>-15106</text:p>
          </table:table-cell>
          <table:table-cell office:value-type="float" office:value="-58" calcext:value-type="float">
            <text:p>-58</text:p>
          </table:table-cell>
          <table:table-cell office:value-type="float" office:value="-7837" calcext:value-type="float">
            <text:p>-7837</text:p>
          </table:table-cell>
        </table:table-row>
        <table:table-row table:style-name="ro1">
          <table:table-cell table:number-columns-repeated="3"/>
          <table:table-cell office:value-type="float" office:value="131" calcext:value-type="float">
            <text:p>131</text:p>
          </table:table-cell>
          <table:table-cell office:value-type="float" office:value="-14661" calcext:value-type="float">
            <text:p>-14661</text:p>
          </table:table-cell>
          <table:table-cell office:value-type="float" office:value="-14823" calcext:value-type="float">
            <text:p>-14823</text:p>
          </table:table-cell>
          <table:table-cell office:value-type="float" office:value="291" calcext:value-type="float">
            <text:p>291</text:p>
          </table:table-cell>
          <table:table-cell office:value-type="float" office:value="-7517" calcext:value-type="float">
            <text:p>-7517</text:p>
          </table:table-cell>
        </table:table-row>
        <table:table-row table:style-name="ro1">
          <table:table-cell table:number-columns-repeated="3"/>
          <table:table-cell office:value-type="float" office:value="132" calcext:value-type="float">
            <text:p>132</text:p>
          </table:table-cell>
          <table:table-cell office:value-type="float" office:value="-14530" calcext:value-type="float">
            <text:p>-14530</text:p>
          </table:table-cell>
          <table:table-cell office:value-type="float" office:value="-14719" calcext:value-type="float">
            <text:p>-14719</text:p>
          </table:table-cell>
          <table:table-cell office:value-type="float" office:value="479" calcext:value-type="float">
            <text:p>479</text:p>
          </table:table-cell>
          <table:table-cell office:value-type="float" office:value="-7388" calcext:value-type="float">
            <text:p>-7388</text:p>
          </table:table-cell>
        </table:table-row>
        <table:table-row table:style-name="ro1">
          <table:table-cell table:number-columns-repeated="3"/>
          <table:table-cell office:value-type="float" office:value="133" calcext:value-type="float">
            <text:p>133</text:p>
          </table:table-cell>
          <table:table-cell office:value-type="float" office:value="-14276" calcext:value-type="float">
            <text:p>-14276</text:p>
          </table:table-cell>
          <table:table-cell office:value-type="float" office:value="-14448" calcext:value-type="float">
            <text:p>-14448</text:p>
          </table:table-cell>
          <table:table-cell office:value-type="float" office:value="804" calcext:value-type="float">
            <text:p>804</text:p>
          </table:table-cell>
          <table:table-cell office:value-type="float" office:value="-7100" calcext:value-type="float">
            <text:p>-7100</text:p>
          </table:table-cell>
        </table:table-row>
        <table:table-row table:style-name="ro1">
          <table:table-cell table:number-columns-repeated="3"/>
          <table:table-cell office:value-type="float" office:value="134" calcext:value-type="float">
            <text:p>134</text:p>
          </table:table-cell>
          <table:table-cell office:value-type="float" office:value="-14033" calcext:value-type="float">
            <text:p>-14033</text:p>
          </table:table-cell>
          <table:table-cell office:value-type="float" office:value="-14203" calcext:value-type="float">
            <text:p>-14203</text:p>
          </table:table-cell>
          <table:table-cell office:value-type="float" office:value="1067" calcext:value-type="float">
            <text:p>1067</text:p>
          </table:table-cell>
          <table:table-cell office:value-type="float" office:value="-6848" calcext:value-type="float">
            <text:p>-6848</text:p>
          </table:table-cell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office:value-type="float" office:value="-13764" calcext:value-type="float">
            <text:p>-13764</text:p>
          </table:table-cell>
          <table:table-cell office:value-type="float" office:value="-13914" calcext:value-type="float">
            <text:p>-13914</text:p>
          </table:table-cell>
          <table:table-cell office:value-type="float" office:value="1445" calcext:value-type="float">
            <text:p>1445</text:p>
          </table:table-cell>
          <table:table-cell office:value-type="float" office:value="-6553" calcext:value-type="float">
            <text:p>-6553</text:p>
          </table:table-cell>
        </table:table-row>
        <table:table-row table:style-name="ro1">
          <table:table-cell table:number-columns-repeated="3"/>
          <table:table-cell office:value-type="float" office:value="136" calcext:value-type="float">
            <text:p>136</text:p>
          </table:table-cell>
          <table:table-cell office:value-type="float" office:value="-13803" calcext:value-type="float">
            <text:p>-13803</text:p>
          </table:table-cell>
          <table:table-cell office:value-type="float" office:value="-13944" calcext:value-type="float">
            <text:p>-13944</text:p>
          </table:table-cell>
          <table:table-cell office:value-type="float" office:value="1451" calcext:value-type="float">
            <text:p>1451</text:p>
          </table:table-cell>
          <table:table-cell office:value-type="float" office:value="-6639" calcext:value-type="float">
            <text:p>-6639</text:p>
          </table:table-cell>
        </table:table-row>
        <table:table-row table:style-name="ro1">
          <table:table-cell table:number-columns-repeated="3"/>
          <table:table-cell office:value-type="float" office:value="137" calcext:value-type="float">
            <text:p>137</text:p>
          </table:table-cell>
          <table:table-cell office:value-type="float" office:value="-13504" calcext:value-type="float">
            <text:p>-13504</text:p>
          </table:table-cell>
          <table:table-cell office:value-type="float" office:value="-13669" calcext:value-type="float">
            <text:p>-13669</text:p>
          </table:table-cell>
          <table:table-cell office:value-type="float" office:value="1784" calcext:value-type="float">
            <text:p>1784</text:p>
          </table:table-cell>
          <table:table-cell office:value-type="float" office:value="-6321" calcext:value-type="float">
            <text:p>-6321</text:p>
          </table:table-cell>
        </table:table-row>
        <table:table-row table:style-name="ro1">
          <table:table-cell table:number-columns-repeated="3"/>
          <table:table-cell office:value-type="float" office:value="138" calcext:value-type="float">
            <text:p>138</text:p>
          </table:table-cell>
          <table:table-cell office:value-type="float" office:value="-13300" calcext:value-type="float">
            <text:p>-13300</text:p>
          </table:table-cell>
          <table:table-cell office:value-type="float" office:value="-13458" calcext:value-type="float">
            <text:p>-13458</text:p>
          </table:table-cell>
          <table:table-cell office:value-type="float" office:value="2067" calcext:value-type="float">
            <text:p>2067</text:p>
          </table:table-cell>
          <table:table-cell office:value-type="float" office:value="-6075" calcext:value-type="float">
            <text:p>-6075</text:p>
          </table:table-cell>
        </table:table-row>
        <table:table-row table:style-name="ro1">
          <table:table-cell table:number-columns-repeated="3"/>
          <table:table-cell office:value-type="float" office:value="139" calcext:value-type="float">
            <text:p>139</text:p>
          </table:table-cell>
          <table:table-cell office:value-type="float" office:value="-12990" calcext:value-type="float">
            <text:p>-12990</text:p>
          </table:table-cell>
          <table:table-cell office:value-type="float" office:value="-13173" calcext:value-type="float">
            <text:p>-13173</text:p>
          </table:table-cell>
          <table:table-cell office:value-type="float" office:value="2440" calcext:value-type="float">
            <text:p>2440</text:p>
          </table:table-cell>
          <table:table-cell office:value-type="float" office:value="-5724" calcext:value-type="float">
            <text:p>-5724</text:p>
          </table:table-cell>
        </table:table-row>
        <table:table-row table:style-name="ro1"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-12840" calcext:value-type="float">
            <text:p>-12840</text:p>
          </table:table-cell>
          <table:table-cell office:value-type="float" office:value="-13045" calcext:value-type="float">
            <text:p>-13045</text:p>
          </table:table-cell>
          <table:table-cell office:value-type="float" office:value="2591" calcext:value-type="float">
            <text:p>2591</text:p>
          </table:table-cell>
          <table:table-cell office:value-type="float" office:value="-5591" calcext:value-type="float">
            <text:p>-5591</text:p>
          </table:table-cell>
        </table:table-row>
        <table:table-row table:style-name="ro1">
          <table:table-cell table:number-columns-repeated="3"/>
          <table:table-cell office:value-type="float" office:value="141" calcext:value-type="float">
            <text:p>141</text:p>
          </table:table-cell>
          <table:table-cell office:value-type="float" office:value="-12528" calcext:value-type="float">
            <text:p>-12528</text:p>
          </table:table-cell>
          <table:table-cell office:value-type="float" office:value="-12745" calcext:value-type="float">
            <text:p>-12745</text:p>
          </table:table-cell>
          <table:table-cell office:value-type="float" office:value="3001" calcext:value-type="float">
            <text:p>3001</text:p>
          </table:table-cell>
          <table:table-cell office:value-type="float" office:value="-5271" calcext:value-type="float">
            <text:p>-5271</text:p>
          </table:table-cell>
        </table:table-row>
        <table:table-row table:style-name="ro1">
          <table:table-cell table:number-columns-repeated="3"/>
          <table:table-cell office:value-type="float" office:value="142" calcext:value-type="float">
            <text:p>142</text:p>
          </table:table-cell>
          <table:table-cell office:value-type="float" office:value="-12317" calcext:value-type="float">
            <text:p>-12317</text:p>
          </table:table-cell>
          <table:table-cell office:value-type="float" office:value="-12543" calcext:value-type="float">
            <text:p>-12543</text:p>
          </table:table-cell>
          <table:table-cell office:value-type="float" office:value="3302" calcext:value-type="float">
            <text:p>3302</text:p>
          </table:table-cell>
          <table:table-cell office:value-type="float" office:value="-5011" calcext:value-type="float">
            <text:p>-5011</text:p>
          </table:table-cell>
        </table:table-row>
        <table:table-row table:style-name="ro1">
          <table:table-cell table:number-columns-repeated="3"/>
          <table:table-cell office:value-type="float" office:value="143" calcext:value-type="float">
            <text:p>143</text:p>
          </table:table-cell>
          <table:table-cell office:value-type="float" office:value="-12027" calcext:value-type="float">
            <text:p>-12027</text:p>
          </table:table-cell>
          <table:table-cell office:value-type="float" office:value="-12188" calcext:value-type="float">
            <text:p>-12188</text:p>
          </table:table-cell>
          <table:table-cell office:value-type="float" office:value="3680" calcext:value-type="float">
            <text:p>3680</text:p>
          </table:table-cell>
          <table:table-cell office:value-type="float" office:value="-4679" calcext:value-type="float">
            <text:p>-4679</text:p>
          </table:table-cell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-12008" calcext:value-type="float">
            <text:p>-12008</text:p>
          </table:table-cell>
          <table:table-cell office:value-type="float" office:value="-12143" calcext:value-type="float">
            <text:p>-12143</text:p>
          </table:table-cell>
          <table:table-cell office:value-type="float" office:value="3707" calcext:value-type="float">
            <text:p>3707</text:p>
          </table:table-cell>
          <table:table-cell office:value-type="float" office:value="-4660" calcext:value-type="float">
            <text:p>-4660</text:p>
          </table:table-cell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  <table:table-cell office:value-type="float" office:value="-11703" calcext:value-type="float">
            <text:p>-11703</text:p>
          </table:table-cell>
          <table:table-cell office:value-type="float" office:value="-11924" calcext:value-type="float">
            <text:p>-11924</text:p>
          </table:table-cell>
          <table:table-cell office:value-type="float" office:value="4074" calcext:value-type="float">
            <text:p>4074</text:p>
          </table:table-cell>
          <table:table-cell office:value-type="float" office:value="-4317" calcext:value-type="float">
            <text:p>-4317</text:p>
          </table:table-cell>
        </table:table-row>
        <table:table-row table:style-name="ro1">
          <table:table-cell table:number-columns-repeated="3"/>
          <table:table-cell office:value-type="float" office:value="146" calcext:value-type="float">
            <text:p>146</text:p>
          </table:table-cell>
          <table:table-cell office:value-type="float" office:value="-11482" calcext:value-type="float">
            <text:p>-11482</text:p>
          </table:table-cell>
          <table:table-cell office:value-type="float" office:value="-11701" calcext:value-type="float">
            <text:p>-11701</text:p>
          </table:table-cell>
          <table:table-cell office:value-type="float" office:value="4391" calcext:value-type="float">
            <text:p>4391</text:p>
          </table:table-cell>
          <table:table-cell office:value-type="float" office:value="-4047" calcext:value-type="float">
            <text:p>-4047</text:p>
          </table:table-cell>
        </table:table-row>
        <table:table-row table:style-name="ro1">
          <table:table-cell table:number-columns-repeated="3"/>
          <table:table-cell office:value-type="float" office:value="147" calcext:value-type="float">
            <text:p>147</text:p>
          </table:table-cell>
          <table:table-cell office:value-type="float" office:value="-11212" calcext:value-type="float">
            <text:p>-11212</text:p>
          </table:table-cell>
          <table:table-cell office:value-type="float" office:value="-11388" calcext:value-type="float">
            <text:p>-11388</text:p>
          </table:table-cell>
          <table:table-cell office:value-type="float" office:value="4767" calcext:value-type="float">
            <text:p>4767</text:p>
          </table:table-cell>
          <table:table-cell office:value-type="float" office:value="-3702" calcext:value-type="float">
            <text:p>-3702</text:p>
          </table:table-cell>
        </table:table-row>
        <table:table-row table:style-name="ro1">
          <table:table-cell table:number-columns-repeated="3"/>
          <table:table-cell office:value-type="float" office:value="148" calcext:value-type="float">
            <text:p>148</text:p>
          </table:table-cell>
          <table:table-cell office:value-type="float" office:value="-11023" calcext:value-type="float">
            <text:p>-11023</text:p>
          </table:table-cell>
          <table:table-cell office:value-type="float" office:value="-11232" calcext:value-type="float">
            <text:p>-11232</text:p>
          </table:table-cell>
          <table:table-cell office:value-type="float" office:value="4949" calcext:value-type="float">
            <text:p>4949</text:p>
          </table:table-cell>
          <table:table-cell office:value-type="float" office:value="-3539" calcext:value-type="float">
            <text:p>-3539</text:p>
          </table:table-cell>
        </table:table-row>
        <table:table-row table:style-name="ro1">
          <table:table-cell table:number-columns-repeated="3"/>
          <table:table-cell office:value-type="float" office:value="149" calcext:value-type="float">
            <text:p>149</text:p>
          </table:table-cell>
          <table:table-cell office:value-type="float" office:value="-10705" calcext:value-type="float">
            <text:p>-10705</text:p>
          </table:table-cell>
          <table:table-cell office:value-type="float" office:value="-10888" calcext:value-type="float">
            <text:p>-10888</text:p>
          </table:table-cell>
          <table:table-cell office:value-type="float" office:value="5370" calcext:value-type="float">
            <text:p>5370</text:p>
          </table:table-cell>
          <table:table-cell office:value-type="float" office:value="-3180" calcext:value-type="float">
            <text:p>-3180</text:p>
          </table:table-cell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-10457" calcext:value-type="float">
            <text:p>-10457</text:p>
          </table:table-cell>
          <table:table-cell office:value-type="float" office:value="-10647" calcext:value-type="float">
            <text:p>-10647</text:p>
          </table:table-cell>
          <table:table-cell office:value-type="float" office:value="5684" calcext:value-type="float">
            <text:p>5684</text:p>
          </table:table-cell>
          <table:table-cell office:value-type="float" office:value="-2902" calcext:value-type="float">
            <text:p>-2902</text:p>
          </table:table-cell>
        </table:table-row>
        <table:table-row table:style-name="ro1">
          <table:table-cell table:number-columns-repeated="3"/>
          <table:table-cell office:value-type="float" office:value="151" calcext:value-type="float">
            <text:p>151</text:p>
          </table:table-cell>
          <table:table-cell office:value-type="float" office:value="-10128" calcext:value-type="float">
            <text:p>-10128</text:p>
          </table:table-cell>
          <table:table-cell office:value-type="float" office:value="-10330" calcext:value-type="float">
            <text:p>-10330</text:p>
          </table:table-cell>
          <table:table-cell office:value-type="float" office:value="6061" calcext:value-type="float">
            <text:p>6061</text:p>
          </table:table-cell>
          <table:table-cell office:value-type="float" office:value="-2541" calcext:value-type="float">
            <text:p>-2541</text:p>
          </table:table-cell>
        </table:table-row>
        <table:table-row table:style-name="ro1">
          <table:table-cell table:number-columns-repeated="3"/>
          <table:table-cell office:value-type="float" office:value="152" calcext:value-type="float">
            <text:p>152</text:p>
          </table:table-cell>
          <table:table-cell office:value-type="float" office:value="-10162" calcext:value-type="float">
            <text:p>-10162</text:p>
          </table:table-cell>
          <table:table-cell office:value-type="float" office:value="-10418" calcext:value-type="float">
            <text:p>-10418</text:p>
          </table:table-cell>
          <table:table-cell office:value-type="float" office:value="6077" calcext:value-type="float">
            <text:p>6077</text:p>
          </table:table-cell>
          <table:table-cell office:value-type="float" office:value="-2484" calcext:value-type="float">
            <text:p>-2484</text:p>
          </table:table-cell>
        </table:table-row>
        <table:table-row table:style-name="ro1">
          <table:table-cell table:number-columns-repeated="3"/>
          <table:table-cell office:value-type="float" office:value="153" calcext:value-type="float">
            <text:p>153</text:p>
          </table:table-cell>
          <table:table-cell office:value-type="float" office:value="-9837" calcext:value-type="float">
            <text:p>-9837</text:p>
          </table:table-cell>
          <table:table-cell office:value-type="float" office:value="-10069" calcext:value-type="float">
            <text:p>-10069</text:p>
          </table:table-cell>
          <table:table-cell office:value-type="float" office:value="6487" calcext:value-type="float">
            <text:p>6487</text:p>
          </table:table-cell>
          <table:table-cell office:value-type="float" office:value="-2119" calcext:value-type="float">
            <text:p>-2119</text:p>
          </table:table-cell>
        </table:table-row>
        <table:table-row table:style-name="ro1">
          <table:table-cell table:number-columns-repeated="3"/>
          <table:table-cell office:value-type="float" office:value="154" calcext:value-type="float">
            <text:p>154</text:p>
          </table:table-cell>
          <table:table-cell office:value-type="float" office:value="-9623" calcext:value-type="float">
            <text:p>-9623</text:p>
          </table:table-cell>
          <table:table-cell office:value-type="float" office:value="-9823" calcext:value-type="float">
            <text:p>-9823</text:p>
          </table:table-cell>
          <table:table-cell office:value-type="float" office:value="6784" calcext:value-type="float">
            <text:p>6784</text:p>
          </table:table-cell>
          <table:table-cell office:value-type="float" office:value="-1829" calcext:value-type="float">
            <text:p>-1829</text:p>
          </table:table-cell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-9251" calcext:value-type="float">
            <text:p>-9251</text:p>
          </table:table-cell>
          <table:table-cell office:value-type="float" office:value="-9483" calcext:value-type="float">
            <text:p>-9483</text:p>
          </table:table-cell>
          <table:table-cell office:value-type="float" office:value="7225" calcext:value-type="float">
            <text:p>7225</text:p>
          </table:table-cell>
          <table:table-cell office:value-type="float" office:value="-1459" calcext:value-type="float">
            <text:p>-1459</text:p>
          </table:table-cell>
        </table:table-row>
        <table:table-row table:style-name="ro1">
          <table:table-cell table:number-columns-repeated="3"/>
          <table:table-cell office:value-type="float" office:value="156" calcext:value-type="float">
            <text:p>156</text:p>
          </table:table-cell>
          <table:table-cell office:value-type="float" office:value="-9086" calcext:value-type="float">
            <text:p>-9086</text:p>
          </table:table-cell>
          <table:table-cell office:value-type="float" office:value="-9326" calcext:value-type="float">
            <text:p>-9326</text:p>
          </table:table-cell>
          <table:table-cell office:value-type="float" office:value="7402" calcext:value-type="float">
            <text:p>7402</text:p>
          </table:table-cell>
          <table:table-cell office:value-type="float" office:value="-1287" calcext:value-type="float">
            <text:p>-1287</text:p>
          </table:table-cell>
        </table:table-row>
        <table:table-row table:style-name="ro1">
          <table:table-cell table:number-columns-repeated="3"/>
          <table:table-cell office:value-type="float" office:value="157" calcext:value-type="float">
            <text:p>157</text:p>
          </table:table-cell>
          <table:table-cell office:value-type="float" office:value="-8774" calcext:value-type="float">
            <text:p>-8774</text:p>
          </table:table-cell>
          <table:table-cell office:value-type="float" office:value="-8977" calcext:value-type="float">
            <text:p>-8977</text:p>
          </table:table-cell>
          <table:table-cell office:value-type="float" office:value="7845" calcext:value-type="float">
            <text:p>7845</text:p>
          </table:table-cell>
          <table:table-cell office:value-type="float" office:value="-911" calcext:value-type="float">
            <text:p>-911</text:p>
          </table:table-cell>
        </table:table-row>
        <table:table-row table:style-name="ro1">
          <table:table-cell table:number-columns-repeated="3"/>
          <table:table-cell office:value-type="float" office:value="158" calcext:value-type="float">
            <text:p>158</text:p>
          </table:table-cell>
          <table:table-cell office:value-type="float" office:value="-8482" calcext:value-type="float">
            <text:p>-8482</text:p>
          </table:table-cell>
          <table:table-cell office:value-type="float" office:value="-8701" calcext:value-type="float">
            <text:p>-8701</text:p>
          </table:table-cell>
          <table:table-cell office:value-type="float" office:value="8158" calcext:value-type="float">
            <text:p>8158</text:p>
          </table:table-cell>
          <table:table-cell office:value-type="float" office:value="-669" calcext:value-type="float">
            <text:p>-669</text:p>
          </table:table-cell>
        </table:table-row>
        <table:table-row table:style-name="ro1">
          <table:table-cell table:number-columns-repeated="3"/>
          <table:table-cell office:value-type="float" office:value="159" calcext:value-type="float">
            <text:p>159</text:p>
          </table:table-cell>
          <table:table-cell office:value-type="float" office:value="-8142" calcext:value-type="float">
            <text:p>-8142</text:p>
          </table:table-cell>
          <table:table-cell office:value-type="float" office:value="-8374" calcext:value-type="float">
            <text:p>-8374</text:p>
          </table:table-cell>
          <table:table-cell office:value-type="float" office:value="8574" calcext:value-type="float">
            <text:p>8574</text:p>
          </table:table-cell>
          <table:table-cell office:value-type="float" office:value="-209" calcext:value-type="float">
            <text:p>-209</text:p>
          </table:table-cell>
        </table:table-row>
        <table:table-row table:style-name="ro1">
          <table:table-cell table:number-columns-repeated="3"/>
          <table:table-cell office:value-type="float" office:value="160" calcext:value-type="float">
            <text:p>160</text:p>
          </table:table-cell>
          <table:table-cell office:value-type="float" office:value="-8073" calcext:value-type="float">
            <text:p>-8073</text:p>
          </table:table-cell>
          <table:table-cell office:value-type="float" office:value="-8314" calcext:value-type="float">
            <text:p>-8314</text:p>
          </table:table-cell>
          <table:table-cell office:value-type="float" office:value="8635" calcext:value-type="float">
            <text:p>8635</text:p>
          </table:table-cell>
          <table:table-cell office:value-type="float" office:value="-103" calcext:value-type="float">
            <text:p>-103</text:p>
          </table:table-cell>
        </table:table-row>
        <table:table-row table:style-name="ro1">
          <table:table-cell table:number-columns-repeated="3"/>
          <table:table-cell office:value-type="float" office:value="161" calcext:value-type="float">
            <text:p>161</text:p>
          </table:table-cell>
          <table:table-cell office:value-type="float" office:value="-7710" calcext:value-type="float">
            <text:p>-7710</text:p>
          </table:table-cell>
          <table:table-cell office:value-type="float" office:value="-7969" calcext:value-type="float">
            <text:p>-7969</text:p>
          </table:table-cell>
          <table:table-cell office:value-type="float" office:value="9100" calcext:value-type="float">
            <text:p>91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3"/>
          <table:table-cell office:value-type="float" office:value="162" calcext:value-type="float">
            <text:p>162</text:p>
          </table:table-cell>
          <table:table-cell office:value-type="float" office:value="-7442" calcext:value-type="float">
            <text:p>-7442</text:p>
          </table:table-cell>
          <table:table-cell office:value-type="float" office:value="-7656" calcext:value-type="float">
            <text:p>-7656</text:p>
          </table:table-cell>
          <table:table-cell office:value-type="float" office:value="9507" calcext:value-type="float">
            <text:p>9507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table:number-columns-repeated="3"/>
          <table:table-cell office:value-type="float" office:value="163" calcext:value-type="float">
            <text:p>163</text:p>
          </table:table-cell>
          <table:table-cell office:value-type="float" office:value="-7075" calcext:value-type="float">
            <text:p>-7075</text:p>
          </table:table-cell>
          <table:table-cell office:value-type="float" office:value="-7340" calcext:value-type="float">
            <text:p>-7340</text:p>
          </table:table-cell>
          <table:table-cell office:value-type="float" office:value="9950" calcext:value-type="float">
            <text:p>9950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table:number-columns-repeated="3"/>
          <table:table-cell office:value-type="float" office:value="164" calcext:value-type="float">
            <text:p>164</text:p>
          </table:table-cell>
          <table:table-cell office:value-type="float" office:value="-6940" calcext:value-type="float">
            <text:p>-6940</text:p>
          </table:table-cell>
          <table:table-cell office:value-type="float" office:value="-7150" calcext:value-type="float">
            <text:p>-7150</text:p>
          </table:table-cell>
          <table:table-cell office:value-type="float" office:value="10132" calcext:value-type="float">
            <text:p>10132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table:number-columns-repeated="3"/>
          <table:table-cell office:value-type="float" office:value="165" calcext:value-type="float">
            <text:p>165</text:p>
          </table:table-cell>
          <table:table-cell office:value-type="float" office:value="-6580" calcext:value-type="float">
            <text:p>-6580</text:p>
          </table:table-cell>
          <table:table-cell office:value-type="float" office:value="-6809" calcext:value-type="float">
            <text:p>-6809</text:p>
          </table:table-cell>
          <table:table-cell office:value-type="float" office:value="10630" calcext:value-type="float">
            <text:p>10630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table:number-columns-repeated="3"/>
          <table:table-cell office:value-type="float" office:value="166" calcext:value-type="float">
            <text:p>166</text:p>
          </table:table-cell>
          <table:table-cell office:value-type="float" office:value="-6302" calcext:value-type="float">
            <text:p>-6302</text:p>
          </table:table-cell>
          <table:table-cell office:value-type="float" office:value="-6511" calcext:value-type="float">
            <text:p>-6511</text:p>
          </table:table-cell>
          <table:table-cell office:value-type="float" office:value="10967" calcext:value-type="float">
            <text:p>10967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table:number-columns-repeated="3"/>
          <table:table-cell office:value-type="float" office:value="167" calcext:value-type="float">
            <text:p>167</text:p>
          </table:table-cell>
          <table:table-cell office:value-type="float" office:value="-5870" calcext:value-type="float">
            <text:p>-5870</text:p>
          </table:table-cell>
          <table:table-cell office:value-type="float" office:value="-6135" calcext:value-type="float">
            <text:p>-6135</text:p>
          </table:table-cell>
          <table:table-cell office:value-type="float" office:value="11403" calcext:value-type="float">
            <text:p>11403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table:number-columns-repeated="3"/>
          <table:table-cell office:value-type="float" office:value="168" calcext:value-type="float">
            <text:p>168</text:p>
          </table:table-cell>
          <table:table-cell office:value-type="float" office:value="-5909" calcext:value-type="float">
            <text:p>-5909</text:p>
          </table:table-cell>
          <table:table-cell office:value-type="float" office:value="-6163" calcext:value-type="float">
            <text:p>-6163</text:p>
          </table:table-cell>
          <table:table-cell office:value-type="float" office:value="11375" calcext:value-type="float">
            <text:p>11375</text:p>
          </table:table-cell>
          <table:table-cell office:value-type="float" office:value="2295" calcext:value-type="float">
            <text:p>2295</text:p>
          </table:table-cell>
        </table:table-row>
        <table:table-row table:style-name="ro1">
          <table:table-cell table:number-columns-repeated="3"/>
          <table:table-cell office:value-type="float" office:value="169" calcext:value-type="float">
            <text:p>169</text:p>
          </table:table-cell>
          <table:table-cell office:value-type="float" office:value="-5538" calcext:value-type="float">
            <text:p>-5538</text:p>
          </table:table-cell>
          <table:table-cell office:value-type="float" office:value="-5781" calcext:value-type="float">
            <text:p>-5781</text:p>
          </table:table-cell>
          <table:table-cell office:value-type="float" office:value="11863" calcext:value-type="float">
            <text:p>11863</text:p>
          </table:table-cell>
          <table:table-cell office:value-type="float" office:value="2746" calcext:value-type="float">
            <text:p>2746</text:p>
          </table:table-cell>
        </table:table-row>
        <table:table-row table:style-name="ro1">
          <table:table-cell table:number-columns-repeated="3"/>
          <table:table-cell office:value-type="float" office:value="170" calcext:value-type="float">
            <text:p>170</text:p>
          </table:table-cell>
          <table:table-cell office:value-type="float" office:value="-5268" calcext:value-type="float">
            <text:p>-5268</text:p>
          </table:table-cell>
          <table:table-cell office:value-type="float" office:value="-5446" calcext:value-type="float">
            <text:p>-5446</text:p>
          </table:table-cell>
          <table:table-cell office:value-type="float" office:value="12298" calcext:value-type="float">
            <text:p>12298</text:p>
          </table:table-cell>
          <table:table-cell office:value-type="float" office:value="3075" calcext:value-type="float">
            <text:p>3075</text:p>
          </table:table-cell>
        </table:table-row>
        <table:table-row table:style-name="ro1">
          <table:table-cell table:number-columns-repeated="3"/>
          <table:table-cell office:value-type="float" office:value="171" calcext:value-type="float">
            <text:p>171</text:p>
          </table:table-cell>
          <table:table-cell office:value-type="float" office:value="-4844" calcext:value-type="float">
            <text:p>-4844</text:p>
          </table:table-cell>
          <table:table-cell office:value-type="float" office:value="-5126" calcext:value-type="float">
            <text:p>-5126</text:p>
          </table:table-cell>
          <table:table-cell office:value-type="float" office:value="12783" calcext:value-type="float">
            <text:p>12783</text:p>
          </table:table-cell>
          <table:table-cell office:value-type="float" office:value="3513" calcext:value-type="float">
            <text:p>3513</text:p>
          </table:table-cell>
        </table:table-row>
        <table:table-row table:style-name="ro1">
          <table:table-cell table:number-columns-repeated="3"/>
          <table:table-cell office:value-type="float" office:value="172" calcext:value-type="float">
            <text:p>172</text:p>
          </table:table-cell>
          <table:table-cell office:value-type="float" office:value="-4655" calcext:value-type="float">
            <text:p>-4655</text:p>
          </table:table-cell>
          <table:table-cell office:value-type="float" office:value="-4925" calcext:value-type="float">
            <text:p>-4925</text:p>
          </table:table-cell>
          <table:table-cell office:value-type="float" office:value="13003" calcext:value-type="float">
            <text:p>13003</text:p>
          </table:table-cell>
          <table:table-cell office:value-type="float" office:value="3698" calcext:value-type="float">
            <text:p>3698</text:p>
          </table:table-cell>
        </table:table-row>
        <table:table-row table:style-name="ro1">
          <table:table-cell table:number-columns-repeated="3"/>
          <table:table-cell office:value-type="float" office:value="173" calcext:value-type="float">
            <text:p>173</text:p>
          </table:table-cell>
          <table:table-cell office:value-type="float" office:value="-4259" calcext:value-type="float">
            <text:p>-4259</text:p>
          </table:table-cell>
          <table:table-cell office:value-type="float" office:value="-4531" calcext:value-type="float">
            <text:p>-4531</text:p>
          </table:table-cell>
          <table:table-cell office:value-type="float" office:value="13502" calcext:value-type="float">
            <text:p>13502</text:p>
          </table:table-cell>
          <table:table-cell office:value-type="float" office:value="4155" calcext:value-type="float">
            <text:p>4155</text:p>
          </table:table-cell>
        </table:table-row>
        <table:table-row table:style-name="ro1">
          <table:table-cell table:number-columns-repeated="3"/>
          <table:table-cell office:value-type="float" office:value="174" calcext:value-type="float">
            <text:p>174</text:p>
          </table:table-cell>
          <table:table-cell office:value-type="float" office:value="-3941" calcext:value-type="float">
            <text:p>-3941</text:p>
          </table:table-cell>
          <table:table-cell office:value-type="float" office:value="-4230" calcext:value-type="float">
            <text:p>-4230</text:p>
          </table:table-cell>
          <table:table-cell office:value-type="float" office:value="13895" calcext:value-type="float">
            <text:p>13895</text:p>
          </table:table-cell>
          <table:table-cell office:value-type="float" office:value="4517" calcext:value-type="float">
            <text:p>4517</text:p>
          </table:table-cell>
        </table:table-row>
        <table:table-row table:style-name="ro1">
          <table:table-cell table:number-columns-repeated="3"/>
          <table:table-cell office:value-type="float" office:value="175" calcext:value-type="float">
            <text:p>175</text:p>
          </table:table-cell>
          <table:table-cell office:value-type="float" office:value="-3504" calcext:value-type="float">
            <text:p>-3504</text:p>
          </table:table-cell>
          <table:table-cell office:value-type="float" office:value="-3818" calcext:value-type="float">
            <text:p>-3818</text:p>
          </table:table-cell>
          <table:table-cell office:value-type="float" office:value="14384" calcext:value-type="float">
            <text:p>14384</text:p>
          </table:table-cell>
          <table:table-cell office:value-type="float" office:value="4974" calcext:value-type="float">
            <text:p>4974</text:p>
          </table:table-cell>
        </table:table-row>
        <table:table-row table:style-name="ro1">
          <table:table-cell table:number-columns-repeated="3"/>
          <table:table-cell office:value-type="float" office:value="176" calcext:value-type="float">
            <text:p>176</text:p>
          </table:table-cell>
          <table:table-cell office:value-type="float" office:value="-3456" calcext:value-type="float">
            <text:p>-3456</text:p>
          </table:table-cell>
          <table:table-cell office:value-type="float" office:value="-3718" calcext:value-type="float">
            <text:p>-3718</text:p>
          </table:table-cell>
          <table:table-cell office:value-type="float" office:value="14433" calcext:value-type="float">
            <text:p>14433</text:p>
          </table:table-cell>
          <table:table-cell office:value-type="float" office:value="5022" calcext:value-type="float">
            <text:p>5022</text:p>
          </table:table-cell>
        </table:table-row>
        <table:table-row table:style-name="ro1">
          <table:table-cell table:number-columns-repeated="3"/>
          <table:table-cell office:value-type="float" office:value="177" calcext:value-type="float">
            <text:p>177</text:p>
          </table:table-cell>
          <table:table-cell office:value-type="float" office:value="-3036" calcext:value-type="float">
            <text:p>-3036</text:p>
          </table:table-cell>
          <table:table-cell office:value-type="float" office:value="-3322" calcext:value-type="float">
            <text:p>-3322</text:p>
          </table:table-cell>
          <table:table-cell office:value-type="float" office:value="14997" calcext:value-type="float">
            <text:p>14997</text:p>
          </table:table-cell>
          <table:table-cell office:value-type="float" office:value="5495" calcext:value-type="float">
            <text:p>5495</text:p>
          </table:table-cell>
        </table:table-row>
        <table:table-row table:style-name="ro1">
          <table:table-cell table:number-columns-repeated="3"/>
          <table:table-cell office:value-type="float" office:value="178" calcext:value-type="float">
            <text:p>178</text:p>
          </table:table-cell>
          <table:table-cell office:value-type="float" office:value="-2726" calcext:value-type="float">
            <text:p>-2726</text:p>
          </table:table-cell>
          <table:table-cell office:value-type="float" office:value="-3016" calcext:value-type="float">
            <text:p>-3016</text:p>
          </table:table-cell>
          <table:table-cell office:value-type="float" office:value="15424" calcext:value-type="float">
            <text:p>15424</text:p>
          </table:table-cell>
          <table:table-cell office:value-type="float" office:value="5882" calcext:value-type="float">
            <text:p>5882</text:p>
          </table:table-cell>
        </table:table-row>
        <table:table-row table:style-name="ro1">
          <table:table-cell table:number-columns-repeated="3"/>
          <table:table-cell office:value-type="float" office:value="179" calcext:value-type="float">
            <text:p>179</text:p>
          </table:table-cell>
          <table:table-cell office:value-type="float" office:value="-2279" calcext:value-type="float">
            <text:p>-2279</text:p>
          </table:table-cell>
          <table:table-cell office:value-type="float" office:value="-2628" calcext:value-type="float">
            <text:p>-2628</text:p>
          </table:table-cell>
          <table:table-cell office:value-type="float" office:value="15965" calcext:value-type="float">
            <text:p>15965</text:p>
          </table:table-cell>
          <table:table-cell office:value-type="float" office:value="6339" calcext:value-type="float">
            <text:p>6339</text:p>
          </table:table-cell>
        </table:table-row>
        <table:table-row table:style-name="ro1">
          <table:table-cell table:number-columns-repeated="3"/>
          <table:table-cell office:value-type="float" office:value="180" calcext:value-type="float">
            <text:p>180</text:p>
          </table:table-cell>
          <table:table-cell office:value-type="float" office:value="-2088" calcext:value-type="float">
            <text:p>-2088</text:p>
          </table:table-cell>
          <table:table-cell office:value-type="float" office:value="-2417" calcext:value-type="float">
            <text:p>-2417</text:p>
          </table:table-cell>
          <table:table-cell office:value-type="float" office:value="16209" calcext:value-type="float">
            <text:p>16209</text:p>
          </table:table-cell>
          <table:table-cell office:value-type="float" office:value="6555" calcext:value-type="float">
            <text:p>6555</text:p>
          </table:table-cell>
        </table:table-row>
        <table:table-row table:style-name="ro1">
          <table:table-cell table:number-columns-repeated="3"/>
          <table:table-cell office:value-type="float" office:value="181" calcext:value-type="float">
            <text:p>181</text:p>
          </table:table-cell>
          <table:table-cell office:value-type="float" office:value="-1644" calcext:value-type="float">
            <text:p>-1644</text:p>
          </table:table-cell>
          <table:table-cell office:value-type="float" office:value="-1982" calcext:value-type="float">
            <text:p>-1982</text:p>
          </table:table-cell>
          <table:table-cell office:value-type="float" office:value="16755" calcext:value-type="float">
            <text:p>16755</text:p>
          </table:table-cell>
          <table:table-cell office:value-type="float" office:value="7041" calcext:value-type="float">
            <text:p>7041</text:p>
          </table:table-cell>
        </table:table-row>
        <table:table-row table:style-name="ro1">
          <table:table-cell table:number-columns-repeated="3"/>
          <table:table-cell office:value-type="float" office:value="182" calcext:value-type="float">
            <text:p>182</text:p>
          </table:table-cell>
          <table:table-cell office:value-type="float" office:value="-1312" calcext:value-type="float">
            <text:p>-1312</text:p>
          </table:table-cell>
          <table:table-cell office:value-type="float" office:value="-1654" calcext:value-type="float">
            <text:p>-1654</text:p>
          </table:table-cell>
          <table:table-cell office:value-type="float" office:value="17187" calcext:value-type="float">
            <text:p>17187</text:p>
          </table:table-cell>
          <table:table-cell office:value-type="float" office:value="7418" calcext:value-type="float">
            <text:p>7418</text:p>
          </table:table-cell>
        </table:table-row>
        <table:table-row table:style-name="ro1">
          <table:table-cell table:number-columns-repeated="3"/>
          <table:table-cell office:value-type="float" office:value="183" calcext:value-type="float">
            <text:p>183</text:p>
          </table:table-cell>
          <table:table-cell office:value-type="float" office:value="-862" calcext:value-type="float">
            <text:p>-862</text:p>
          </table:table-cell>
          <table:table-cell office:value-type="float" office:value="-1208" calcext:value-type="float">
            <text:p>-1208</text:p>
          </table:table-cell>
          <table:table-cell office:value-type="float" office:value="17654" calcext:value-type="float">
            <text:p>17654</text:p>
          </table:table-cell>
          <table:table-cell office:value-type="float" office:value="7941" calcext:value-type="float">
            <text:p>7941</text:p>
          </table:table-cell>
        </table:table-row>
        <table:table-row table:style-name="ro1">
          <table:table-cell table:number-columns-repeated="3"/>
          <table:table-cell office:value-type="float" office:value="184" calcext:value-type="float">
            <text:p>184</text:p>
          </table:table-cell>
          <table:table-cell office:value-type="float" office:value="-907" calcext:value-type="float">
            <text:p>-907</text:p>
          </table:table-cell>
          <table:table-cell office:value-type="float" office:value="-1259" calcext:value-type="float">
            <text:p>-1259</text:p>
          </table:table-cell>
          <table:table-cell office:value-type="float" office:value="17626" calcext:value-type="float">
            <text:p>17626</text:p>
          </table:table-cell>
          <table:table-cell office:value-type="float" office:value="7912" calcext:value-type="float">
            <text:p>7912</text:p>
          </table:table-cell>
        </table:table-row>
        <table:table-row table:style-name="ro1">
          <table:table-cell table:number-columns-repeated="3"/>
          <table:table-cell office:value-type="float" office:value="185" calcext:value-type="float">
            <text:p>185</text:p>
          </table:table-cell>
          <table:table-cell office:value-type="float" office:value="-495" calcext:value-type="float">
            <text:p>-495</text:p>
          </table:table-cell>
          <table:table-cell office:value-type="float" office:value="-851" calcext:value-type="float">
            <text:p>-851</text:p>
          </table:table-cell>
          <table:table-cell office:value-type="float" office:value="18233" calcext:value-type="float">
            <text:p>18233</text:p>
          </table:table-cell>
          <table:table-cell office:value-type="float" office:value="8411" calcext:value-type="float">
            <text:p>8411</text:p>
          </table:table-cell>
        </table:table-row>
        <table:table-row table:style-name="ro1">
          <table:table-cell table:number-columns-repeated="3"/>
          <table:table-cell office:value-type="float" office:value="186" calcext:value-type="float">
            <text:p>186</text:p>
          </table:table-cell>
          <table:table-cell office:value-type="float" office:value="-141" calcext:value-type="float">
            <text:p>-141</text:p>
          </table:table-cell>
          <table:table-cell office:value-type="float" office:value="-498" calcext:value-type="float">
            <text:p>-498</text:p>
          </table:table-cell>
          <table:table-cell office:value-type="float" office:value="18668" calcext:value-type="float">
            <text:p>18668</text:p>
          </table:table-cell>
          <table:table-cell office:value-type="float" office:value="8821" calcext:value-type="float">
            <text:p>8821</text:p>
          </table:table-cell>
        </table:table-row>
        <table:table-row table:style-name="ro1">
          <table:table-cell table:number-columns-repeated="3"/>
          <table:table-cell office:value-type="float" office:value="187" calcext:value-type="float">
            <text:p>187</text:p>
          </table:table-cell>
          <table:table-cell office:value-type="float" office:value="295" calcext:value-type="float">
            <text:p>295</text:p>
          </table:table-cell>
          <table:table-cell office:value-type="float" office:value="-32" calcext:value-type="float">
            <text:p>-32</text:p>
          </table:table-cell>
          <table:table-cell office:value-type="float" office:value="19304" calcext:value-type="float">
            <text:p>19304</text:p>
          </table:table-cell>
          <table:table-cell office:value-type="float" office:value="9329" calcext:value-type="float">
            <text:p>9329</text:p>
          </table:table-cell>
        </table:table-row>
        <table:table-row table:style-name="ro1">
          <table:table-cell table:number-columns-repeated="3"/>
          <table:table-cell office:value-type="float" office:value="188" calcext:value-type="float">
            <text:p>188</text:p>
          </table:table-cell>
          <table:table-cell office:value-type="float" office:value="513" calcext:value-type="float">
            <text:p>513</text:p>
          </table:table-cell>
          <table:table-cell office:value-type="float" office:value="169" calcext:value-type="float">
            <text:p>169</text:p>
          </table:table-cell>
          <table:table-cell office:value-type="float" office:value="19598" calcext:value-type="float">
            <text:p>19598</text:p>
          </table:table-cell>
          <table:table-cell office:value-type="float" office:value="9571" calcext:value-type="float">
            <text:p>9571</text:p>
          </table:table-cell>
        </table:table-row>
        <table:table-row table:style-name="ro1">
          <table:table-cell table:number-columns-repeated="3"/>
          <table:table-cell office:value-type="float" office:value="189" calcext:value-type="float">
            <text:p>189</text:p>
          </table:table-cell>
          <table:table-cell office:value-type="float" office:value="1055" calcext:value-type="float">
            <text:p>1055</text:p>
          </table:table-cell>
          <table:table-cell office:value-type="float" office:value="641" calcext:value-type="float">
            <text:p>641</text:p>
          </table:table-cell>
          <table:table-cell office:value-type="float" office:value="20212" calcext:value-type="float">
            <text:p>20212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1398" calcext:value-type="float">
            <text:p>1398</text:p>
          </table:table-cell>
          <table:table-cell office:value-type="float" office:value="1000" calcext:value-type="float">
            <text:p>1000</text:p>
          </table:table-cell>
          <table:table-cell office:value-type="float" office:value="20624" calcext:value-type="float">
            <text:p>20624</text:p>
          </table:table-cell>
          <table:table-cell office:value-type="float" office:value="10510" calcext:value-type="float">
            <text:p>10510</text:p>
          </table:table-cell>
        </table:table-row>
        <table:table-row table:style-name="ro1">
          <table:table-cell table:number-columns-repeated="3"/>
          <table:table-cell office:value-type="float" office:value="191" calcext:value-type="float">
            <text:p>191</text:p>
          </table:table-cell>
          <table:table-cell office:value-type="float" office:value="1852" calcext:value-type="float">
            <text:p>1852</text:p>
          </table:table-cell>
          <table:table-cell office:value-type="float" office:value="1479" calcext:value-type="float">
            <text:p>1479</text:p>
          </table:table-cell>
          <table:table-cell office:value-type="float" office:value="21271" calcext:value-type="float">
            <text:p>21271</text:p>
          </table:table-cell>
          <table:table-cell office:value-type="float" office:value="11052" calcext:value-type="float">
            <text:p>11052</text:p>
          </table:table-cell>
        </table:table-row>
        <table:table-row table:style-name="ro1">
          <table:table-cell table:number-columns-repeated="3"/>
          <table:table-cell office:value-type="float" office:value="192" calcext:value-type="float">
            <text:p>192</text:p>
          </table:table-cell>
          <table:table-cell office:value-type="float" office:value="1890" calcext:value-type="float">
            <text:p>1890</text:p>
          </table:table-cell>
          <table:table-cell office:value-type="float" office:value="1575" calcext:value-type="float">
            <text:p>1575</text:p>
          </table:table-cell>
          <table:table-cell office:value-type="float" office:value="21286" calcext:value-type="float">
            <text:p>21286</text:p>
          </table:table-cell>
          <table:table-cell office:value-type="float" office:value="11104" calcext:value-type="float">
            <text:p>11104</text:p>
          </table:table-cell>
        </table:table-row>
        <table:table-row table:style-name="ro1">
          <table:table-cell table:number-columns-repeated="3"/>
          <table:table-cell office:value-type="float" office:value="193" calcext:value-type="float">
            <text:p>193</text:p>
          </table:table-cell>
          <table:table-cell office:value-type="float" office:value="2392" calcext:value-type="float">
            <text:p>2392</text:p>
          </table:table-cell>
          <table:table-cell office:value-type="float" office:value="2040" calcext:value-type="float">
            <text:p>2040</text:p>
          </table:table-cell>
          <table:table-cell office:value-type="float" office:value="21936" calcext:value-type="float">
            <text:p>21936</text:p>
          </table:table-cell>
          <table:table-cell office:value-type="float" office:value="11651" calcext:value-type="float">
            <text:p>11651</text:p>
          </table:table-cell>
        </table:table-row>
        <table:table-row table:style-name="ro1">
          <table:table-cell table:number-columns-repeated="3"/>
          <table:table-cell office:value-type="float" office:value="194" calcext:value-type="float">
            <text:p>194</text:p>
          </table:table-cell>
          <table:table-cell office:value-type="float" office:value="2788" calcext:value-type="float">
            <text:p>2788</text:p>
          </table:table-cell>
          <table:table-cell office:value-type="float" office:value="2433" calcext:value-type="float">
            <text:p>2433</text:p>
          </table:table-cell>
          <table:table-cell office:value-type="float" office:value="22412" calcext:value-type="float">
            <text:p>22412</text:p>
          </table:table-cell>
          <table:table-cell office:value-type="float" office:value="12101" calcext:value-type="float">
            <text:p>12101</text:p>
          </table:table-cell>
        </table:table-row>
        <table:table-row table:style-name="ro1">
          <table:table-cell table:number-columns-repeated="3"/>
          <table:table-cell office:value-type="float" office:value="195" calcext:value-type="float">
            <text:p>195</text:p>
          </table:table-cell>
          <table:table-cell office:value-type="float" office:value="3220" calcext:value-type="float">
            <text:p>3220</text:p>
          </table:table-cell>
          <table:table-cell office:value-type="float" office:value="2922" calcext:value-type="float">
            <text:p>2922</text:p>
          </table:table-cell>
          <table:table-cell office:value-type="float" office:value="23065" calcext:value-type="float">
            <text:p>23065</text:p>
          </table:table-cell>
          <table:table-cell office:value-type="float" office:value="12653" calcext:value-type="float">
            <text:p>12653</text:p>
          </table:table-cell>
        </table:table-row>
        <table:table-row table:style-name="ro1">
          <table:table-cell table:number-columns-repeated="3"/>
          <table:table-cell office:value-type="float" office:value="196" calcext:value-type="float">
            <text:p>196</text:p>
          </table:table-cell>
          <table:table-cell office:value-type="float" office:value="3467" calcext:value-type="float">
            <text:p>3467</text:p>
          </table:table-cell>
          <table:table-cell office:value-type="float" office:value="3161" calcext:value-type="float">
            <text:p>3161</text:p>
          </table:table-cell>
          <table:table-cell office:value-type="float" office:value="23377" calcext:value-type="float">
            <text:p>23377</text:p>
          </table:table-cell>
          <table:table-cell office:value-type="float" office:value="12909" calcext:value-type="float">
            <text:p>12909</text:p>
          </table:table-cell>
        </table:table-row>
        <table:table-row table:style-name="ro1">
          <table:table-cell table:number-columns-repeated="3"/>
          <table:table-cell office:value-type="float" office:value="197" calcext:value-type="float">
            <text:p>197</text:p>
          </table:table-cell>
          <table:table-cell office:value-type="float" office:value="4009" calcext:value-type="float">
            <text:p>4009</text:p>
          </table:table-cell>
          <table:table-cell office:value-type="float" office:value="3686" calcext:value-type="float">
            <text:p>3686</text:p>
          </table:table-cell>
          <table:table-cell office:value-type="float" office:value="23989" calcext:value-type="float">
            <text:p>23989</text:p>
          </table:table-cell>
          <table:table-cell office:value-type="float" office:value="13499" calcext:value-type="float">
            <text:p>13499</text:p>
          </table:table-cell>
        </table:table-row>
        <table:table-row table:style-name="ro1">
          <table:table-cell table:number-columns-repeated="3"/>
          <table:table-cell office:value-type="float" office:value="198" calcext:value-type="float">
            <text:p>198</text:p>
          </table:table-cell>
          <table:table-cell office:value-type="float" office:value="4437" calcext:value-type="float">
            <text:p>4437</text:p>
          </table:table-cell>
          <table:table-cell office:value-type="float" office:value="4087" calcext:value-type="float">
            <text:p>4087</text:p>
          </table:table-cell>
          <table:table-cell office:value-type="float" office:value="24521" calcext:value-type="float">
            <text:p>24521</text:p>
          </table:table-cell>
          <table:table-cell office:value-type="float" office:value="13950" calcext:value-type="float">
            <text:p>13950</text:p>
          </table:table-cell>
        </table:table-row>
        <table:table-row table:style-name="ro1">
          <table:table-cell table:number-columns-repeated="3"/>
          <table:table-cell office:value-type="float" office:value="199" calcext:value-type="float">
            <text:p>199</text:p>
          </table:table-cell>
          <table:table-cell office:value-type="float" office:value="4941" calcext:value-type="float">
            <text:p>4941</text:p>
          </table:table-cell>
          <table:table-cell office:value-type="float" office:value="4580" calcext:value-type="float">
            <text:p>4580</text:p>
          </table:table-cell>
          <table:table-cell office:value-type="float" office:value="25218" calcext:value-type="float">
            <text:p>25218</text:p>
          </table:table-cell>
          <table:table-cell office:value-type="float" office:value="14538" calcext:value-type="float">
            <text:p>14538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4859" calcext:value-type="float">
            <text:p>4859</text:p>
          </table:table-cell>
          <table:table-cell office:value-type="float" office:value="4569" calcext:value-type="float">
            <text:p>4569</text:p>
          </table:table-cell>
          <table:table-cell office:value-type="float" office:value="25182" calcext:value-type="float">
            <text:p>25182</text:p>
          </table:table-cell>
          <table:table-cell office:value-type="float" office:value="14506" calcext:value-type="float">
            <text:p>14506</text:p>
          </table:table-cell>
        </table:table-row>
        <table:table-row table:style-name="ro1">
          <table:table-cell table:number-columns-repeated="3"/>
          <table:table-cell office:value-type="float" office:value="201" calcext:value-type="float">
            <text:p>201</text:p>
          </table:table-cell>
          <table:table-cell office:value-type="float" office:value="5453" calcext:value-type="float">
            <text:p>5453</text:p>
          </table:table-cell>
          <table:table-cell office:value-type="float" office:value="5084" calcext:value-type="float">
            <text:p>5084</text:p>
          </table:table-cell>
          <table:table-cell office:value-type="float" office:value="25865" calcext:value-type="float">
            <text:p>25865</text:p>
          </table:table-cell>
          <table:table-cell office:value-type="float" office:value="15116" calcext:value-type="float">
            <text:p>15116</text:p>
          </table:table-cell>
        </table:table-row>
        <table:table-row table:style-name="ro1">
          <table:table-cell table:number-columns-repeated="3"/>
          <table:table-cell office:value-type="float" office:value="202" calcext:value-type="float">
            <text:p>202</text:p>
          </table:table-cell>
          <table:table-cell office:value-type="float" office:value="5852" calcext:value-type="float">
            <text:p>5852</text:p>
          </table:table-cell>
          <table:table-cell office:value-type="float" office:value="5507" calcext:value-type="float">
            <text:p>5507</text:p>
          </table:table-cell>
          <table:table-cell office:value-type="float" office:value="26360" calcext:value-type="float">
            <text:p>26360</text:p>
          </table:table-cell>
          <table:table-cell office:value-type="float" office:value="15590" calcext:value-type="float">
            <text:p>15590</text:p>
          </table:table-cell>
        </table:table-row>
        <table:table-row table:style-name="ro1">
          <table:table-cell table:number-columns-repeated="3"/>
          <table:table-cell office:value-type="float" office:value="203" calcext:value-type="float">
            <text:p>203</text:p>
          </table:table-cell>
          <table:table-cell office:value-type="float" office:value="6379" calcext:value-type="float">
            <text:p>6379</text:p>
          </table:table-cell>
          <table:table-cell office:value-type="float" office:value="6049" calcext:value-type="float">
            <text:p>6049</text:p>
          </table:table-cell>
          <table:table-cell office:value-type="float" office:value="27003" calcext:value-type="float">
            <text:p>27003</text:p>
          </table:table-cell>
          <table:table-cell office:value-type="float" office:value="16236" calcext:value-type="float">
            <text:p>16236</text:p>
          </table:table-cell>
        </table:table-row>
        <table:table-row table:style-name="ro1">
          <table:table-cell table:number-columns-repeated="3"/>
          <table:table-cell office:value-type="float" office:value="204" calcext:value-type="float">
            <text:p>204</text:p>
          </table:table-cell>
          <table:table-cell office:value-type="float" office:value="6667" calcext:value-type="float">
            <text:p>6667</text:p>
          </table:table-cell>
          <table:table-cell office:value-type="float" office:value="6322" calcext:value-type="float">
            <text:p>6322</text:p>
          </table:table-cell>
          <table:table-cell office:value-type="float" office:value="27356" calcext:value-type="float">
            <text:p>27356</text:p>
          </table:table-cell>
          <table:table-cell office:value-type="float" office:value="16532" calcext:value-type="float">
            <text:p>16532</text:p>
          </table:table-cell>
        </table:table-row>
        <table:table-row table:style-name="ro1">
          <table:table-cell table:number-columns-repeated="3"/>
          <table:table-cell office:value-type="float" office:value="205" calcext:value-type="float">
            <text:p>205</text:p>
          </table:table-cell>
          <table:table-cell office:value-type="float" office:value="7277" calcext:value-type="float">
            <text:p>7277</text:p>
          </table:table-cell>
          <table:table-cell office:value-type="float" office:value="6866" calcext:value-type="float">
            <text:p>6866</text:p>
          </table:table-cell>
          <table:table-cell office:value-type="float" office:value="28075" calcext:value-type="float">
            <text:p>28075</text:p>
          </table:table-cell>
          <table:table-cell office:value-type="float" office:value="17152" calcext:value-type="float">
            <text:p>17152</text:p>
          </table:table-cell>
        </table:table-row>
        <table:table-row table:style-name="ro1">
          <table:table-cell table:number-columns-repeated="3"/>
          <table:table-cell office:value-type="float" office:value="206" calcext:value-type="float">
            <text:p>206</text:p>
          </table:table-cell>
          <table:table-cell office:value-type="float" office:value="7718" calcext:value-type="float">
            <text:p>7718</text:p>
          </table:table-cell>
          <table:table-cell office:value-type="float" office:value="7283" calcext:value-type="float">
            <text:p>7283</text:p>
          </table:table-cell>
          <table:table-cell office:value-type="float" office:value="28598" calcext:value-type="float">
            <text:p>28598</text:p>
          </table:table-cell>
          <table:table-cell office:value-type="float" office:value="17640" calcext:value-type="float">
            <text:p>17640</text:p>
          </table:table-cell>
        </table:table-row>
        <table:table-row table:style-name="ro1">
          <table:table-cell table:number-columns-repeated="3"/>
          <table:table-cell office:value-type="float" office:value="207" calcext:value-type="float">
            <text:p>207</text:p>
          </table:table-cell>
          <table:table-cell office:value-type="float" office:value="8313" calcext:value-type="float">
            <text:p>8313</text:p>
          </table:table-cell>
          <table:table-cell office:value-type="float" office:value="7859" calcext:value-type="float">
            <text:p>7859</text:p>
          </table:table-cell>
          <table:table-cell office:value-type="float" office:value="29360" calcext:value-type="float">
            <text:p>29360</text:p>
          </table:table-cell>
          <table:table-cell office:value-type="float" office:value="18308" calcext:value-type="float">
            <text:p>18308</text:p>
          </table:table-cell>
        </table:table-row>
        <table:table-row table:style-name="ro1">
          <table:table-cell table:number-columns-repeated="3"/>
          <table:table-cell office:value-type="float" office:value="208" calcext:value-type="float">
            <text:p>208</text:p>
          </table:table-cell>
          <table:table-cell office:value-type="float" office:value="8376" calcext:value-type="float">
            <text:p>8376</text:p>
          </table:table-cell>
          <table:table-cell office:value-type="float" office:value="7897" calcext:value-type="float">
            <text:p>7897</text:p>
          </table:table-cell>
          <table:table-cell office:value-type="float" office:value="29408" calcext:value-type="float">
            <text:p>29408</text:p>
          </table:table-cell>
          <table:table-cell office:value-type="float" office:value="18385" calcext:value-type="float">
            <text:p>18385</text:p>
          </table:table-cell>
        </table:table-row>
        <table:table-row table:style-name="ro1">
          <table:table-cell table:number-columns-repeated="3"/>
          <table:table-cell office:value-type="float" office:value="209" calcext:value-type="float">
            <text:p>209</text:p>
          </table:table-cell>
          <table:table-cell office:value-type="float" office:value="8969" calcext:value-type="float">
            <text:p>8969</text:p>
          </table:table-cell>
          <table:table-cell office:value-type="float" office:value="8491" calcext:value-type="float">
            <text:p>8491</text:p>
          </table:table-cell>
          <table:table-cell office:value-type="float" office:value="30232" calcext:value-type="float">
            <text:p>30232</text:p>
          </table:table-cell>
          <table:table-cell office:value-type="float" office:value="19047" calcext:value-type="float">
            <text:p>19047</text:p>
          </table:table-cell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office:value-type="float" office:value="9452" calcext:value-type="float">
            <text:p>9452</text:p>
          </table:table-cell>
          <table:table-cell office:value-type="float" office:value="8988" calcext:value-type="float">
            <text:p>8988</text:p>
          </table:table-cell>
          <table:table-cell office:value-type="float" office:value="30796" calcext:value-type="float">
            <text:p>30796</text:p>
          </table:table-cell>
          <table:table-cell office:value-type="float" office:value="19570" calcext:value-type="float">
            <text:p>19570</text:p>
          </table:table-cell>
        </table:table-row>
        <table:table-row table:style-name="ro1">
          <table:table-cell table:number-columns-repeated="3"/>
          <table:table-cell office:value-type="float" office:value="211" calcext:value-type="float">
            <text:p>211</text:p>
          </table:table-cell>
          <table:table-cell office:value-type="float" office:value="10078" calcext:value-type="float">
            <text:p>10078</text:p>
          </table:table-cell>
          <table:table-cell office:value-type="float" office:value="9552" calcext:value-type="float">
            <text:p>9552</text:p>
          </table:table-cell>
          <table:table-cell office:value-type="float" office:value="31639" calcext:value-type="float">
            <text:p>31639</text:p>
          </table:table-cell>
          <table:table-cell office:value-type="float" office:value="20253" calcext:value-type="float">
            <text:p>20253</text:p>
          </table:table-cell>
        </table:table-row>
        <table:table-row table:style-name="ro1">
          <table:table-cell table:number-columns-repeated="3"/>
          <table:table-cell office:value-type="float" office:value="212" calcext:value-type="float">
            <text:p>212</text:p>
          </table:table-cell>
          <table:table-cell office:value-type="float" office:value="10378" calcext:value-type="float">
            <text:p>10378</text:p>
          </table:table-cell>
          <table:table-cell office:value-type="float" office:value="9828" calcext:value-type="float">
            <text:p>9828</text:p>
          </table:table-cell>
          <table:table-cell office:value-type="float" office:value="31936" calcext:value-type="float">
            <text:p>31936</text:p>
          </table:table-cell>
          <table:table-cell office:value-type="float" office:value="20537" calcext:value-type="float">
            <text:p>20537</text:p>
          </table:table-cell>
        </table:table-row>
        <table:table-row table:style-name="ro1">
          <table:table-cell table:number-columns-repeated="3"/>
          <table:table-cell office:value-type="float" office:value="213" calcext:value-type="float">
            <text:p>213</text:p>
          </table:table-cell>
          <table:table-cell office:value-type="float" office:value="10978" calcext:value-type="float">
            <text:p>10978</text:p>
          </table:table-cell>
          <table:table-cell office:value-type="float" office:value="10516" calcext:value-type="float">
            <text:p>10516</text:p>
          </table:table-cell>
          <table:table-cell office:value-type="float" office:value="32723" calcext:value-type="float">
            <text:p>32723</text:p>
          </table:table-cell>
          <table:table-cell office:value-type="float" office:value="21165" calcext:value-type="float">
            <text:p>21165</text:p>
          </table:table-cell>
        </table:table-row>
        <table:table-row table:style-name="ro1">
          <table:table-cell table:number-columns-repeated="3"/>
          <table:table-cell office:value-type="float" office:value="214" calcext:value-type="float">
            <text:p>214</text:p>
          </table:table-cell>
          <table:table-cell office:value-type="float" office:value="11481" calcext:value-type="float">
            <text:p>11481</text:p>
          </table:table-cell>
          <table:table-cell office:value-type="float" office:value="11019" calcext:value-type="float">
            <text:p>11019</text:p>
          </table:table-cell>
          <table:table-cell office:value-type="float" office:value="33334" calcext:value-type="float">
            <text:p>33334</text:p>
          </table:table-cell>
          <table:table-cell office:value-type="float" office:value="21719" calcext:value-type="float">
            <text:p>21719</text:p>
          </table:table-cell>
        </table:table-row>
        <table:table-row table:style-name="ro1">
          <table:table-cell table:number-columns-repeated="3"/>
          <table:table-cell office:value-type="float" office:value="215" calcext:value-type="float">
            <text:p>215</text:p>
          </table:table-cell>
          <table:table-cell office:value-type="float" office:value="12122" calcext:value-type="float">
            <text:p>12122</text:p>
          </table:table-cell>
          <table:table-cell office:value-type="float" office:value="11671" calcext:value-type="float">
            <text:p>11671</text:p>
          </table:table-cell>
          <table:table-cell office:value-type="float" office:value="34173" calcext:value-type="float">
            <text:p>34173</text:p>
          </table:table-cell>
          <table:table-cell office:value-type="float" office:value="22440" calcext:value-type="float">
            <text:p>22440</text:p>
          </table:table-cell>
        </table:table-row>
        <table:table-row table:style-name="ro1">
          <table:table-cell table:number-columns-repeated="3"/>
          <table:table-cell office:value-type="float" office:value="216" calcext:value-type="float">
            <text:p>216</text:p>
          </table:table-cell>
          <table:table-cell office:value-type="float" office:value="12079" calcext:value-type="float">
            <text:p>12079</text:p>
          </table:table-cell>
          <table:table-cell office:value-type="float" office:value="11614" calcext:value-type="float">
            <text:p>11614</text:p>
          </table:table-cell>
          <table:table-cell office:value-type="float" office:value="34124" calcext:value-type="float">
            <text:p>34124</text:p>
          </table:table-cell>
          <table:table-cell office:value-type="float" office:value="22524" calcext:value-type="float">
            <text:p>22524</text:p>
          </table:table-cell>
        </table:table-row>
        <table:table-row table:style-name="ro1">
          <table:table-cell table:number-columns-repeated="3"/>
          <table:table-cell office:value-type="float" office:value="217" calcext:value-type="float">
            <text:p>217</text:p>
          </table:table-cell>
          <table:table-cell office:value-type="float" office:value="12699" calcext:value-type="float">
            <text:p>12699</text:p>
          </table:table-cell>
          <table:table-cell office:value-type="float" office:value="12215" calcext:value-type="float">
            <text:p>12215</text:p>
          </table:table-cell>
          <table:table-cell office:value-type="float" office:value="34950" calcext:value-type="float">
            <text:p>34950</text:p>
          </table:table-cell>
          <table:table-cell office:value-type="float" office:value="23255" calcext:value-type="float">
            <text:p>23255</text:p>
          </table:table-cell>
        </table:table-row>
        <table:table-row table:style-name="ro1">
          <table:table-cell table:number-columns-repeated="3"/>
          <table:table-cell office:value-type="float" office:value="218" calcext:value-type="float">
            <text:p>218</text:p>
          </table:table-cell>
          <table:table-cell office:value-type="float" office:value="13160" calcext:value-type="float">
            <text:p>13160</text:p>
          </table:table-cell>
          <table:table-cell office:value-type="float" office:value="12733" calcext:value-type="float">
            <text:p>12733</text:p>
          </table:table-cell>
          <table:table-cell office:value-type="float" office:value="35666" calcext:value-type="float">
            <text:p>35666</text:p>
          </table:table-cell>
          <table:table-cell office:value-type="float" office:value="23805" calcext:value-type="float">
            <text:p>23805</text:p>
          </table:table-cell>
        </table:table-row>
        <table:table-row table:style-name="ro1">
          <table:table-cell table:number-columns-repeated="3"/>
          <table:table-cell office:value-type="float" office:value="219" calcext:value-type="float">
            <text:p>219</text:p>
          </table:table-cell>
          <table:table-cell office:value-type="float" office:value="13877" calcext:value-type="float">
            <text:p>13877</text:p>
          </table:table-cell>
          <table:table-cell office:value-type="float" office:value="13388" calcext:value-type="float">
            <text:p>13388</text:p>
          </table:table-cell>
          <table:table-cell office:value-type="float" office:value="36553" calcext:value-type="float">
            <text:p>36553</text:p>
          </table:table-cell>
          <table:table-cell office:value-type="float" office:value="24588" calcext:value-type="float">
            <text:p>24588</text:p>
          </table:table-cell>
        </table:table-row>
        <table:table-row table:style-name="ro1"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14237" calcext:value-type="float">
            <text:p>14237</text:p>
          </table:table-cell>
          <table:table-cell office:value-type="float" office:value="13714" calcext:value-type="float">
            <text:p>13714</text:p>
          </table:table-cell>
          <table:table-cell office:value-type="float" office:value="36912" calcext:value-type="float">
            <text:p>36912</text:p>
          </table:table-cell>
          <table:table-cell office:value-type="float" office:value="24959" calcext:value-type="float">
            <text:p>24959</text:p>
          </table:table-cell>
        </table:table-row>
        <table:table-row table:style-name="ro1">
          <table:table-cell table:number-columns-repeated="3"/>
          <table:table-cell office:value-type="float" office:value="221" calcext:value-type="float">
            <text:p>221</text:p>
          </table:table-cell>
          <table:table-cell office:value-type="float" office:value="14892" calcext:value-type="float">
            <text:p>14892</text:p>
          </table:table-cell>
          <table:table-cell office:value-type="float" office:value="14372" calcext:value-type="float">
            <text:p>14372</text:p>
          </table:table-cell>
          <table:table-cell office:value-type="float" office:value="37807" calcext:value-type="float">
            <text:p>37807</text:p>
          </table:table-cell>
          <table:table-cell office:value-type="float" office:value="25695" calcext:value-type="float">
            <text:p>25695</text:p>
          </table:table-cell>
        </table:table-row>
        <table:table-row table:style-name="ro1">
          <table:table-cell table:number-columns-repeated="3"/>
          <table:table-cell office:value-type="float" office:value="222" calcext:value-type="float">
            <text:p>222</text:p>
          </table:table-cell>
          <table:table-cell office:value-type="float" office:value="15427" calcext:value-type="float">
            <text:p>15427</text:p>
          </table:table-cell>
          <table:table-cell office:value-type="float" office:value="14985" calcext:value-type="float">
            <text:p>14985</text:p>
          </table:table-cell>
          <table:table-cell office:value-type="float" office:value="38445" calcext:value-type="float">
            <text:p>38445</text:p>
          </table:table-cell>
          <table:table-cell office:value-type="float" office:value="26317" calcext:value-type="float">
            <text:p>26317</text:p>
          </table:table-cell>
        </table:table-row>
        <table:table-row table:style-name="ro1">
          <table:table-cell table:number-columns-repeated="3"/>
          <table:table-cell office:value-type="float" office:value="223" calcext:value-type="float">
            <text:p>223</text:p>
          </table:table-cell>
          <table:table-cell office:value-type="float" office:value="16205" calcext:value-type="float">
            <text:p>16205</text:p>
          </table:table-cell>
          <table:table-cell office:value-type="float" office:value="15677" calcext:value-type="float">
            <text:p>15677</text:p>
          </table:table-cell>
          <table:table-cell office:value-type="float" office:value="39368" calcext:value-type="float">
            <text:p>39368</text:p>
          </table:table-cell>
          <table:table-cell office:value-type="float" office:value="27123" calcext:value-type="float">
            <text:p>27123</text:p>
          </table:table-cell>
        </table:table-row>
        <table:table-row table:style-name="ro1">
          <table:table-cell table:number-columns-repeated="3"/>
          <table:table-cell office:value-type="float" office:value="224" calcext:value-type="float">
            <text:p>224</text:p>
          </table:table-cell>
          <table:table-cell office:value-type="float" office:value="16256" calcext:value-type="float">
            <text:p>16256</text:p>
          </table:table-cell>
          <table:table-cell office:value-type="float" office:value="15654" calcext:value-type="float">
            <text:p>15654</text:p>
          </table:table-cell>
          <table:table-cell office:value-type="float" office:value="39365" calcext:value-type="float">
            <text:p>39365</text:p>
          </table:table-cell>
          <table:table-cell office:value-type="float" office:value="27243" calcext:value-type="float">
            <text:p>27243</text:p>
          </table:table-cell>
        </table:table-row>
        <table:table-row table:style-name="ro1">
          <table:table-cell table:number-columns-repeated="3"/>
          <table:table-cell office:value-type="float" office:value="225" calcext:value-type="float">
            <text:p>225</text:p>
          </table:table-cell>
          <table:table-cell office:value-type="float" office:value="16949" calcext:value-type="float">
            <text:p>16949</text:p>
          </table:table-cell>
          <table:table-cell office:value-type="float" office:value="16400" calcext:value-type="float">
            <text:p>16400</text:p>
          </table:table-cell>
          <table:table-cell office:value-type="float" office:value="40292" calcext:value-type="float">
            <text:p>40292</text:p>
          </table:table-cell>
          <table:table-cell office:value-type="float" office:value="28033" calcext:value-type="float">
            <text:p>28033</text:p>
          </table:table-cell>
        </table:table-row>
        <table:table-row table:style-name="ro1">
          <table:table-cell table:number-columns-repeated="3"/>
          <table:table-cell office:value-type="float" office:value="226" calcext:value-type="float">
            <text:p>226</text:p>
          </table:table-cell>
          <table:table-cell office:value-type="float" office:value="17476" calcext:value-type="float">
            <text:p>17476</text:p>
          </table:table-cell>
          <table:table-cell office:value-type="float" office:value="16951" calcext:value-type="float">
            <text:p>16951</text:p>
          </table:table-cell>
          <table:table-cell office:value-type="float" office:value="41049" calcext:value-type="float">
            <text:p>41049</text:p>
          </table:table-cell>
          <table:table-cell office:value-type="float" office:value="28718" calcext:value-type="float">
            <text:p>28718</text:p>
          </table:table-cell>
        </table:table-row>
        <table:table-row table:style-name="ro1">
          <table:table-cell table:number-columns-repeated="3"/>
          <table:table-cell office:value-type="float" office:value="227" calcext:value-type="float">
            <text:p>227</text:p>
          </table:table-cell>
          <table:table-cell office:value-type="float" office:value="18269" calcext:value-type="float">
            <text:p>18269</text:p>
          </table:table-cell>
          <table:table-cell office:value-type="float" office:value="17637" calcext:value-type="float">
            <text:p>17637</text:p>
          </table:table-cell>
          <table:table-cell office:value-type="float" office:value="42002" calcext:value-type="float">
            <text:p>42002</text:p>
          </table:table-cell>
          <table:table-cell office:value-type="float" office:value="29542" calcext:value-type="float">
            <text:p>29542</text:p>
          </table:table-cell>
        </table:table-row>
        <table:table-row table:style-name="ro1">
          <table:table-cell table:number-columns-repeated="3"/>
          <table:table-cell office:value-type="float" office:value="228" calcext:value-type="float">
            <text:p>228</text:p>
          </table:table-cell>
          <table:table-cell office:value-type="float" office:value="18598" calcext:value-type="float">
            <text:p>18598</text:p>
          </table:table-cell>
          <table:table-cell office:value-type="float" office:value="18034" calcext:value-type="float">
            <text:p>18034</text:p>
          </table:table-cell>
          <table:table-cell office:value-type="float" office:value="42369" calcext:value-type="float">
            <text:p>42369</text:p>
          </table:table-cell>
          <table:table-cell office:value-type="float" office:value="29939" calcext:value-type="float">
            <text:p>29939</text:p>
          </table:table-cell>
        </table:table-row>
        <table:table-row table:style-name="ro1">
          <table:table-cell table:number-columns-repeated="3"/>
          <table:table-cell office:value-type="float" office:value="229" calcext:value-type="float">
            <text:p>229</text:p>
          </table:table-cell>
          <table:table-cell office:value-type="float" office:value="19374" calcext:value-type="float">
            <text:p>19374</text:p>
          </table:table-cell>
          <table:table-cell office:value-type="float" office:value="18780" calcext:value-type="float">
            <text:p>18780</text:p>
          </table:table-cell>
          <table:table-cell office:value-type="float" office:value="43314" calcext:value-type="float">
            <text:p>43314</text:p>
          </table:table-cell>
          <table:table-cell office:value-type="float" office:value="30789" calcext:value-type="float">
            <text:p>30789</text:p>
          </table:table-cell>
        </table:table-row>
        <table:table-row table:style-name="ro1">
          <table:table-cell table:number-columns-repeated="3"/>
          <table:table-cell office:value-type="float" office:value="230" calcext:value-type="float">
            <text:p>230</text:p>
          </table:table-cell>
          <table:table-cell office:value-type="float" office:value="19942" calcext:value-type="float">
            <text:p>19942</text:p>
          </table:table-cell>
          <table:table-cell office:value-type="float" office:value="19428" calcext:value-type="float">
            <text:p>19428</text:p>
          </table:table-cell>
          <table:table-cell office:value-type="float" office:value="44065" calcext:value-type="float">
            <text:p>44065</text:p>
          </table:table-cell>
          <table:table-cell office:value-type="float" office:value="31478" calcext:value-type="float">
            <text:p>31478</text:p>
          </table:table-cell>
        </table:table-row>
        <table:table-row table:style-name="ro1">
          <table:table-cell table:number-columns-repeated="3"/>
          <table:table-cell office:value-type="float" office:value="231" calcext:value-type="float">
            <text:p>231</text:p>
          </table:table-cell>
          <table:table-cell office:value-type="float" office:value="20794" calcext:value-type="float">
            <text:p>20794</text:p>
          </table:table-cell>
          <table:table-cell office:value-type="float" office:value="20198" calcext:value-type="float">
            <text:p>20198</text:p>
          </table:table-cell>
          <table:table-cell office:value-type="float" office:value="45116" calcext:value-type="float">
            <text:p>45116</text:p>
          </table:table-cell>
          <table:table-cell office:value-type="float" office:value="32335" calcext:value-type="float">
            <text:p>32335</text:p>
          </table:table-cell>
        </table:table-row>
        <table:table-row table:style-name="ro1">
          <table:table-cell table:number-columns-repeated="3"/>
          <table:table-cell office:value-type="float" office:value="232" calcext:value-type="float">
            <text:p>232</text:p>
          </table:table-cell>
          <table:table-cell office:value-type="float" office:value="20740" calcext:value-type="float">
            <text:p>20740</text:p>
          </table:table-cell>
          <table:table-cell office:value-type="float" office:value="20155" calcext:value-type="float">
            <text:p>20155</text:p>
          </table:table-cell>
          <table:table-cell office:value-type="float" office:value="45021" calcext:value-type="float">
            <text:p>45021</text:p>
          </table:table-cell>
          <table:table-cell office:value-type="float" office:value="32297" calcext:value-type="float">
            <text:p>32297</text:p>
          </table:table-cell>
        </table:table-row>
        <table:table-row table:style-name="ro1">
          <table:table-cell table:number-columns-repeated="3"/>
          <table:table-cell office:value-type="float" office:value="233" calcext:value-type="float">
            <text:p>233</text:p>
          </table:table-cell>
          <table:table-cell office:value-type="float" office:value="21605" calcext:value-type="float">
            <text:p>21605</text:p>
          </table:table-cell>
          <table:table-cell office:value-type="float" office:value="20993" calcext:value-type="float">
            <text:p>20993</text:p>
          </table:table-cell>
          <table:table-cell office:value-type="float" office:value="46032" calcext:value-type="float">
            <text:p>46032</text:p>
          </table:table-cell>
          <table:table-cell office:value-type="float" office:value="33211" calcext:value-type="float">
            <text:p>33211</text:p>
          </table:table-cell>
        </table:table-row>
        <table:table-row table:style-name="ro1">
          <table:table-cell table:number-columns-repeated="3"/>
          <table:table-cell office:value-type="float" office:value="234" calcext:value-type="float">
            <text:p>234</text:p>
          </table:table-cell>
          <table:table-cell office:value-type="float" office:value="22225" calcext:value-type="float">
            <text:p>22225</text:p>
          </table:table-cell>
          <table:table-cell office:value-type="float" office:value="21617" calcext:value-type="float">
            <text:p>21617</text:p>
          </table:table-cell>
          <table:table-cell office:value-type="float" office:value="46914" calcext:value-type="float">
            <text:p>46914</text:p>
          </table:table-cell>
          <table:table-cell office:value-type="float" office:value="33958" calcext:value-type="float">
            <text:p>33958</text:p>
          </table:table-cell>
        </table:table-row>
        <table:table-row table:style-name="ro1">
          <table:table-cell table:number-columns-repeated="3"/>
          <table:table-cell office:value-type="float" office:value="235" calcext:value-type="float">
            <text:p>235</text:p>
          </table:table-cell>
          <table:table-cell office:value-type="float" office:value="23063" calcext:value-type="float">
            <text:p>23063</text:p>
          </table:table-cell>
          <table:table-cell office:value-type="float" office:value="22464" calcext:value-type="float">
            <text:p>22464</text:p>
          </table:table-cell>
          <table:table-cell office:value-type="float" office:value="47967" calcext:value-type="float">
            <text:p>47967</text:p>
          </table:table-cell>
          <table:table-cell office:value-type="float" office:value="34917" calcext:value-type="float">
            <text:p>34917</text:p>
          </table:table-cell>
        </table:table-row>
        <table:table-row table:style-name="ro1">
          <table:table-cell table:number-columns-repeated="3"/>
          <table:table-cell office:value-type="float" office:value="236" calcext:value-type="float">
            <text:p>236</text:p>
          </table:table-cell>
          <table:table-cell office:value-type="float" office:value="23519" calcext:value-type="float">
            <text:p>23519</text:p>
          </table:table-cell>
          <table:table-cell office:value-type="float" office:value="22880" calcext:value-type="float">
            <text:p>22880</text:p>
          </table:table-cell>
          <table:table-cell office:value-type="float" office:value="48354" calcext:value-type="float">
            <text:p>48354</text:p>
          </table:table-cell>
          <table:table-cell office:value-type="float" office:value="35340" calcext:value-type="float">
            <text:p>35340</text:p>
          </table:table-cell>
        </table:table-row>
        <table:table-row table:style-name="ro1">
          <table:table-cell table:number-columns-repeated="3"/>
          <table:table-cell office:value-type="float" office:value="237" calcext:value-type="float">
            <text:p>237</text:p>
          </table:table-cell>
          <table:table-cell office:value-type="float" office:value="24378" calcext:value-type="float">
            <text:p>24378</text:p>
          </table:table-cell>
          <table:table-cell office:value-type="float" office:value="23739" calcext:value-type="float">
            <text:p>23739</text:p>
          </table:table-cell>
          <table:table-cell office:value-type="float" office:value="49389" calcext:value-type="float">
            <text:p>49389</text:p>
          </table:table-cell>
          <table:table-cell office:value-type="float" office:value="36175" calcext:value-type="float">
            <text:p>36175</text:p>
          </table:table-cell>
        </table:table-row>
        <table:table-row table:style-name="ro1">
          <table:table-cell table:number-columns-repeated="3"/>
          <table:table-cell office:value-type="float" office:value="238" calcext:value-type="float">
            <text:p>238</text:p>
          </table:table-cell>
          <table:table-cell office:value-type="float" office:value="24967" calcext:value-type="float">
            <text:p>24967</text:p>
          </table:table-cell>
          <table:table-cell office:value-type="float" office:value="24403" calcext:value-type="float">
            <text:p>24403</text:p>
          </table:table-cell>
          <table:table-cell office:value-type="float" office:value="50258" calcext:value-type="float">
            <text:p>50258</text:p>
          </table:table-cell>
          <table:table-cell office:value-type="float" office:value="36898" calcext:value-type="float">
            <text:p>36898</text:p>
          </table:table-cell>
        </table:table-row>
        <table:table-row table:style-name="ro1">
          <table:table-cell table:number-columns-repeated="3"/>
          <table:table-cell office:value-type="float" office:value="239" calcext:value-type="float">
            <text:p>239</text:p>
          </table:table-cell>
          <table:table-cell office:value-type="float" office:value="25909" calcext:value-type="float">
            <text:p>25909</text:p>
          </table:table-cell>
          <table:table-cell office:value-type="float" office:value="25341" calcext:value-type="float">
            <text:p>25341</text:p>
          </table:table-cell>
          <table:table-cell office:value-type="float" office:value="51468" calcext:value-type="float">
            <text:p>51468</text:p>
          </table:table-cell>
          <table:table-cell office:value-type="float" office:value="37947" calcext:value-type="float">
            <text:p>37947</text:p>
          </table:table-cell>
        </table:table-row>
        <table:table-row table:style-name="ro1"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25930" calcext:value-type="float">
            <text:p>25930</text:p>
          </table:table-cell>
          <table:table-cell office:value-type="float" office:value="25316" calcext:value-type="float">
            <text:p>25316</text:p>
          </table:table-cell>
          <table:table-cell office:value-type="float" office:value="51482" calcext:value-type="float">
            <text:p>51482</text:p>
          </table:table-cell>
          <table:table-cell office:value-type="float" office:value="37995" calcext:value-type="float">
            <text:p>379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5:49:14.107000000</meta:creation-date>
    <dc:date>2020-08-18T17:55:17.195000000</dc:date>
    <meta:editing-duration>PT5M28S</meta:editing-duration>
    <meta:editing-cycles>2</meta:editing-cycles>
    <meta:generator>LibreOffice/6.2.8.2$Windows_X86_64 LibreOffice_project/f82ddfca21ebc1e222a662a32b25c0c9d20169ee</meta:generator>
    <meta:document-statistic meta:table-count="1" meta:cell-count="11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667cm" svg:height="20.266cm" xlink:href=".." xlink:type="simple" chart:class="chart:scatter" chart:style-name="ch1">
        <chart:legend chart:legend-position="end" svg:x="37.788cm" svg:y="9.087cm" style:legend-expansion="high" chart:style-name="ch2"/>
        <chart:plot-area chart:style-name="ch3" table:cell-range-address="Sheet1.D4:Sheet1.H229" svg:x="0.813cm" svg:y="0.405cm" svg:width="36.162cm" svg:height="19.456cm">
          <chartooo:coordinate-region svg:x="2.096cm" svg:y="0.604cm" svg:width="34.599cm" svg:height="19.0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4:Sheet1.E229" chart:class="chart:scatter">
            <chart:domain table:cell-range-address="Sheet1.D4:Sheet1.D229"/>
            <chart:data-point chart:repeated="226"/>
          </chart:series>
          <chart:series chart:style-name="ch7" chart:values-cell-range-address="Sheet1.F4:Sheet1.F229" chart:class="chart:scatter">
            <chart:data-point chart:repeated="226"/>
          </chart:series>
          <chart:series chart:style-name="ch8" chart:values-cell-range-address="Sheet1.G4:Sheet1.G229" chart:class="chart:scatter">
            <chart:data-point chart:repeated="226"/>
          </chart:series>
          <chart:series chart:style-name="ch9" chart:values-cell-range-address="Sheet1.H4:Sheet1.H229" chart:class="chart:scatter">
            <chart:data-point chart:repeated="2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Sheet1.D4:Sheet1.D229</svg:desc>
                </draw:g>
              </table:table-cell>
              <table:table-cell office:value-type="float" office:value="-28854">
                <text:p>-28854</text:p>
                <draw:g>
                  <svg:desc>Sheet1.E4:Sheet1.E229</svg:desc>
                </draw:g>
              </table:table-cell>
              <table:table-cell office:value-type="float" office:value="-29299">
                <text:p>-29299</text:p>
                <draw:g>
                  <svg:desc>Sheet1.F4:Sheet1.F229</svg:desc>
                </draw:g>
              </table:table-cell>
              <table:table-cell office:value-type="float" office:value="-16960">
                <text:p>-16960</text:p>
                <draw:g>
                  <svg:desc>Sheet1.G4:Sheet1.G229</svg:desc>
                </draw:g>
              </table:table-cell>
              <table:table-cell office:value-type="float" office:value="-24070">
                <text:p>-24070</text:p>
                <draw:g>
                  <svg:desc>Sheet1.H4:Sheet1.H2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-28784">
                <text:p>-28784</text:p>
              </table:table-cell>
              <table:table-cell office:value-type="float" office:value="-29293">
                <text:p>-29293</text:p>
              </table:table-cell>
              <table:table-cell office:value-type="float" office:value="-16962">
                <text:p>-16962</text:p>
              </table:table-cell>
              <table:table-cell office:value-type="float" office:value="-24049">
                <text:p>-240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-28570">
                <text:p>-28570</text:p>
              </table:table-cell>
              <table:table-cell office:value-type="float" office:value="-29073">
                <text:p>-29073</text:p>
              </table:table-cell>
              <table:table-cell office:value-type="float" office:value="-16706">
                <text:p>-16706</text:p>
              </table:table-cell>
              <table:table-cell office:value-type="float" office:value="-23808">
                <text:p>-238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-28413">
                <text:p>-28413</text:p>
              </table:table-cell>
              <table:table-cell office:value-type="float" office:value="-28889">
                <text:p>-28889</text:p>
              </table:table-cell>
              <table:table-cell office:value-type="float" office:value="-16518">
                <text:p>-16518</text:p>
              </table:table-cell>
              <table:table-cell office:value-type="float" office:value="-23623">
                <text:p>-236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-28191">
                <text:p>-28191</text:p>
              </table:table-cell>
              <table:table-cell office:value-type="float" office:value="-28687">
                <text:p>-28687</text:p>
              </table:table-cell>
              <table:table-cell office:value-type="float" office:value="-16252">
                <text:p>-16252</text:p>
              </table:table-cell>
              <table:table-cell office:value-type="float" office:value="-23392">
                <text:p>-23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-28136">
                <text:p>-28136</text:p>
              </table:table-cell>
              <table:table-cell office:value-type="float" office:value="-28592">
                <text:p>-28592</text:p>
              </table:table-cell>
              <table:table-cell office:value-type="float" office:value="-16088">
                <text:p>-16088</text:p>
              </table:table-cell>
              <table:table-cell office:value-type="float" office:value="-23280">
                <text:p>-232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-27924">
                <text:p>-27924</text:p>
              </table:table-cell>
              <table:table-cell office:value-type="float" office:value="-28377">
                <text:p>-28377</text:p>
              </table:table-cell>
              <table:table-cell office:value-type="float" office:value="-15808">
                <text:p>-15808</text:p>
              </table:table-cell>
              <table:table-cell office:value-type="float" office:value="-23034">
                <text:p>-230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-27713">
                <text:p>-27713</text:p>
              </table:table-cell>
              <table:table-cell office:value-type="float" office:value="-28216">
                <text:p>-28216</text:p>
              </table:table-cell>
              <table:table-cell office:value-type="float" office:value="-15610">
                <text:p>-15610</text:p>
              </table:table-cell>
              <table:table-cell office:value-type="float" office:value="-22839">
                <text:p>-228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-27493">
                <text:p>-27493</text:p>
              </table:table-cell>
              <table:table-cell office:value-type="float" office:value="-28008">
                <text:p>-28008</text:p>
              </table:table-cell>
              <table:table-cell office:value-type="float" office:value="-15314">
                <text:p>-15314</text:p>
              </table:table-cell>
              <table:table-cell office:value-type="float" office:value="-22581">
                <text:p>-225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-27520">
                <text:p>-27520</text:p>
              </table:table-cell>
              <table:table-cell office:value-type="float" office:value="-28040">
                <text:p>-28040</text:p>
              </table:table-cell>
              <table:table-cell office:value-type="float" office:value="-15326">
                <text:p>-15326</text:p>
              </table:table-cell>
              <table:table-cell office:value-type="float" office:value="-22599">
                <text:p>-225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-27295">
                <text:p>-27295</text:p>
              </table:table-cell>
              <table:table-cell office:value-type="float" office:value="-27813">
                <text:p>-27813</text:p>
              </table:table-cell>
              <table:table-cell office:value-type="float" office:value="-15019">
                <text:p>-15019</text:p>
              </table:table-cell>
              <table:table-cell office:value-type="float" office:value="-22345">
                <text:p>-223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-27131">
                <text:p>-27131</text:p>
              </table:table-cell>
              <table:table-cell office:value-type="float" office:value="-27630">
                <text:p>-27630</text:p>
              </table:table-cell>
              <table:table-cell office:value-type="float" office:value="-14789">
                <text:p>-14789</text:p>
              </table:table-cell>
              <table:table-cell office:value-type="float" office:value="-22161">
                <text:p>-221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-26869">
                <text:p>-26869</text:p>
              </table:table-cell>
              <table:table-cell office:value-type="float" office:value="-27397">
                <text:p>-27397</text:p>
              </table:table-cell>
              <table:table-cell office:value-type="float" office:value="-14507">
                <text:p>-14507</text:p>
              </table:table-cell>
              <table:table-cell office:value-type="float" office:value="-21912">
                <text:p>-219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-26787">
                <text:p>-26787</text:p>
              </table:table-cell>
              <table:table-cell office:value-type="float" office:value="-27287">
                <text:p>-27287</text:p>
              </table:table-cell>
              <table:table-cell office:value-type="float" office:value="-14384">
                <text:p>-14384</text:p>
              </table:table-cell>
              <table:table-cell office:value-type="float" office:value="-21784">
                <text:p>-217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26591">
                <text:p>-26591</text:p>
              </table:table-cell>
              <table:table-cell office:value-type="float" office:value="-27059">
                <text:p>-27059</text:p>
              </table:table-cell>
              <table:table-cell office:value-type="float" office:value="-14112">
                <text:p>-14112</text:p>
              </table:table-cell>
              <table:table-cell office:value-type="float" office:value="-21525">
                <text:p>-215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-26377">
                <text:p>-26377</text:p>
              </table:table-cell>
              <table:table-cell office:value-type="float" office:value="-26875">
                <text:p>-26875</text:p>
              </table:table-cell>
              <table:table-cell office:value-type="float" office:value="-13871">
                <text:p>-13871</text:p>
              </table:table-cell>
              <table:table-cell office:value-type="float" office:value="-21318">
                <text:p>-213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">
                <text:p>31</text:p>
              </table:table-cell>
              <table:table-cell office:value-type="float" office:value="-26154">
                <text:p>-26154</text:p>
              </table:table-cell>
              <table:table-cell office:value-type="float" office:value="-26622">
                <text:p>-26622</text:p>
              </table:table-cell>
              <table:table-cell office:value-type="float" office:value="-13581">
                <text:p>-13581</text:p>
              </table:table-cell>
              <table:table-cell office:value-type="float" office:value="-21050">
                <text:p>-210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-26109">
                <text:p>-26109</text:p>
              </table:table-cell>
              <table:table-cell office:value-type="float" office:value="-26614">
                <text:p>-26614</text:p>
              </table:table-cell>
              <table:table-cell office:value-type="float" office:value="-13461">
                <text:p>-13461</text:p>
              </table:table-cell>
              <table:table-cell office:value-type="float" office:value="-21011">
                <text:p>-210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-25885">
                <text:p>-25885</text:p>
              </table:table-cell>
              <table:table-cell office:value-type="float" office:value="-26383">
                <text:p>-26383</text:p>
              </table:table-cell>
              <table:table-cell office:value-type="float" office:value="-13143">
                <text:p>-13143</text:p>
              </table:table-cell>
              <table:table-cell office:value-type="float" office:value="-20704">
                <text:p>-207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-25642">
                <text:p>-25642</text:p>
              </table:table-cell>
              <table:table-cell office:value-type="float" office:value="-26181">
                <text:p>-26181</text:p>
              </table:table-cell>
              <table:table-cell office:value-type="float" office:value="-12898">
                <text:p>-12898</text:p>
              </table:table-cell>
              <table:table-cell office:value-type="float" office:value="-20488">
                <text:p>-204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-25365">
                <text:p>-25365</text:p>
              </table:table-cell>
              <table:table-cell office:value-type="float" office:value="-25940">
                <text:p>-25940</text:p>
              </table:table-cell>
              <table:table-cell office:value-type="float" office:value="-12583">
                <text:p>-12583</text:p>
              </table:table-cell>
              <table:table-cell office:value-type="float" office:value="-20233">
                <text:p>-202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">
                <text:p>36</text:p>
              </table:table-cell>
              <table:table-cell office:value-type="float" office:value="-25274">
                <text:p>-25274</text:p>
              </table:table-cell>
              <table:table-cell office:value-type="float" office:value="-25816">
                <text:p>-25816</text:p>
              </table:table-cell>
              <table:table-cell office:value-type="float" office:value="-12429">
                <text:p>-12429</text:p>
              </table:table-cell>
              <table:table-cell office:value-type="float" office:value="-20071">
                <text:p>-200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">
                <text:p>37</text:p>
              </table:table-cell>
              <table:table-cell office:value-type="float" office:value="-25022">
                <text:p>-25022</text:p>
              </table:table-cell>
              <table:table-cell office:value-type="float" office:value="-25569">
                <text:p>-25569</text:p>
              </table:table-cell>
              <table:table-cell office:value-type="float" office:value="-12086">
                <text:p>-12086</text:p>
              </table:table-cell>
              <table:table-cell office:value-type="float" office:value="-19777">
                <text:p>-197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">
                <text:p>38</text:p>
              </table:table-cell>
              <table:table-cell office:value-type="float" office:value="-24818">
                <text:p>-24818</text:p>
              </table:table-cell>
              <table:table-cell office:value-type="float" office:value="-25380">
                <text:p>-25380</text:p>
              </table:table-cell>
              <table:table-cell office:value-type="float" office:value="-11817">
                <text:p>-11817</text:p>
              </table:table-cell>
              <table:table-cell office:value-type="float" office:value="-19551">
                <text:p>-195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-24526">
                <text:p>-24526</text:p>
              </table:table-cell>
              <table:table-cell office:value-type="float" office:value="-25132">
                <text:p>-25132</text:p>
              </table:table-cell>
              <table:table-cell office:value-type="float" office:value="-11502">
                <text:p>-11502</text:p>
              </table:table-cell>
              <table:table-cell office:value-type="float" office:value="-19264">
                <text:p>-192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-24563">
                <text:p>-24563</text:p>
              </table:table-cell>
              <table:table-cell office:value-type="float" office:value="-25152">
                <text:p>-25152</text:p>
              </table:table-cell>
              <table:table-cell office:value-type="float" office:value="-11564">
                <text:p>-11564</text:p>
              </table:table-cell>
              <table:table-cell office:value-type="float" office:value="-19305">
                <text:p>-193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">
                <text:p>41</text:p>
              </table:table-cell>
              <table:table-cell office:value-type="float" office:value="-24282">
                <text:p>-24282</text:p>
              </table:table-cell>
              <table:table-cell office:value-type="float" office:value="-24905">
                <text:p>-24905</text:p>
              </table:table-cell>
              <table:table-cell office:value-type="float" office:value="-11230">
                <text:p>-11230</text:p>
              </table:table-cell>
              <table:table-cell office:value-type="float" office:value="-18996">
                <text:p>-189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-24083">
                <text:p>-24083</text:p>
              </table:table-cell>
              <table:table-cell office:value-type="float" office:value="-24692">
                <text:p>-24692</text:p>
              </table:table-cell>
              <table:table-cell office:value-type="float" office:value="-10949">
                <text:p>-10949</text:p>
              </table:table-cell>
              <table:table-cell office:value-type="float" office:value="-18766">
                <text:p>-187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-23876">
                <text:p>-23876</text:p>
              </table:table-cell>
              <table:table-cell office:value-type="float" office:value="-24423">
                <text:p>-24423</text:p>
              </table:table-cell>
              <table:table-cell office:value-type="float" office:value="-10520">
                <text:p>-10520</text:p>
              </table:table-cell>
              <table:table-cell office:value-type="float" office:value="-18463">
                <text:p>-184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">
                <text:p>44</text:p>
              </table:table-cell>
              <table:table-cell office:value-type="float" office:value="-23696">
                <text:p>-23696</text:p>
              </table:table-cell>
              <table:table-cell office:value-type="float" office:value="-24284">
                <text:p>-24284</text:p>
              </table:table-cell>
              <table:table-cell office:value-type="float" office:value="-10383">
                <text:p>-10383</text:p>
              </table:table-cell>
              <table:table-cell office:value-type="float" office:value="-18317">
                <text:p>-183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-23408">
                <text:p>-23408</text:p>
              </table:table-cell>
              <table:table-cell office:value-type="float" office:value="-24025">
                <text:p>-24025</text:p>
              </table:table-cell>
              <table:table-cell office:value-type="float" office:value="-10027">
                <text:p>-10027</text:p>
              </table:table-cell>
              <table:table-cell office:value-type="float" office:value="-18034">
                <text:p>-180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">
                <text:p>46</text:p>
              </table:table-cell>
              <table:table-cell office:value-type="float" office:value="-23200">
                <text:p>-23200</text:p>
              </table:table-cell>
              <table:table-cell office:value-type="float" office:value="-23815">
                <text:p>-23815</text:p>
              </table:table-cell>
              <table:table-cell office:value-type="float" office:value="-9761">
                <text:p>-9761</text:p>
              </table:table-cell>
              <table:table-cell office:value-type="float" office:value="-17789">
                <text:p>-177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">
                <text:p>47</text:p>
              </table:table-cell>
              <table:table-cell office:value-type="float" office:value="-22908">
                <text:p>-22908</text:p>
              </table:table-cell>
              <table:table-cell office:value-type="float" office:value="-23537">
                <text:p>-23537</text:p>
              </table:table-cell>
              <table:table-cell office:value-type="float" office:value="-9391">
                <text:p>-9391</text:p>
              </table:table-cell>
              <table:table-cell office:value-type="float" office:value="-17478">
                <text:p>-174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-22834">
                <text:p>-22834</text:p>
              </table:table-cell>
              <table:table-cell office:value-type="float" office:value="-23472">
                <text:p>-23472</text:p>
              </table:table-cell>
              <table:table-cell office:value-type="float" office:value="-9343">
                <text:p>-9343</text:p>
              </table:table-cell>
              <table:table-cell office:value-type="float" office:value="-17406">
                <text:p>-174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-22586">
                <text:p>-22586</text:p>
              </table:table-cell>
              <table:table-cell office:value-type="float" office:value="-23182">
                <text:p>-23182</text:p>
              </table:table-cell>
              <table:table-cell office:value-type="float" office:value="-8983">
                <text:p>-8983</text:p>
              </table:table-cell>
              <table:table-cell office:value-type="float" office:value="-17086">
                <text:p>-170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-22393">
                <text:p>-22393</text:p>
              </table:table-cell>
              <table:table-cell office:value-type="float" office:value="-22950">
                <text:p>-22950</text:p>
              </table:table-cell>
              <table:table-cell office:value-type="float" office:value="-8693">
                <text:p>-8693</text:p>
              </table:table-cell>
              <table:table-cell office:value-type="float" office:value="-16835">
                <text:p>-168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">
                <text:p>51</text:p>
              </table:table-cell>
              <table:table-cell office:value-type="float" office:value="-22112">
                <text:p>-22112</text:p>
              </table:table-cell>
              <table:table-cell office:value-type="float" office:value="-22687">
                <text:p>-22687</text:p>
              </table:table-cell>
              <table:table-cell office:value-type="float" office:value="-8318">
                <text:p>-8318</text:p>
              </table:table-cell>
              <table:table-cell office:value-type="float" office:value="-16507">
                <text:p>-165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-21975">
                <text:p>-21975</text:p>
              </table:table-cell>
              <table:table-cell office:value-type="float" office:value="-22509">
                <text:p>-22509</text:p>
              </table:table-cell>
              <table:table-cell office:value-type="float" office:value="-8123">
                <text:p>-8123</text:p>
              </table:table-cell>
              <table:table-cell office:value-type="float" office:value="-16352">
                <text:p>-163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">
                <text:p>53</text:p>
              </table:table-cell>
              <table:table-cell office:value-type="float" office:value="-21667">
                <text:p>-21667</text:p>
              </table:table-cell>
              <table:table-cell office:value-type="float" office:value="-22222">
                <text:p>-22222</text:p>
              </table:table-cell>
              <table:table-cell office:value-type="float" office:value="-7744">
                <text:p>-7744</text:p>
              </table:table-cell>
              <table:table-cell office:value-type="float" office:value="-16029">
                <text:p>-160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">
                <text:p>54</text:p>
              </table:table-cell>
              <table:table-cell office:value-type="float" office:value="-21434">
                <text:p>-21434</text:p>
              </table:table-cell>
              <table:table-cell office:value-type="float" office:value="-22012">
                <text:p>-22012</text:p>
              </table:table-cell>
              <table:table-cell office:value-type="float" office:value="-7449">
                <text:p>-7449</text:p>
              </table:table-cell>
              <table:table-cell office:value-type="float" office:value="-15811">
                <text:p>-158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">
                <text:p>55</text:p>
              </table:table-cell>
              <table:table-cell office:value-type="float" office:value="-21108">
                <text:p>-21108</text:p>
              </table:table-cell>
              <table:table-cell office:value-type="float" office:value="-21710">
                <text:p>-21710</text:p>
              </table:table-cell>
              <table:table-cell office:value-type="float" office:value="-7045">
                <text:p>-7045</text:p>
              </table:table-cell>
              <table:table-cell office:value-type="float" office:value="-15457">
                <text:p>-154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">
                <text:p>56</text:p>
              </table:table-cell>
              <table:table-cell office:value-type="float" office:value="-21141">
                <text:p>-21141</text:p>
              </table:table-cell>
              <table:table-cell office:value-type="float" office:value="-21759">
                <text:p>-21759</text:p>
              </table:table-cell>
              <table:table-cell office:value-type="float" office:value="-7086">
                <text:p>-7086</text:p>
              </table:table-cell>
              <table:table-cell office:value-type="float" office:value="-15512">
                <text:p>-155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">
                <text:p>57</text:p>
              </table:table-cell>
              <table:table-cell office:value-type="float" office:value="-20822">
                <text:p>-20822</text:p>
              </table:table-cell>
              <table:table-cell office:value-type="float" office:value="-21428">
                <text:p>-21428</text:p>
              </table:table-cell>
              <table:table-cell office:value-type="float" office:value="-6652">
                <text:p>-6652</text:p>
              </table:table-cell>
              <table:table-cell office:value-type="float" office:value="-15091">
                <text:p>-150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">
                <text:p>58</text:p>
              </table:table-cell>
              <table:table-cell office:value-type="float" office:value="-20585">
                <text:p>-20585</text:p>
              </table:table-cell>
              <table:table-cell office:value-type="float" office:value="-21190">
                <text:p>-21190</text:p>
              </table:table-cell>
              <table:table-cell office:value-type="float" office:value="-6394">
                <text:p>-6394</text:p>
              </table:table-cell>
              <table:table-cell office:value-type="float" office:value="-14825">
                <text:p>-148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">
                <text:p>59</text:p>
              </table:table-cell>
              <table:table-cell office:value-type="float" office:value="-20262">
                <text:p>-20262</text:p>
              </table:table-cell>
              <table:table-cell office:value-type="float" office:value="-20843">
                <text:p>-20843</text:p>
              </table:table-cell>
              <table:table-cell office:value-type="float" office:value="-5999">
                <text:p>-5999</text:p>
              </table:table-cell>
              <table:table-cell office:value-type="float" office:value="-14449">
                <text:p>-144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">
                <text:p>60</text:p>
              </table:table-cell>
              <table:table-cell office:value-type="float" office:value="-20043">
                <text:p>-20043</text:p>
              </table:table-cell>
              <table:table-cell office:value-type="float" office:value="-20712">
                <text:p>-20712</text:p>
              </table:table-cell>
              <table:table-cell office:value-type="float" office:value="-5809">
                <text:p>-5809</text:p>
              </table:table-cell>
              <table:table-cell office:value-type="float" office:value="-14308">
                <text:p>-143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">
                <text:p>61</text:p>
              </table:table-cell>
              <table:table-cell office:value-type="float" office:value="-19709">
                <text:p>-19709</text:p>
              </table:table-cell>
              <table:table-cell office:value-type="float" office:value="-20363">
                <text:p>-20363</text:p>
              </table:table-cell>
              <table:table-cell office:value-type="float" office:value="-5367">
                <text:p>-5367</text:p>
              </table:table-cell>
              <table:table-cell office:value-type="float" office:value="-13943">
                <text:p>-139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">
                <text:p>62</text:p>
              </table:table-cell>
              <table:table-cell office:value-type="float" office:value="-19512">
                <text:p>-19512</text:p>
              </table:table-cell>
              <table:table-cell office:value-type="float" office:value="-20132">
                <text:p>-20132</text:p>
              </table:table-cell>
              <table:table-cell office:value-type="float" office:value="-5013">
                <text:p>-5013</text:p>
              </table:table-cell>
              <table:table-cell office:value-type="float" office:value="-13657">
                <text:p>-136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">
                <text:p>63</text:p>
              </table:table-cell>
              <table:table-cell office:value-type="float" office:value="-19143">
                <text:p>-19143</text:p>
              </table:table-cell>
              <table:table-cell office:value-type="float" office:value="-19783">
                <text:p>-19783</text:p>
              </table:table-cell>
              <table:table-cell office:value-type="float" office:value="-4559">
                <text:p>-4559</text:p>
              </table:table-cell>
              <table:table-cell office:value-type="float" office:value="-13284">
                <text:p>-132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-19092">
                <text:p>-19092</text:p>
              </table:table-cell>
              <table:table-cell office:value-type="float" office:value="-19746">
                <text:p>-19746</text:p>
              </table:table-cell>
              <table:table-cell office:value-type="float" office:value="-4510">
                <text:p>-4510</text:p>
              </table:table-cell>
              <table:table-cell office:value-type="float" office:value="-13214">
                <text:p>-132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-18821">
                <text:p>-18821</text:p>
              </table:table-cell>
              <table:table-cell office:value-type="float" office:value="-19412">
                <text:p>-19412</text:p>
              </table:table-cell>
              <table:table-cell office:value-type="float" office:value="-4129">
                <text:p>-4129</text:p>
              </table:table-cell>
              <table:table-cell office:value-type="float" office:value="-12836">
                <text:p>-128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">
                <text:p>66</text:p>
              </table:table-cell>
              <table:table-cell office:value-type="float" office:value="-18570">
                <text:p>-18570</text:p>
              </table:table-cell>
              <table:table-cell office:value-type="float" office:value="-19164">
                <text:p>-19164</text:p>
              </table:table-cell>
              <table:table-cell office:value-type="float" office:value="-3749">
                <text:p>-3749</text:p>
              </table:table-cell>
              <table:table-cell office:value-type="float" office:value="-12612">
                <text:p>-126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-18168">
                <text:p>-18168</text:p>
              </table:table-cell>
              <table:table-cell office:value-type="float" office:value="-18818">
                <text:p>-18818</text:p>
              </table:table-cell>
              <table:table-cell office:value-type="float" office:value="-3272">
                <text:p>-3272</text:p>
              </table:table-cell>
              <table:table-cell office:value-type="float" office:value="-12191">
                <text:p>-121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-17988">
                <text:p>-17988</text:p>
              </table:table-cell>
              <table:table-cell office:value-type="float" office:value="-18692">
                <text:p>-18692</text:p>
              </table:table-cell>
              <table:table-cell office:value-type="float" office:value="-3070">
                <text:p>-3070</text:p>
              </table:table-cell>
              <table:table-cell office:value-type="float" office:value="-11972">
                <text:p>-119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">
                <text:p>69</text:p>
              </table:table-cell>
              <table:table-cell office:value-type="float" office:value="-17624">
                <text:p>-17624</text:p>
              </table:table-cell>
              <table:table-cell office:value-type="float" office:value="-18328">
                <text:p>-18328</text:p>
              </table:table-cell>
              <table:table-cell office:value-type="float" office:value="-2593">
                <text:p>-2593</text:p>
              </table:table-cell>
              <table:table-cell office:value-type="float" office:value="-11566">
                <text:p>-115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-17344">
                <text:p>-17344</text:p>
              </table:table-cell>
              <table:table-cell office:value-type="float" office:value="-18065">
                <text:p>-18065</text:p>
              </table:table-cell>
              <table:table-cell office:value-type="float" office:value="-2265">
                <text:p>-2265</text:p>
              </table:table-cell>
              <table:table-cell office:value-type="float" office:value="-11252">
                <text:p>-112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-16976">
                <text:p>-16976</text:p>
              </table:table-cell>
              <table:table-cell office:value-type="float" office:value="-17667">
                <text:p>-17667</text:p>
              </table:table-cell>
              <table:table-cell office:value-type="float" office:value="-1752">
                <text:p>-1752</text:p>
              </table:table-cell>
              <table:table-cell office:value-type="float" office:value="-10829">
                <text:p>-108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2">
                <text:p>72</text:p>
              </table:table-cell>
              <table:table-cell office:value-type="float" office:value="-16992">
                <text:p>-16992</text:p>
              </table:table-cell>
              <table:table-cell office:value-type="float" office:value="-17705">
                <text:p>-17705</text:p>
              </table:table-cell>
              <table:table-cell office:value-type="float" office:value="-1845">
                <text:p>-1845</text:p>
              </table:table-cell>
              <table:table-cell office:value-type="float" office:value="-10863">
                <text:p>-108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3">
                <text:p>73</text:p>
              </table:table-cell>
              <table:table-cell office:value-type="float" office:value="-16626">
                <text:p>-16626</text:p>
              </table:table-cell>
              <table:table-cell office:value-type="float" office:value="-17324">
                <text:p>-17324</text:p>
              </table:table-cell>
              <table:table-cell office:value-type="float" office:value="-1325">
                <text:p>-1325</text:p>
              </table:table-cell>
              <table:table-cell office:value-type="float" office:value="-10431">
                <text:p>-104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">
                <text:p>74</text:p>
              </table:table-cell>
              <table:table-cell office:value-type="float" office:value="-16329">
                <text:p>-16329</text:p>
              </table:table-cell>
              <table:table-cell office:value-type="float" office:value="-17054">
                <text:p>-17054</text:p>
              </table:table-cell>
              <table:table-cell office:value-type="float" office:value="-871">
                <text:p>-871</text:p>
              </table:table-cell>
              <table:table-cell office:value-type="float" office:value="-10115">
                <text:p>-101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">
                <text:p>75</text:p>
              </table:table-cell>
              <table:table-cell office:value-type="float" office:value="-15941">
                <text:p>-15941</text:p>
              </table:table-cell>
              <table:table-cell office:value-type="float" office:value="-16684">
                <text:p>-16684</text:p>
              </table:table-cell>
              <table:table-cell office:value-type="float" office:value="-378">
                <text:p>-378</text:p>
              </table:table-cell>
              <table:table-cell office:value-type="float" office:value="-9676">
                <text:p>-96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-15736">
                <text:p>-15736</text:p>
              </table:table-cell>
              <table:table-cell office:value-type="float" office:value="-16505">
                <text:p>-16505</text:p>
              </table:table-cell>
              <table:table-cell office:value-type="float" office:value="-149">
                <text:p>-149</text:p>
              </table:table-cell>
              <table:table-cell office:value-type="float" office:value="-9532">
                <text:p>-95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7">
                <text:p>77</text:p>
              </table:table-cell>
              <table:table-cell office:value-type="float" office:value="-15343">
                <text:p>-15343</text:p>
              </table:table-cell>
              <table:table-cell office:value-type="float" office:value="-16096">
                <text:p>-16096</text:p>
              </table:table-cell>
              <table:table-cell office:value-type="float" office:value="302">
                <text:p>302</text:p>
              </table:table-cell>
              <table:table-cell office:value-type="float" office:value="-9122">
                <text:p>-91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-15105">
                <text:p>-15105</text:p>
              </table:table-cell>
              <table:table-cell office:value-type="float" office:value="-15877">
                <text:p>-15877</text:p>
              </table:table-cell>
              <table:table-cell office:value-type="float" office:value="740">
                <text:p>740</text:p>
              </table:table-cell>
              <table:table-cell office:value-type="float" office:value="-8777">
                <text:p>-87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9">
                <text:p>79</text:p>
              </table:table-cell>
              <table:table-cell office:value-type="float" office:value="-14663">
                <text:p>-14663</text:p>
              </table:table-cell>
              <table:table-cell office:value-type="float" office:value="-15449">
                <text:p>-15449</text:p>
              </table:table-cell>
              <table:table-cell office:value-type="float" office:value="1260">
                <text:p>1260</text:p>
              </table:table-cell>
              <table:table-cell office:value-type="float" office:value="-8326">
                <text:p>-83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-14541">
                <text:p>-14541</text:p>
              </table:table-cell>
              <table:table-cell office:value-type="float" office:value="-15406">
                <text:p>-15406</text:p>
              </table:table-cell>
              <table:table-cell office:value-type="float" office:value="1326">
                <text:p>1326</text:p>
              </table:table-cell>
              <table:table-cell office:value-type="float" office:value="-8251">
                <text:p>-82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">
                <text:p>81</text:p>
              </table:table-cell>
              <table:table-cell office:value-type="float" office:value="-14114">
                <text:p>-14114</text:p>
              </table:table-cell>
              <table:table-cell office:value-type="float" office:value="-14985">
                <text:p>-14985</text:p>
              </table:table-cell>
              <table:table-cell office:value-type="float" office:value="1818">
                <text:p>1818</text:p>
              </table:table-cell>
              <table:table-cell office:value-type="float" office:value="-7719">
                <text:p>-77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-13799">
                <text:p>-13799</text:p>
              </table:table-cell>
              <table:table-cell office:value-type="float" office:value="-14681">
                <text:p>-14681</text:p>
              </table:table-cell>
              <table:table-cell office:value-type="float" office:value="2244">
                <text:p>2244</text:p>
              </table:table-cell>
              <table:table-cell office:value-type="float" office:value="-7337">
                <text:p>-73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3">
                <text:p>83</text:p>
              </table:table-cell>
              <table:table-cell office:value-type="float" office:value="-13362">
                <text:p>-13362</text:p>
              </table:table-cell>
              <table:table-cell office:value-type="float" office:value="-14255">
                <text:p>-14255</text:p>
              </table:table-cell>
              <table:table-cell office:value-type="float" office:value="2850">
                <text:p>2850</text:p>
              </table:table-cell>
              <table:table-cell office:value-type="float" office:value="-6857">
                <text:p>-68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">
                <text:p>84</text:p>
              </table:table-cell>
              <table:table-cell office:value-type="float" office:value="-13184">
                <text:p>-13184</text:p>
              </table:table-cell>
              <table:table-cell office:value-type="float" office:value="-14009">
                <text:p>-14009</text:p>
              </table:table-cell>
              <table:table-cell office:value-type="float" office:value="3098">
                <text:p>3098</text:p>
              </table:table-cell>
              <table:table-cell office:value-type="float" office:value="-6649">
                <text:p>-66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5">
                <text:p>85</text:p>
              </table:table-cell>
              <table:table-cell office:value-type="float" office:value="-12722">
                <text:p>-12722</text:p>
              </table:table-cell>
              <table:table-cell office:value-type="float" office:value="-13648">
                <text:p>-13648</text:p>
              </table:table-cell>
              <table:table-cell office:value-type="float" office:value="3660">
                <text:p>3660</text:p>
              </table:table-cell>
              <table:table-cell office:value-type="float" office:value="-6171">
                <text:p>-61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6">
                <text:p>86</text:p>
              </table:table-cell>
              <table:table-cell office:value-type="float" office:value="-12384">
                <text:p>-12384</text:p>
              </table:table-cell>
              <table:table-cell office:value-type="float" office:value="-13284">
                <text:p>-13284</text:p>
              </table:table-cell>
              <table:table-cell office:value-type="float" office:value="4066">
                <text:p>4066</text:p>
              </table:table-cell>
              <table:table-cell office:value-type="float" office:value="-5779">
                <text:p>-57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7">
                <text:p>87</text:p>
              </table:table-cell>
              <table:table-cell office:value-type="float" office:value="-11914">
                <text:p>-11914</text:p>
              </table:table-cell>
              <table:table-cell office:value-type="float" office:value="-12859">
                <text:p>-12859</text:p>
              </table:table-cell>
              <table:table-cell office:value-type="float" office:value="4633">
                <text:p>4633</text:p>
              </table:table-cell>
              <table:table-cell office:value-type="float" office:value="-5266">
                <text:p>-52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8">
                <text:p>88</text:p>
              </table:table-cell>
              <table:table-cell office:value-type="float" office:value="-12003">
                <text:p>-12003</text:p>
              </table:table-cell>
              <table:table-cell office:value-type="float" office:value="-12907">
                <text:p>-12907</text:p>
              </table:table-cell>
              <table:table-cell office:value-type="float" office:value="4669">
                <text:p>4669</text:p>
              </table:table-cell>
              <table:table-cell office:value-type="float" office:value="-5308">
                <text:p>-53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9">
                <text:p>89</text:p>
              </table:table-cell>
              <table:table-cell office:value-type="float" office:value="-11561">
                <text:p>-11561</text:p>
              </table:table-cell>
              <table:table-cell office:value-type="float" office:value="-12476">
                <text:p>-12476</text:p>
              </table:table-cell>
              <table:table-cell office:value-type="float" office:value="5269">
                <text:p>5269</text:p>
              </table:table-cell>
              <table:table-cell office:value-type="float" office:value="-4825">
                <text:p>-48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-11139">
                <text:p>-11139</text:p>
              </table:table-cell>
              <table:table-cell office:value-type="float" office:value="-12129">
                <text:p>-12129</text:p>
              </table:table-cell>
              <table:table-cell office:value-type="float" office:value="5722">
                <text:p>5722</text:p>
              </table:table-cell>
              <table:table-cell office:value-type="float" office:value="-4468">
                <text:p>-44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1">
                <text:p>91</text:p>
              </table:table-cell>
              <table:table-cell office:value-type="float" office:value="-10679">
                <text:p>-10679</text:p>
              </table:table-cell>
              <table:table-cell office:value-type="float" office:value="-11642">
                <text:p>-11642</text:p>
              </table:table-cell>
              <table:table-cell office:value-type="float" office:value="6323">
                <text:p>6323</text:p>
              </table:table-cell>
              <table:table-cell office:value-type="float" office:value="-3961">
                <text:p>-39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2">
                <text:p>92</text:p>
              </table:table-cell>
              <table:table-cell office:value-type="float" office:value="-10438">
                <text:p>-10438</text:p>
              </table:table-cell>
              <table:table-cell office:value-type="float" office:value="-11387">
                <text:p>-11387</text:p>
              </table:table-cell>
              <table:table-cell office:value-type="float" office:value="6595">
                <text:p>6595</text:p>
              </table:table-cell>
              <table:table-cell office:value-type="float" office:value="-3734">
                <text:p>-37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3">
                <text:p>93</text:p>
              </table:table-cell>
              <table:table-cell office:value-type="float" office:value="-9924">
                <text:p>-9924</text:p>
              </table:table-cell>
              <table:table-cell office:value-type="float" office:value="-10956">
                <text:p>-10956</text:p>
              </table:table-cell>
              <table:table-cell office:value-type="float" office:value="7220">
                <text:p>7220</text:p>
              </table:table-cell>
              <table:table-cell office:value-type="float" office:value="-3170">
                <text:p>-317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4">
                <text:p>94</text:p>
              </table:table-cell>
              <table:table-cell office:value-type="float" office:value="-9574">
                <text:p>-9574</text:p>
              </table:table-cell>
              <table:table-cell office:value-type="float" office:value="-10532">
                <text:p>-10532</text:p>
              </table:table-cell>
              <table:table-cell office:value-type="float" office:value="7744">
                <text:p>7744</text:p>
              </table:table-cell>
              <table:table-cell office:value-type="float" office:value="-2759">
                <text:p>-27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5">
                <text:p>95</text:p>
              </table:table-cell>
              <table:table-cell office:value-type="float" office:value="-9025">
                <text:p>-9025</text:p>
              </table:table-cell>
              <table:table-cell office:value-type="float" office:value="-10035">
                <text:p>-10035</text:p>
              </table:table-cell>
              <table:table-cell office:value-type="float" office:value="8411">
                <text:p>8411</text:p>
              </table:table-cell>
              <table:table-cell office:value-type="float" office:value="-2186">
                <text:p>-21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">
                <text:p>96</text:p>
              </table:table-cell>
              <table:table-cell office:value-type="float" office:value="-9023">
                <text:p>-9023</text:p>
              </table:table-cell>
              <table:table-cell office:value-type="float" office:value="-10042">
                <text:p>-10042</text:p>
              </table:table-cell>
              <table:table-cell office:value-type="float" office:value="8451">
                <text:p>8451</text:p>
              </table:table-cell>
              <table:table-cell office:value-type="float" office:value="-2089">
                <text:p>-20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">
                <text:p>97</text:p>
              </table:table-cell>
              <table:table-cell office:value-type="float" office:value="-8496">
                <text:p>-8496</text:p>
              </table:table-cell>
              <table:table-cell office:value-type="float" office:value="-9523">
                <text:p>-9523</text:p>
              </table:table-cell>
              <table:table-cell office:value-type="float" office:value="9109">
                <text:p>9109</text:p>
              </table:table-cell>
              <table:table-cell office:value-type="float" office:value="-1509">
                <text:p>-15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8">
                <text:p>98</text:p>
              </table:table-cell>
              <table:table-cell office:value-type="float" office:value="-8188">
                <text:p>-8188</text:p>
              </table:table-cell>
              <table:table-cell office:value-type="float" office:value="-9128">
                <text:p>-9128</text:p>
              </table:table-cell>
              <table:table-cell office:value-type="float" office:value="9638">
                <text:p>9638</text:p>
              </table:table-cell>
              <table:table-cell office:value-type="float" office:value="-1056">
                <text:p>-10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">
                <text:p>99</text:p>
              </table:table-cell>
              <table:table-cell office:value-type="float" office:value="-7561">
                <text:p>-7561</text:p>
              </table:table-cell>
              <table:table-cell office:value-type="float" office:value="-8624">
                <text:p>-8624</text:p>
              </table:table-cell>
              <table:table-cell office:value-type="float" office:value="10303">
                <text:p>10303</text:p>
              </table:table-cell>
              <table:table-cell office:value-type="float" office:value="-459">
                <text:p>-4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-7327">
                <text:p>-7327</text:p>
              </table:table-cell>
              <table:table-cell office:value-type="float" office:value="-8342">
                <text:p>-8342</text:p>
              </table:table-cell>
              <table:table-cell office:value-type="float" office:value="10563">
                <text:p>10563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1">
                <text:p>101</text:p>
              </table:table-cell>
              <table:table-cell office:value-type="float" office:value="-6746">
                <text:p>-6746</text:p>
              </table:table-cell>
              <table:table-cell office:value-type="float" office:value="-7838">
                <text:p>-7838</text:p>
              </table:table-cell>
              <table:table-cell office:value-type="float" office:value="11308">
                <text:p>11308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2">
                <text:p>102</text:p>
              </table:table-cell>
              <table:table-cell office:value-type="float" office:value="-6321">
                <text:p>-6321</text:p>
              </table:table-cell>
              <table:table-cell office:value-type="float" office:value="-7410">
                <text:p>-7410</text:p>
              </table:table-cell>
              <table:table-cell office:value-type="float" office:value="11920">
                <text:p>11920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3">
                <text:p>103</text:p>
              </table:table-cell>
              <table:table-cell office:value-type="float" office:value="-5771">
                <text:p>-5771</text:p>
              </table:table-cell>
              <table:table-cell office:value-type="float" office:value="-6861">
                <text:p>-6861</text:p>
              </table:table-cell>
              <table:table-cell office:value-type="float" office:value="12655">
                <text:p>12655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4">
                <text:p>104</text:p>
              </table:table-cell>
              <table:table-cell office:value-type="float" office:value="-5803">
                <text:p>-5803</text:p>
              </table:table-cell>
              <table:table-cell office:value-type="float" office:value="-6910">
                <text:p>-6910</text:p>
              </table:table-cell>
              <table:table-cell office:value-type="float" office:value="12596">
                <text:p>12596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5">
                <text:p>105</text:p>
              </table:table-cell>
              <table:table-cell office:value-type="float" office:value="-5235">
                <text:p>-5235</text:p>
              </table:table-cell>
              <table:table-cell office:value-type="float" office:value="-6333">
                <text:p>-6333</text:p>
              </table:table-cell>
              <table:table-cell office:value-type="float" office:value="13354">
                <text:p>13354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6">
                <text:p>106</text:p>
              </table:table-cell>
              <table:table-cell office:value-type="float" office:value="-4870">
                <text:p>-4870</text:p>
              </table:table-cell>
              <table:table-cell office:value-type="float" office:value="-5902">
                <text:p>-5902</text:p>
              </table:table-cell>
              <table:table-cell office:value-type="float" office:value="13937">
                <text:p>13937</text:p>
              </table:table-cell>
              <table:table-cell office:value-type="float" office:value="2608">
                <text:p>26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7">
                <text:p>107</text:p>
              </table:table-cell>
              <table:table-cell office:value-type="float" office:value="-4182">
                <text:p>-4182</text:p>
              </table:table-cell>
              <table:table-cell office:value-type="float" office:value="-5326">
                <text:p>-5326</text:p>
              </table:table-cell>
              <table:table-cell office:value-type="float" office:value="14705">
                <text:p>14705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">
                <text:p>108</text:p>
              </table:table-cell>
              <table:table-cell office:value-type="float" office:value="-3884">
                <text:p>-3884</text:p>
              </table:table-cell>
              <table:table-cell office:value-type="float" office:value="-5021">
                <text:p>-5021</text:p>
              </table:table-cell>
              <table:table-cell office:value-type="float" office:value="15058">
                <text:p>15058</text:p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9">
                <text:p>109</text:p>
              </table:table-cell>
              <table:table-cell office:value-type="float" office:value="-3254">
                <text:p>-3254</text:p>
              </table:table-cell>
              <table:table-cell office:value-type="float" office:value="-4415">
                <text:p>-4415</text:p>
              </table:table-cell>
              <table:table-cell office:value-type="float" office:value="15867">
                <text:p>15867</text:p>
              </table:table-cell>
              <table:table-cell office:value-type="float" office:value="4261">
                <text:p>42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0">
                <text:p>110</text:p>
              </table:table-cell>
              <table:table-cell office:value-type="float" office:value="-2778">
                <text:p>-2778</text:p>
              </table:table-cell>
              <table:table-cell office:value-type="float" office:value="-3872">
                <text:p>-3872</text:p>
              </table:table-cell>
              <table:table-cell office:value-type="float" office:value="16498">
                <text:p>16498</text:p>
              </table:table-cell>
              <table:table-cell office:value-type="float" office:value="4812">
                <text:p>48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1">
                <text:p>111</text:p>
              </table:table-cell>
              <table:table-cell office:value-type="float" office:value="-2148">
                <text:p>-2148</text:p>
              </table:table-cell>
              <table:table-cell office:value-type="float" office:value="-3269">
                <text:p>-3269</text:p>
              </table:table-cell>
              <table:table-cell office:value-type="float" office:value="17315">
                <text:p>17315</text:p>
              </table:table-cell>
              <table:table-cell office:value-type="float" office:value="5521">
                <text:p>55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2">
                <text:p>112</text:p>
              </table:table-cell>
              <table:table-cell office:value-type="float" office:value="-2124">
                <text:p>-2124</text:p>
              </table:table-cell>
              <table:table-cell office:value-type="float" office:value="-3271">
                <text:p>-3271</text:p>
              </table:table-cell>
              <table:table-cell office:value-type="float" office:value="17367">
                <text:p>17367</text:p>
              </table:table-cell>
              <table:table-cell office:value-type="float" office:value="5519">
                <text:p>55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3">
                <text:p>113</text:p>
              </table:table-cell>
              <table:table-cell office:value-type="float" office:value="-1469">
                <text:p>-1469</text:p>
              </table:table-cell>
              <table:table-cell office:value-type="float" office:value="-2610">
                <text:p>-2610</text:p>
              </table:table-cell>
              <table:table-cell office:value-type="float" office:value="18204">
                <text:p>18204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4">
                <text:p>114</text:p>
              </table:table-cell>
              <table:table-cell office:value-type="float" office:value="-951">
                <text:p>-951</text:p>
              </table:table-cell>
              <table:table-cell office:value-type="float" office:value="-2135">
                <text:p>-2135</text:p>
              </table:table-cell>
              <table:table-cell office:value-type="float" office:value="18845">
                <text:p>18845</text:p>
              </table:table-cell>
              <table:table-cell office:value-type="float" office:value="6828">
                <text:p>68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5">
                <text:p>115</text:p>
              </table:table-cell>
              <table:table-cell office:value-type="float" office:value="-294">
                <text:p>-294</text:p>
              </table:table-cell>
              <table:table-cell office:value-type="float" office:value="-1482">
                <text:p>-1482</text:p>
              </table:table-cell>
              <table:table-cell office:value-type="float" office:value="19722">
                <text:p>19722</text:p>
              </table:table-cell>
              <table:table-cell office:value-type="float" office:value="7583">
                <text:p>75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6">
                <text:p>116</text:p>
              </table:table-cell>
              <table:table-cell office:value-type="float" office:value="23">
                <text:p>23</text:p>
              </table:table-cell>
              <table:table-cell office:value-type="float" office:value="-1140">
                <text:p>-1140</text:p>
              </table:table-cell>
              <table:table-cell office:value-type="float" office:value="20130">
                <text:p>20130</text:p>
              </table:table-cell>
              <table:table-cell office:value-type="float" office:value="7968">
                <text:p>79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7">
                <text:p>117</text:p>
              </table:table-cell>
              <table:table-cell office:value-type="float" office:value="774">
                <text:p>774</text:p>
              </table:table-cell>
              <table:table-cell office:value-type="float" office:value="-448">
                <text:p>-448</text:p>
              </table:table-cell>
              <table:table-cell office:value-type="float" office:value="21007">
                <text:p>21007</text:p>
              </table:table-cell>
              <table:table-cell office:value-type="float" office:value="8715">
                <text:p>87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8">
                <text:p>118</text:p>
              </table:table-cell>
              <table:table-cell office:value-type="float" office:value="1319">
                <text:p>1319</text:p>
              </table:table-cell>
              <table:table-cell office:value-type="float" office:value="98">
                <text:p>98</text:p>
              </table:table-cell>
              <table:table-cell office:value-type="float" office:value="21723">
                <text:p>21723</text:p>
              </table:table-cell>
              <table:table-cell office:value-type="float" office:value="9347">
                <text:p>93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9">
                <text:p>119</text:p>
              </table:table-cell>
              <table:table-cell office:value-type="float" office:value="2054">
                <text:p>2054</text:p>
              </table:table-cell>
              <table:table-cell office:value-type="float" office:value="807">
                <text:p>807</text:p>
              </table:table-cell>
              <table:table-cell office:value-type="float" office:value="22696">
                <text:p>22696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0">
                <text:p>120</text:p>
              </table:table-cell>
              <table:table-cell office:value-type="float" office:value="1989">
                <text:p>1989</text:p>
              </table:table-cell>
              <table:table-cell office:value-type="float" office:value="742">
                <text:p>742</text:p>
              </table:table-cell>
              <table:table-cell office:value-type="float" office:value="22652">
                <text:p>22652</text:p>
              </table:table-cell>
              <table:table-cell office:value-type="float" office:value="10088">
                <text:p>100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1">
                <text:p>121</text:p>
              </table:table-cell>
              <table:table-cell office:value-type="float" office:value="2712">
                <text:p>2712</text:p>
              </table:table-cell>
              <table:table-cell office:value-type="float" office:value="1543">
                <text:p>1543</text:p>
              </table:table-cell>
              <table:table-cell office:value-type="float" office:value="23595">
                <text:p>23595</text:p>
              </table:table-cell>
              <table:table-cell office:value-type="float" office:value="10940">
                <text:p>1094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">
                <text:p>122</text:p>
              </table:table-cell>
              <table:table-cell office:value-type="float" office:value="3274">
                <text:p>3274</text:p>
              </table:table-cell>
              <table:table-cell office:value-type="float" office:value="2090">
                <text:p>2090</text:p>
              </table:table-cell>
              <table:table-cell office:value-type="float" office:value="24342">
                <text:p>24342</text:p>
              </table:table-cell>
              <table:table-cell office:value-type="float" office:value="11617">
                <text:p>116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">
                <text:p>123</text:p>
              </table:table-cell>
              <table:table-cell office:value-type="float" office:value="3953">
                <text:p>3953</text:p>
              </table:table-cell>
              <table:table-cell office:value-type="float" office:value="2808">
                <text:p>2808</text:p>
              </table:table-cell>
              <table:table-cell office:value-type="float" office:value="25344">
                <text:p>25344</text:p>
              </table:table-cell>
              <table:table-cell office:value-type="float" office:value="12479">
                <text:p>124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4">
                <text:p>124</text:p>
              </table:table-cell>
              <table:table-cell office:value-type="float" office:value="4398">
                <text:p>4398</text:p>
              </table:table-cell>
              <table:table-cell office:value-type="float" office:value="3169">
                <text:p>3169</text:p>
              </table:table-cell>
              <table:table-cell office:value-type="float" office:value="25815">
                <text:p>25815</text:p>
              </table:table-cell>
              <table:table-cell office:value-type="float" office:value="12812">
                <text:p>128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">
                <text:p>125</text:p>
              </table:table-cell>
              <table:table-cell office:value-type="float" office:value="5191">
                <text:p>5191</text:p>
              </table:table-cell>
              <table:table-cell office:value-type="float" office:value="3932">
                <text:p>3932</text:p>
              </table:table-cell>
              <table:table-cell office:value-type="float" office:value="26851">
                <text:p>26851</text:p>
              </table:table-cell>
              <table:table-cell office:value-type="float" office:value="13690">
                <text:p>1369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6">
                <text:p>126</text:p>
              </table:table-cell>
              <table:table-cell office:value-type="float" office:value="5783">
                <text:p>5783</text:p>
              </table:table-cell>
              <table:table-cell office:value-type="float" office:value="4551">
                <text:p>4551</text:p>
              </table:table-cell>
              <table:table-cell office:value-type="float" office:value="27637">
                <text:p>27637</text:p>
              </table:table-cell>
              <table:table-cell office:value-type="float" office:value="14432">
                <text:p>144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7">
                <text:p>127</text:p>
              </table:table-cell>
              <table:table-cell office:value-type="float" office:value="6600">
                <text:p>6600</text:p>
              </table:table-cell>
              <table:table-cell office:value-type="float" office:value="5383">
                <text:p>5383</text:p>
              </table:table-cell>
              <table:table-cell office:value-type="float" office:value="28745">
                <text:p>28745</text:p>
              </table:table-cell>
              <table:table-cell office:value-type="float" office:value="15381">
                <text:p>153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8">
                <text:p>128</text:p>
              </table:table-cell>
              <table:table-cell office:value-type="float" office:value="-15395">
                <text:p>-15395</text:p>
              </table:table-cell>
              <table:table-cell office:value-type="float" office:value="-15573">
                <text:p>-15573</text:p>
              </table:table-cell>
              <table:table-cell office:value-type="float" office:value="-607">
                <text:p>-607</text:p>
              </table:table-cell>
              <table:table-cell office:value-type="float" office:value="-8426">
                <text:p>-84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9">
                <text:p>129</text:p>
              </table:table-cell>
              <table:table-cell office:value-type="float" office:value="-15125">
                <text:p>-15125</text:p>
              </table:table-cell>
              <table:table-cell office:value-type="float" office:value="-15292">
                <text:p>-15292</text:p>
              </table:table-cell>
              <table:table-cell office:value-type="float" office:value="-296">
                <text:p>-296</text:p>
              </table:table-cell>
              <table:table-cell office:value-type="float" office:value="-8131">
                <text:p>-81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0">
                <text:p>130</text:p>
              </table:table-cell>
              <table:table-cell office:value-type="float" office:value="-14931">
                <text:p>-14931</text:p>
              </table:table-cell>
              <table:table-cell office:value-type="float" office:value="-15106">
                <text:p>-15106</text:p>
              </table:table-cell>
              <table:table-cell office:value-type="float" office:value="-58">
                <text:p>-58</text:p>
              </table:table-cell>
              <table:table-cell office:value-type="float" office:value="-7837">
                <text:p>-78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1">
                <text:p>131</text:p>
              </table:table-cell>
              <table:table-cell office:value-type="float" office:value="-14661">
                <text:p>-14661</text:p>
              </table:table-cell>
              <table:table-cell office:value-type="float" office:value="-14823">
                <text:p>-14823</text:p>
              </table:table-cell>
              <table:table-cell office:value-type="float" office:value="291">
                <text:p>291</text:p>
              </table:table-cell>
              <table:table-cell office:value-type="float" office:value="-7517">
                <text:p>-75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2">
                <text:p>132</text:p>
              </table:table-cell>
              <table:table-cell office:value-type="float" office:value="-14530">
                <text:p>-14530</text:p>
              </table:table-cell>
              <table:table-cell office:value-type="float" office:value="-14719">
                <text:p>-14719</text:p>
              </table:table-cell>
              <table:table-cell office:value-type="float" office:value="479">
                <text:p>479</text:p>
              </table:table-cell>
              <table:table-cell office:value-type="float" office:value="-7388">
                <text:p>-73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3">
                <text:p>133</text:p>
              </table:table-cell>
              <table:table-cell office:value-type="float" office:value="-14276">
                <text:p>-14276</text:p>
              </table:table-cell>
              <table:table-cell office:value-type="float" office:value="-14448">
                <text:p>-14448</text:p>
              </table:table-cell>
              <table:table-cell office:value-type="float" office:value="804">
                <text:p>804</text:p>
              </table:table-cell>
              <table:table-cell office:value-type="float" office:value="-7100">
                <text:p>-71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4">
                <text:p>134</text:p>
              </table:table-cell>
              <table:table-cell office:value-type="float" office:value="-14033">
                <text:p>-14033</text:p>
              </table:table-cell>
              <table:table-cell office:value-type="float" office:value="-14203">
                <text:p>-14203</text:p>
              </table:table-cell>
              <table:table-cell office:value-type="float" office:value="1067">
                <text:p>1067</text:p>
              </table:table-cell>
              <table:table-cell office:value-type="float" office:value="-6848">
                <text:p>-68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5">
                <text:p>135</text:p>
              </table:table-cell>
              <table:table-cell office:value-type="float" office:value="-13764">
                <text:p>-13764</text:p>
              </table:table-cell>
              <table:table-cell office:value-type="float" office:value="-13914">
                <text:p>-13914</text:p>
              </table:table-cell>
              <table:table-cell office:value-type="float" office:value="1445">
                <text:p>1445</text:p>
              </table:table-cell>
              <table:table-cell office:value-type="float" office:value="-6553">
                <text:p>-65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6">
                <text:p>136</text:p>
              </table:table-cell>
              <table:table-cell office:value-type="float" office:value="-13803">
                <text:p>-13803</text:p>
              </table:table-cell>
              <table:table-cell office:value-type="float" office:value="-13944">
                <text:p>-13944</text:p>
              </table:table-cell>
              <table:table-cell office:value-type="float" office:value="1451">
                <text:p>1451</text:p>
              </table:table-cell>
              <table:table-cell office:value-type="float" office:value="-6639">
                <text:p>-66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7">
                <text:p>137</text:p>
              </table:table-cell>
              <table:table-cell office:value-type="float" office:value="-13504">
                <text:p>-13504</text:p>
              </table:table-cell>
              <table:table-cell office:value-type="float" office:value="-13669">
                <text:p>-13669</text:p>
              </table:table-cell>
              <table:table-cell office:value-type="float" office:value="1784">
                <text:p>1784</text:p>
              </table:table-cell>
              <table:table-cell office:value-type="float" office:value="-6321">
                <text:p>-63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8">
                <text:p>138</text:p>
              </table:table-cell>
              <table:table-cell office:value-type="float" office:value="-13300">
                <text:p>-13300</text:p>
              </table:table-cell>
              <table:table-cell office:value-type="float" office:value="-13458">
                <text:p>-13458</text:p>
              </table:table-cell>
              <table:table-cell office:value-type="float" office:value="2067">
                <text:p>2067</text:p>
              </table:table-cell>
              <table:table-cell office:value-type="float" office:value="-6075">
                <text:p>-60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9">
                <text:p>139</text:p>
              </table:table-cell>
              <table:table-cell office:value-type="float" office:value="-12990">
                <text:p>-12990</text:p>
              </table:table-cell>
              <table:table-cell office:value-type="float" office:value="-13173">
                <text:p>-13173</text:p>
              </table:table-cell>
              <table:table-cell office:value-type="float" office:value="2440">
                <text:p>2440</text:p>
              </table:table-cell>
              <table:table-cell office:value-type="float" office:value="-5724">
                <text:p>-57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0">
                <text:p>140</text:p>
              </table:table-cell>
              <table:table-cell office:value-type="float" office:value="-12840">
                <text:p>-12840</text:p>
              </table:table-cell>
              <table:table-cell office:value-type="float" office:value="-13045">
                <text:p>-13045</text:p>
              </table:table-cell>
              <table:table-cell office:value-type="float" office:value="2591">
                <text:p>2591</text:p>
              </table:table-cell>
              <table:table-cell office:value-type="float" office:value="-5591">
                <text:p>-55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1">
                <text:p>141</text:p>
              </table:table-cell>
              <table:table-cell office:value-type="float" office:value="-12528">
                <text:p>-12528</text:p>
              </table:table-cell>
              <table:table-cell office:value-type="float" office:value="-12745">
                <text:p>-12745</text:p>
              </table:table-cell>
              <table:table-cell office:value-type="float" office:value="3001">
                <text:p>3001</text:p>
              </table:table-cell>
              <table:table-cell office:value-type="float" office:value="-5271">
                <text:p>-52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2">
                <text:p>142</text:p>
              </table:table-cell>
              <table:table-cell office:value-type="float" office:value="-12317">
                <text:p>-12317</text:p>
              </table:table-cell>
              <table:table-cell office:value-type="float" office:value="-12543">
                <text:p>-12543</text:p>
              </table:table-cell>
              <table:table-cell office:value-type="float" office:value="3302">
                <text:p>3302</text:p>
              </table:table-cell>
              <table:table-cell office:value-type="float" office:value="-5011">
                <text:p>-50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3">
                <text:p>143</text:p>
              </table:table-cell>
              <table:table-cell office:value-type="float" office:value="-12027">
                <text:p>-12027</text:p>
              </table:table-cell>
              <table:table-cell office:value-type="float" office:value="-12188">
                <text:p>-12188</text:p>
              </table:table-cell>
              <table:table-cell office:value-type="float" office:value="3680">
                <text:p>3680</text:p>
              </table:table-cell>
              <table:table-cell office:value-type="float" office:value="-4679">
                <text:p>-46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4">
                <text:p>144</text:p>
              </table:table-cell>
              <table:table-cell office:value-type="float" office:value="-12008">
                <text:p>-12008</text:p>
              </table:table-cell>
              <table:table-cell office:value-type="float" office:value="-12143">
                <text:p>-12143</text:p>
              </table:table-cell>
              <table:table-cell office:value-type="float" office:value="3707">
                <text:p>3707</text:p>
              </table:table-cell>
              <table:table-cell office:value-type="float" office:value="-4660">
                <text:p>-466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5">
                <text:p>145</text:p>
              </table:table-cell>
              <table:table-cell office:value-type="float" office:value="-11703">
                <text:p>-11703</text:p>
              </table:table-cell>
              <table:table-cell office:value-type="float" office:value="-11924">
                <text:p>-11924</text:p>
              </table:table-cell>
              <table:table-cell office:value-type="float" office:value="4074">
                <text:p>4074</text:p>
              </table:table-cell>
              <table:table-cell office:value-type="float" office:value="-4317">
                <text:p>-43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6">
                <text:p>146</text:p>
              </table:table-cell>
              <table:table-cell office:value-type="float" office:value="-11482">
                <text:p>-11482</text:p>
              </table:table-cell>
              <table:table-cell office:value-type="float" office:value="-11701">
                <text:p>-11701</text:p>
              </table:table-cell>
              <table:table-cell office:value-type="float" office:value="4391">
                <text:p>4391</text:p>
              </table:table-cell>
              <table:table-cell office:value-type="float" office:value="-4047">
                <text:p>-404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7">
                <text:p>147</text:p>
              </table:table-cell>
              <table:table-cell office:value-type="float" office:value="-11212">
                <text:p>-11212</text:p>
              </table:table-cell>
              <table:table-cell office:value-type="float" office:value="-11388">
                <text:p>-11388</text:p>
              </table:table-cell>
              <table:table-cell office:value-type="float" office:value="4767">
                <text:p>4767</text:p>
              </table:table-cell>
              <table:table-cell office:value-type="float" office:value="-3702">
                <text:p>-37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8">
                <text:p>148</text:p>
              </table:table-cell>
              <table:table-cell office:value-type="float" office:value="-11023">
                <text:p>-11023</text:p>
              </table:table-cell>
              <table:table-cell office:value-type="float" office:value="-11232">
                <text:p>-11232</text:p>
              </table:table-cell>
              <table:table-cell office:value-type="float" office:value="4949">
                <text:p>4949</text:p>
              </table:table-cell>
              <table:table-cell office:value-type="float" office:value="-3539">
                <text:p>-35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9">
                <text:p>149</text:p>
              </table:table-cell>
              <table:table-cell office:value-type="float" office:value="-10705">
                <text:p>-10705</text:p>
              </table:table-cell>
              <table:table-cell office:value-type="float" office:value="-10888">
                <text:p>-10888</text:p>
              </table:table-cell>
              <table:table-cell office:value-type="float" office:value="5370">
                <text:p>5370</text:p>
              </table:table-cell>
              <table:table-cell office:value-type="float" office:value="-3180">
                <text:p>-31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0">
                <text:p>150</text:p>
              </table:table-cell>
              <table:table-cell office:value-type="float" office:value="-10457">
                <text:p>-10457</text:p>
              </table:table-cell>
              <table:table-cell office:value-type="float" office:value="-10647">
                <text:p>-10647</text:p>
              </table:table-cell>
              <table:table-cell office:value-type="float" office:value="5684">
                <text:p>5684</text:p>
              </table:table-cell>
              <table:table-cell office:value-type="float" office:value="-2902">
                <text:p>-29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1">
                <text:p>151</text:p>
              </table:table-cell>
              <table:table-cell office:value-type="float" office:value="-10128">
                <text:p>-10128</text:p>
              </table:table-cell>
              <table:table-cell office:value-type="float" office:value="-10330">
                <text:p>-10330</text:p>
              </table:table-cell>
              <table:table-cell office:value-type="float" office:value="6061">
                <text:p>6061</text:p>
              </table:table-cell>
              <table:table-cell office:value-type="float" office:value="-2541">
                <text:p>-25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2">
                <text:p>152</text:p>
              </table:table-cell>
              <table:table-cell office:value-type="float" office:value="-10162">
                <text:p>-10162</text:p>
              </table:table-cell>
              <table:table-cell office:value-type="float" office:value="-10418">
                <text:p>-10418</text:p>
              </table:table-cell>
              <table:table-cell office:value-type="float" office:value="6077">
                <text:p>6077</text:p>
              </table:table-cell>
              <table:table-cell office:value-type="float" office:value="-2484">
                <text:p>-24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3">
                <text:p>153</text:p>
              </table:table-cell>
              <table:table-cell office:value-type="float" office:value="-9837">
                <text:p>-9837</text:p>
              </table:table-cell>
              <table:table-cell office:value-type="float" office:value="-10069">
                <text:p>-10069</text:p>
              </table:table-cell>
              <table:table-cell office:value-type="float" office:value="6487">
                <text:p>6487</text:p>
              </table:table-cell>
              <table:table-cell office:value-type="float" office:value="-2119">
                <text:p>-21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4">
                <text:p>154</text:p>
              </table:table-cell>
              <table:table-cell office:value-type="float" office:value="-9623">
                <text:p>-9623</text:p>
              </table:table-cell>
              <table:table-cell office:value-type="float" office:value="-9823">
                <text:p>-9823</text:p>
              </table:table-cell>
              <table:table-cell office:value-type="float" office:value="6784">
                <text:p>6784</text:p>
              </table:table-cell>
              <table:table-cell office:value-type="float" office:value="-1829">
                <text:p>-18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5">
                <text:p>155</text:p>
              </table:table-cell>
              <table:table-cell office:value-type="float" office:value="-9251">
                <text:p>-9251</text:p>
              </table:table-cell>
              <table:table-cell office:value-type="float" office:value="-9483">
                <text:p>-9483</text:p>
              </table:table-cell>
              <table:table-cell office:value-type="float" office:value="7225">
                <text:p>7225</text:p>
              </table:table-cell>
              <table:table-cell office:value-type="float" office:value="-1459">
                <text:p>-145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6">
                <text:p>156</text:p>
              </table:table-cell>
              <table:table-cell office:value-type="float" office:value="-9086">
                <text:p>-9086</text:p>
              </table:table-cell>
              <table:table-cell office:value-type="float" office:value="-9326">
                <text:p>-9326</text:p>
              </table:table-cell>
              <table:table-cell office:value-type="float" office:value="7402">
                <text:p>7402</text:p>
              </table:table-cell>
              <table:table-cell office:value-type="float" office:value="-1287">
                <text:p>-128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7">
                <text:p>157</text:p>
              </table:table-cell>
              <table:table-cell office:value-type="float" office:value="-8774">
                <text:p>-8774</text:p>
              </table:table-cell>
              <table:table-cell office:value-type="float" office:value="-8977">
                <text:p>-8977</text:p>
              </table:table-cell>
              <table:table-cell office:value-type="float" office:value="7845">
                <text:p>7845</text:p>
              </table:table-cell>
              <table:table-cell office:value-type="float" office:value="-911">
                <text:p>-9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8">
                <text:p>158</text:p>
              </table:table-cell>
              <table:table-cell office:value-type="float" office:value="-8482">
                <text:p>-8482</text:p>
              </table:table-cell>
              <table:table-cell office:value-type="float" office:value="-8701">
                <text:p>-8701</text:p>
              </table:table-cell>
              <table:table-cell office:value-type="float" office:value="8158">
                <text:p>8158</text:p>
              </table:table-cell>
              <table:table-cell office:value-type="float" office:value="-669">
                <text:p>-6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9">
                <text:p>159</text:p>
              </table:table-cell>
              <table:table-cell office:value-type="float" office:value="-8142">
                <text:p>-8142</text:p>
              </table:table-cell>
              <table:table-cell office:value-type="float" office:value="-8374">
                <text:p>-8374</text:p>
              </table:table-cell>
              <table:table-cell office:value-type="float" office:value="8574">
                <text:p>8574</text:p>
              </table:table-cell>
              <table:table-cell office:value-type="float" office:value="-209">
                <text:p>-2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0">
                <text:p>160</text:p>
              </table:table-cell>
              <table:table-cell office:value-type="float" office:value="-8073">
                <text:p>-8073</text:p>
              </table:table-cell>
              <table:table-cell office:value-type="float" office:value="-8314">
                <text:p>-8314</text:p>
              </table:table-cell>
              <table:table-cell office:value-type="float" office:value="8635">
                <text:p>8635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1">
                <text:p>161</text:p>
              </table:table-cell>
              <table:table-cell office:value-type="float" office:value="-7710">
                <text:p>-7710</text:p>
              </table:table-cell>
              <table:table-cell office:value-type="float" office:value="-7969">
                <text:p>-7969</text:p>
              </table:table-cell>
              <table:table-cell office:value-type="float" office:value="9100">
                <text:p>91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2">
                <text:p>162</text:p>
              </table:table-cell>
              <table:table-cell office:value-type="float" office:value="-7442">
                <text:p>-7442</text:p>
              </table:table-cell>
              <table:table-cell office:value-type="float" office:value="-7656">
                <text:p>-7656</text:p>
              </table:table-cell>
              <table:table-cell office:value-type="float" office:value="9507">
                <text:p>9507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3">
                <text:p>163</text:p>
              </table:table-cell>
              <table:table-cell office:value-type="float" office:value="-7075">
                <text:p>-7075</text:p>
              </table:table-cell>
              <table:table-cell office:value-type="float" office:value="-7340">
                <text:p>-7340</text:p>
              </table:table-cell>
              <table:table-cell office:value-type="float" office:value="9950">
                <text:p>9950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4">
                <text:p>164</text:p>
              </table:table-cell>
              <table:table-cell office:value-type="float" office:value="-6940">
                <text:p>-6940</text:p>
              </table:table-cell>
              <table:table-cell office:value-type="float" office:value="-7150">
                <text:p>-7150</text:p>
              </table:table-cell>
              <table:table-cell office:value-type="float" office:value="10132">
                <text:p>10132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5">
                <text:p>165</text:p>
              </table:table-cell>
              <table:table-cell office:value-type="float" office:value="-6580">
                <text:p>-6580</text:p>
              </table:table-cell>
              <table:table-cell office:value-type="float" office:value="-6809">
                <text:p>-6809</text:p>
              </table:table-cell>
              <table:table-cell office:value-type="float" office:value="10630">
                <text:p>10630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-6302">
                <text:p>-6302</text:p>
              </table:table-cell>
              <table:table-cell office:value-type="float" office:value="-6511">
                <text:p>-6511</text:p>
              </table:table-cell>
              <table:table-cell office:value-type="float" office:value="10967">
                <text:p>10967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7">
                <text:p>167</text:p>
              </table:table-cell>
              <table:table-cell office:value-type="float" office:value="-5870">
                <text:p>-5870</text:p>
              </table:table-cell>
              <table:table-cell office:value-type="float" office:value="-6135">
                <text:p>-6135</text:p>
              </table:table-cell>
              <table:table-cell office:value-type="float" office:value="11403">
                <text:p>11403</text:p>
              </table:table-cell>
              <table:table-cell office:value-type="float" office:value="2343">
                <text:p>23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8">
                <text:p>168</text:p>
              </table:table-cell>
              <table:table-cell office:value-type="float" office:value="-5909">
                <text:p>-5909</text:p>
              </table:table-cell>
              <table:table-cell office:value-type="float" office:value="-6163">
                <text:p>-6163</text:p>
              </table:table-cell>
              <table:table-cell office:value-type="float" office:value="11375">
                <text:p>11375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9">
                <text:p>169</text:p>
              </table:table-cell>
              <table:table-cell office:value-type="float" office:value="-5538">
                <text:p>-5538</text:p>
              </table:table-cell>
              <table:table-cell office:value-type="float" office:value="-5781">
                <text:p>-5781</text:p>
              </table:table-cell>
              <table:table-cell office:value-type="float" office:value="11863">
                <text:p>11863</text:p>
              </table:table-cell>
              <table:table-cell office:value-type="float" office:value="2746">
                <text:p>27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0">
                <text:p>170</text:p>
              </table:table-cell>
              <table:table-cell office:value-type="float" office:value="-5268">
                <text:p>-5268</text:p>
              </table:table-cell>
              <table:table-cell office:value-type="float" office:value="-5446">
                <text:p>-5446</text:p>
              </table:table-cell>
              <table:table-cell office:value-type="float" office:value="12298">
                <text:p>12298</text:p>
              </table:table-cell>
              <table:table-cell office:value-type="float" office:value="3075">
                <text:p>30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1">
                <text:p>171</text:p>
              </table:table-cell>
              <table:table-cell office:value-type="float" office:value="-4844">
                <text:p>-4844</text:p>
              </table:table-cell>
              <table:table-cell office:value-type="float" office:value="-5126">
                <text:p>-5126</text:p>
              </table:table-cell>
              <table:table-cell office:value-type="float" office:value="12783">
                <text:p>12783</text:p>
              </table:table-cell>
              <table:table-cell office:value-type="float" office:value="3513">
                <text:p>35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2">
                <text:p>172</text:p>
              </table:table-cell>
              <table:table-cell office:value-type="float" office:value="-4655">
                <text:p>-4655</text:p>
              </table:table-cell>
              <table:table-cell office:value-type="float" office:value="-4925">
                <text:p>-4925</text:p>
              </table:table-cell>
              <table:table-cell office:value-type="float" office:value="13003">
                <text:p>13003</text:p>
              </table:table-cell>
              <table:table-cell office:value-type="float" office:value="3698">
                <text:p>36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3">
                <text:p>173</text:p>
              </table:table-cell>
              <table:table-cell office:value-type="float" office:value="-4259">
                <text:p>-4259</text:p>
              </table:table-cell>
              <table:table-cell office:value-type="float" office:value="-4531">
                <text:p>-4531</text:p>
              </table:table-cell>
              <table:table-cell office:value-type="float" office:value="13502">
                <text:p>13502</text:p>
              </table:table-cell>
              <table:table-cell office:value-type="float" office:value="4155">
                <text:p>41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4">
                <text:p>174</text:p>
              </table:table-cell>
              <table:table-cell office:value-type="float" office:value="-3941">
                <text:p>-3941</text:p>
              </table:table-cell>
              <table:table-cell office:value-type="float" office:value="-4230">
                <text:p>-4230</text:p>
              </table:table-cell>
              <table:table-cell office:value-type="float" office:value="13895">
                <text:p>13895</text:p>
              </table:table-cell>
              <table:table-cell office:value-type="float" office:value="4517">
                <text:p>45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5">
                <text:p>175</text:p>
              </table:table-cell>
              <table:table-cell office:value-type="float" office:value="-3504">
                <text:p>-3504</text:p>
              </table:table-cell>
              <table:table-cell office:value-type="float" office:value="-3818">
                <text:p>-3818</text:p>
              </table:table-cell>
              <table:table-cell office:value-type="float" office:value="14384">
                <text:p>14384</text:p>
              </table:table-cell>
              <table:table-cell office:value-type="float" office:value="4974">
                <text:p>49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6">
                <text:p>176</text:p>
              </table:table-cell>
              <table:table-cell office:value-type="float" office:value="-3456">
                <text:p>-3456</text:p>
              </table:table-cell>
              <table:table-cell office:value-type="float" office:value="-3718">
                <text:p>-3718</text:p>
              </table:table-cell>
              <table:table-cell office:value-type="float" office:value="14433">
                <text:p>14433</text:p>
              </table:table-cell>
              <table:table-cell office:value-type="float" office:value="5022">
                <text:p>50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7">
                <text:p>177</text:p>
              </table:table-cell>
              <table:table-cell office:value-type="float" office:value="-3036">
                <text:p>-3036</text:p>
              </table:table-cell>
              <table:table-cell office:value-type="float" office:value="-3322">
                <text:p>-3322</text:p>
              </table:table-cell>
              <table:table-cell office:value-type="float" office:value="14997">
                <text:p>14997</text:p>
              </table:table-cell>
              <table:table-cell office:value-type="float" office:value="5495">
                <text:p>54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8">
                <text:p>178</text:p>
              </table:table-cell>
              <table:table-cell office:value-type="float" office:value="-2726">
                <text:p>-2726</text:p>
              </table:table-cell>
              <table:table-cell office:value-type="float" office:value="-3016">
                <text:p>-3016</text:p>
              </table:table-cell>
              <table:table-cell office:value-type="float" office:value="15424">
                <text:p>15424</text:p>
              </table:table-cell>
              <table:table-cell office:value-type="float" office:value="5882">
                <text:p>58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9">
                <text:p>179</text:p>
              </table:table-cell>
              <table:table-cell office:value-type="float" office:value="-2279">
                <text:p>-2279</text:p>
              </table:table-cell>
              <table:table-cell office:value-type="float" office:value="-2628">
                <text:p>-2628</text:p>
              </table:table-cell>
              <table:table-cell office:value-type="float" office:value="15965">
                <text:p>15965</text:p>
              </table:table-cell>
              <table:table-cell office:value-type="float" office:value="6339">
                <text:p>63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0">
                <text:p>180</text:p>
              </table:table-cell>
              <table:table-cell office:value-type="float" office:value="-2088">
                <text:p>-2088</text:p>
              </table:table-cell>
              <table:table-cell office:value-type="float" office:value="-2417">
                <text:p>-2417</text:p>
              </table:table-cell>
              <table:table-cell office:value-type="float" office:value="16209">
                <text:p>16209</text:p>
              </table:table-cell>
              <table:table-cell office:value-type="float" office:value="6555">
                <text:p>65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1">
                <text:p>181</text:p>
              </table:table-cell>
              <table:table-cell office:value-type="float" office:value="-1644">
                <text:p>-1644</text:p>
              </table:table-cell>
              <table:table-cell office:value-type="float" office:value="-1982">
                <text:p>-1982</text:p>
              </table:table-cell>
              <table:table-cell office:value-type="float" office:value="16755">
                <text:p>16755</text:p>
              </table:table-cell>
              <table:table-cell office:value-type="float" office:value="7041">
                <text:p>70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2">
                <text:p>182</text:p>
              </table:table-cell>
              <table:table-cell office:value-type="float" office:value="-1312">
                <text:p>-1312</text:p>
              </table:table-cell>
              <table:table-cell office:value-type="float" office:value="-1654">
                <text:p>-1654</text:p>
              </table:table-cell>
              <table:table-cell office:value-type="float" office:value="17187">
                <text:p>17187</text:p>
              </table:table-cell>
              <table:table-cell office:value-type="float" office:value="7418">
                <text:p>74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3">
                <text:p>183</text:p>
              </table:table-cell>
              <table:table-cell office:value-type="float" office:value="-862">
                <text:p>-862</text:p>
              </table:table-cell>
              <table:table-cell office:value-type="float" office:value="-1208">
                <text:p>-1208</text:p>
              </table:table-cell>
              <table:table-cell office:value-type="float" office:value="17654">
                <text:p>17654</text:p>
              </table:table-cell>
              <table:table-cell office:value-type="float" office:value="7941">
                <text:p>794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4">
                <text:p>184</text:p>
              </table:table-cell>
              <table:table-cell office:value-type="float" office:value="-907">
                <text:p>-907</text:p>
              </table:table-cell>
              <table:table-cell office:value-type="float" office:value="-1259">
                <text:p>-1259</text:p>
              </table:table-cell>
              <table:table-cell office:value-type="float" office:value="17626">
                <text:p>17626</text:p>
              </table:table-cell>
              <table:table-cell office:value-type="float" office:value="7912">
                <text:p>79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5">
                <text:p>185</text:p>
              </table:table-cell>
              <table:table-cell office:value-type="float" office:value="-495">
                <text:p>-495</text:p>
              </table:table-cell>
              <table:table-cell office:value-type="float" office:value="-851">
                <text:p>-851</text:p>
              </table:table-cell>
              <table:table-cell office:value-type="float" office:value="18233">
                <text:p>18233</text:p>
              </table:table-cell>
              <table:table-cell office:value-type="float" office:value="8411">
                <text:p>84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6">
                <text:p>186</text:p>
              </table:table-cell>
              <table:table-cell office:value-type="float" office:value="-141">
                <text:p>-141</text:p>
              </table:table-cell>
              <table:table-cell office:value-type="float" office:value="-498">
                <text:p>-498</text:p>
              </table:table-cell>
              <table:table-cell office:value-type="float" office:value="18668">
                <text:p>18668</text:p>
              </table:table-cell>
              <table:table-cell office:value-type="float" office:value="8821">
                <text:p>88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7">
                <text:p>187</text:p>
              </table:table-cell>
              <table:table-cell office:value-type="float" office:value="295">
                <text:p>295</text:p>
              </table:table-cell>
              <table:table-cell office:value-type="float" office:value="-32">
                <text:p>-32</text:p>
              </table:table-cell>
              <table:table-cell office:value-type="float" office:value="19304">
                <text:p>19304</text:p>
              </table:table-cell>
              <table:table-cell office:value-type="float" office:value="9329">
                <text:p>93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8">
                <text:p>188</text:p>
              </table:table-cell>
              <table:table-cell office:value-type="float" office:value="513">
                <text:p>513</text:p>
              </table:table-cell>
              <table:table-cell office:value-type="float" office:value="169">
                <text:p>169</text:p>
              </table:table-cell>
              <table:table-cell office:value-type="float" office:value="19598">
                <text:p>19598</text:p>
              </table:table-cell>
              <table:table-cell office:value-type="float" office:value="9571">
                <text:p>95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9">
                <text:p>189</text:p>
              </table:table-cell>
              <table:table-cell office:value-type="float" office:value="1055">
                <text:p>1055</text:p>
              </table:table-cell>
              <table:table-cell office:value-type="float" office:value="641">
                <text:p>641</text:p>
              </table:table-cell>
              <table:table-cell office:value-type="float" office:value="20212">
                <text:p>20212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0">
                <text:p>190</text:p>
              </table:table-cell>
              <table:table-cell office:value-type="float" office:value="1398">
                <text:p>1398</text:p>
              </table:table-cell>
              <table:table-cell office:value-type="float" office:value="1000">
                <text:p>1000</text:p>
              </table:table-cell>
              <table:table-cell office:value-type="float" office:value="20624">
                <text:p>20624</text:p>
              </table:table-cell>
              <table:table-cell office:value-type="float" office:value="10510">
                <text:p>1051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1">
                <text:p>191</text:p>
              </table:table-cell>
              <table:table-cell office:value-type="float" office:value="1852">
                <text:p>1852</text:p>
              </table:table-cell>
              <table:table-cell office:value-type="float" office:value="1479">
                <text:p>1479</text:p>
              </table:table-cell>
              <table:table-cell office:value-type="float" office:value="21271">
                <text:p>21271</text:p>
              </table:table-cell>
              <table:table-cell office:value-type="float" office:value="11052">
                <text:p>110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2">
                <text:p>192</text:p>
              </table:table-cell>
              <table:table-cell office:value-type="float" office:value="1890">
                <text:p>1890</text:p>
              </table:table-cell>
              <table:table-cell office:value-type="float" office:value="1575">
                <text:p>1575</text:p>
              </table:table-cell>
              <table:table-cell office:value-type="float" office:value="21286">
                <text:p>21286</text:p>
              </table:table-cell>
              <table:table-cell office:value-type="float" office:value="11104">
                <text:p>111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3">
                <text:p>193</text:p>
              </table:table-cell>
              <table:table-cell office:value-type="float" office:value="2392">
                <text:p>2392</text:p>
              </table:table-cell>
              <table:table-cell office:value-type="float" office:value="2040">
                <text:p>2040</text:p>
              </table:table-cell>
              <table:table-cell office:value-type="float" office:value="21936">
                <text:p>21936</text:p>
              </table:table-cell>
              <table:table-cell office:value-type="float" office:value="11651">
                <text:p>116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4">
                <text:p>194</text:p>
              </table:table-cell>
              <table:table-cell office:value-type="float" office:value="2788">
                <text:p>2788</text:p>
              </table:table-cell>
              <table:table-cell office:value-type="float" office:value="2433">
                <text:p>2433</text:p>
              </table:table-cell>
              <table:table-cell office:value-type="float" office:value="22412">
                <text:p>22412</text:p>
              </table:table-cell>
              <table:table-cell office:value-type="float" office:value="12101">
                <text:p>121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5">
                <text:p>195</text:p>
              </table:table-cell>
              <table:table-cell office:value-type="float" office:value="3220">
                <text:p>3220</text:p>
              </table:table-cell>
              <table:table-cell office:value-type="float" office:value="2922">
                <text:p>2922</text:p>
              </table:table-cell>
              <table:table-cell office:value-type="float" office:value="23065">
                <text:p>23065</text:p>
              </table:table-cell>
              <table:table-cell office:value-type="float" office:value="12653">
                <text:p>126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6">
                <text:p>196</text:p>
              </table:table-cell>
              <table:table-cell office:value-type="float" office:value="3467">
                <text:p>3467</text:p>
              </table:table-cell>
              <table:table-cell office:value-type="float" office:value="3161">
                <text:p>3161</text:p>
              </table:table-cell>
              <table:table-cell office:value-type="float" office:value="23377">
                <text:p>23377</text:p>
              </table:table-cell>
              <table:table-cell office:value-type="float" office:value="12909">
                <text:p>1290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7">
                <text:p>197</text:p>
              </table:table-cell>
              <table:table-cell office:value-type="float" office:value="4009">
                <text:p>4009</text:p>
              </table:table-cell>
              <table:table-cell office:value-type="float" office:value="3686">
                <text:p>3686</text:p>
              </table:table-cell>
              <table:table-cell office:value-type="float" office:value="23989">
                <text:p>23989</text:p>
              </table:table-cell>
              <table:table-cell office:value-type="float" office:value="13499">
                <text:p>134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8">
                <text:p>198</text:p>
              </table:table-cell>
              <table:table-cell office:value-type="float" office:value="4437">
                <text:p>4437</text:p>
              </table:table-cell>
              <table:table-cell office:value-type="float" office:value="4087">
                <text:p>4087</text:p>
              </table:table-cell>
              <table:table-cell office:value-type="float" office:value="24521">
                <text:p>24521</text:p>
              </table:table-cell>
              <table:table-cell office:value-type="float" office:value="13950">
                <text:p>1395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9">
                <text:p>199</text:p>
              </table:table-cell>
              <table:table-cell office:value-type="float" office:value="4941">
                <text:p>4941</text:p>
              </table:table-cell>
              <table:table-cell office:value-type="float" office:value="4580">
                <text:p>4580</text:p>
              </table:table-cell>
              <table:table-cell office:value-type="float" office:value="25218">
                <text:p>25218</text:p>
              </table:table-cell>
              <table:table-cell office:value-type="float" office:value="14538">
                <text:p>1453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0">
                <text:p>200</text:p>
              </table:table-cell>
              <table:table-cell office:value-type="float" office:value="4859">
                <text:p>4859</text:p>
              </table:table-cell>
              <table:table-cell office:value-type="float" office:value="4569">
                <text:p>4569</text:p>
              </table:table-cell>
              <table:table-cell office:value-type="float" office:value="25182">
                <text:p>25182</text:p>
              </table:table-cell>
              <table:table-cell office:value-type="float" office:value="14506">
                <text:p>145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1">
                <text:p>201</text:p>
              </table:table-cell>
              <table:table-cell office:value-type="float" office:value="5453">
                <text:p>5453</text:p>
              </table:table-cell>
              <table:table-cell office:value-type="float" office:value="5084">
                <text:p>5084</text:p>
              </table:table-cell>
              <table:table-cell office:value-type="float" office:value="25865">
                <text:p>25865</text:p>
              </table:table-cell>
              <table:table-cell office:value-type="float" office:value="15116">
                <text:p>151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2">
                <text:p>202</text:p>
              </table:table-cell>
              <table:table-cell office:value-type="float" office:value="5852">
                <text:p>5852</text:p>
              </table:table-cell>
              <table:table-cell office:value-type="float" office:value="5507">
                <text:p>5507</text:p>
              </table:table-cell>
              <table:table-cell office:value-type="float" office:value="26360">
                <text:p>26360</text:p>
              </table:table-cell>
              <table:table-cell office:value-type="float" office:value="15590">
                <text:p>1559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3">
                <text:p>203</text:p>
              </table:table-cell>
              <table:table-cell office:value-type="float" office:value="6379">
                <text:p>6379</text:p>
              </table:table-cell>
              <table:table-cell office:value-type="float" office:value="6049">
                <text:p>6049</text:p>
              </table:table-cell>
              <table:table-cell office:value-type="float" office:value="27003">
                <text:p>27003</text:p>
              </table:table-cell>
              <table:table-cell office:value-type="float" office:value="16236">
                <text:p>162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4">
                <text:p>204</text:p>
              </table:table-cell>
              <table:table-cell office:value-type="float" office:value="6667">
                <text:p>6667</text:p>
              </table:table-cell>
              <table:table-cell office:value-type="float" office:value="6322">
                <text:p>6322</text:p>
              </table:table-cell>
              <table:table-cell office:value-type="float" office:value="27356">
                <text:p>27356</text:p>
              </table:table-cell>
              <table:table-cell office:value-type="float" office:value="16532">
                <text:p>165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5">
                <text:p>205</text:p>
              </table:table-cell>
              <table:table-cell office:value-type="float" office:value="7277">
                <text:p>7277</text:p>
              </table:table-cell>
              <table:table-cell office:value-type="float" office:value="6866">
                <text:p>6866</text:p>
              </table:table-cell>
              <table:table-cell office:value-type="float" office:value="28075">
                <text:p>28075</text:p>
              </table:table-cell>
              <table:table-cell office:value-type="float" office:value="17152">
                <text:p>1715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6">
                <text:p>206</text:p>
              </table:table-cell>
              <table:table-cell office:value-type="float" office:value="7718">
                <text:p>7718</text:p>
              </table:table-cell>
              <table:table-cell office:value-type="float" office:value="7283">
                <text:p>7283</text:p>
              </table:table-cell>
              <table:table-cell office:value-type="float" office:value="28598">
                <text:p>28598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7">
                <text:p>207</text:p>
              </table:table-cell>
              <table:table-cell office:value-type="float" office:value="8313">
                <text:p>8313</text:p>
              </table:table-cell>
              <table:table-cell office:value-type="float" office:value="7859">
                <text:p>7859</text:p>
              </table:table-cell>
              <table:table-cell office:value-type="float" office:value="29360">
                <text:p>29360</text:p>
              </table:table-cell>
              <table:table-cell office:value-type="float" office:value="18308">
                <text:p>183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8">
                <text:p>208</text:p>
              </table:table-cell>
              <table:table-cell office:value-type="float" office:value="8376">
                <text:p>8376</text:p>
              </table:table-cell>
              <table:table-cell office:value-type="float" office:value="7897">
                <text:p>7897</text:p>
              </table:table-cell>
              <table:table-cell office:value-type="float" office:value="29408">
                <text:p>29408</text:p>
              </table:table-cell>
              <table:table-cell office:value-type="float" office:value="18385">
                <text:p>1838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9">
                <text:p>209</text:p>
              </table:table-cell>
              <table:table-cell office:value-type="float" office:value="8969">
                <text:p>8969</text:p>
              </table:table-cell>
              <table:table-cell office:value-type="float" office:value="8491">
                <text:p>8491</text:p>
              </table:table-cell>
              <table:table-cell office:value-type="float" office:value="30232">
                <text:p>30232</text:p>
              </table:table-cell>
              <table:table-cell office:value-type="float" office:value="19047">
                <text:p>1904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0">
                <text:p>210</text:p>
              </table:table-cell>
              <table:table-cell office:value-type="float" office:value="9452">
                <text:p>9452</text:p>
              </table:table-cell>
              <table:table-cell office:value-type="float" office:value="8988">
                <text:p>8988</text:p>
              </table:table-cell>
              <table:table-cell office:value-type="float" office:value="30796">
                <text:p>30796</text:p>
              </table:table-cell>
              <table:table-cell office:value-type="float" office:value="19570">
                <text:p>1957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1">
                <text:p>211</text:p>
              </table:table-cell>
              <table:table-cell office:value-type="float" office:value="10078">
                <text:p>10078</text:p>
              </table:table-cell>
              <table:table-cell office:value-type="float" office:value="9552">
                <text:p>9552</text:p>
              </table:table-cell>
              <table:table-cell office:value-type="float" office:value="31639">
                <text:p>31639</text:p>
              </table:table-cell>
              <table:table-cell office:value-type="float" office:value="20253">
                <text:p>202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2">
                <text:p>212</text:p>
              </table:table-cell>
              <table:table-cell office:value-type="float" office:value="10378">
                <text:p>10378</text:p>
              </table:table-cell>
              <table:table-cell office:value-type="float" office:value="9828">
                <text:p>9828</text:p>
              </table:table-cell>
              <table:table-cell office:value-type="float" office:value="31936">
                <text:p>31936</text:p>
              </table:table-cell>
              <table:table-cell office:value-type="float" office:value="20537">
                <text:p>2053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3">
                <text:p>213</text:p>
              </table:table-cell>
              <table:table-cell office:value-type="float" office:value="10978">
                <text:p>10978</text:p>
              </table:table-cell>
              <table:table-cell office:value-type="float" office:value="10516">
                <text:p>10516</text:p>
              </table:table-cell>
              <table:table-cell office:value-type="float" office:value="32723">
                <text:p>32723</text:p>
              </table:table-cell>
              <table:table-cell office:value-type="float" office:value="21165">
                <text:p>211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4">
                <text:p>214</text:p>
              </table:table-cell>
              <table:table-cell office:value-type="float" office:value="11481">
                <text:p>11481</text:p>
              </table:table-cell>
              <table:table-cell office:value-type="float" office:value="11019">
                <text:p>11019</text:p>
              </table:table-cell>
              <table:table-cell office:value-type="float" office:value="33334">
                <text:p>33334</text:p>
              </table:table-cell>
              <table:table-cell office:value-type="float" office:value="21719">
                <text:p>217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5">
                <text:p>215</text:p>
              </table:table-cell>
              <table:table-cell office:value-type="float" office:value="12122">
                <text:p>12122</text:p>
              </table:table-cell>
              <table:table-cell office:value-type="float" office:value="11671">
                <text:p>11671</text:p>
              </table:table-cell>
              <table:table-cell office:value-type="float" office:value="34173">
                <text:p>34173</text:p>
              </table:table-cell>
              <table:table-cell office:value-type="float" office:value="22440">
                <text:p>2244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6">
                <text:p>216</text:p>
              </table:table-cell>
              <table:table-cell office:value-type="float" office:value="12079">
                <text:p>12079</text:p>
              </table:table-cell>
              <table:table-cell office:value-type="float" office:value="11614">
                <text:p>11614</text:p>
              </table:table-cell>
              <table:table-cell office:value-type="float" office:value="34124">
                <text:p>34124</text:p>
              </table:table-cell>
              <table:table-cell office:value-type="float" office:value="22524">
                <text:p>225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7">
                <text:p>217</text:p>
              </table:table-cell>
              <table:table-cell office:value-type="float" office:value="12699">
                <text:p>12699</text:p>
              </table:table-cell>
              <table:table-cell office:value-type="float" office:value="12215">
                <text:p>12215</text:p>
              </table:table-cell>
              <table:table-cell office:value-type="float" office:value="34950">
                <text:p>349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8">
                <text:p>218</text:p>
              </table:table-cell>
              <table:table-cell office:value-type="float" office:value="13160">
                <text:p>13160</text:p>
              </table:table-cell>
              <table:table-cell office:value-type="float" office:value="12733">
                <text:p>12733</text:p>
              </table:table-cell>
              <table:table-cell office:value-type="float" office:value="35666">
                <text:p>35666</text:p>
              </table:table-cell>
              <table:table-cell office:value-type="float" office:value="23805">
                <text:p>238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9">
                <text:p>219</text:p>
              </table:table-cell>
              <table:table-cell office:value-type="float" office:value="13877">
                <text:p>13877</text:p>
              </table:table-cell>
              <table:table-cell office:value-type="float" office:value="13388">
                <text:p>13388</text:p>
              </table:table-cell>
              <table:table-cell office:value-type="float" office:value="36553">
                <text:p>36553</text:p>
              </table:table-cell>
              <table:table-cell office:value-type="float" office:value="24588">
                <text:p>2458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0">
                <text:p>220</text:p>
              </table:table-cell>
              <table:table-cell office:value-type="float" office:value="14237">
                <text:p>14237</text:p>
              </table:table-cell>
              <table:table-cell office:value-type="float" office:value="13714">
                <text:p>13714</text:p>
              </table:table-cell>
              <table:table-cell office:value-type="float" office:value="36912">
                <text:p>36912</text:p>
              </table:table-cell>
              <table:table-cell office:value-type="float" office:value="24959">
                <text:p>2495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1">
                <text:p>221</text:p>
              </table:table-cell>
              <table:table-cell office:value-type="float" office:value="14892">
                <text:p>14892</text:p>
              </table:table-cell>
              <table:table-cell office:value-type="float" office:value="14372">
                <text:p>14372</text:p>
              </table:table-cell>
              <table:table-cell office:value-type="float" office:value="37807">
                <text:p>37807</text:p>
              </table:table-cell>
              <table:table-cell office:value-type="float" office:value="25695">
                <text:p>256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2">
                <text:p>222</text:p>
              </table:table-cell>
              <table:table-cell office:value-type="float" office:value="15427">
                <text:p>15427</text:p>
              </table:table-cell>
              <table:table-cell office:value-type="float" office:value="14985">
                <text:p>14985</text:p>
              </table:table-cell>
              <table:table-cell office:value-type="float" office:value="38445">
                <text:p>38445</text:p>
              </table:table-cell>
              <table:table-cell office:value-type="float" office:value="26317">
                <text:p>263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3">
                <text:p>223</text:p>
              </table:table-cell>
              <table:table-cell office:value-type="float" office:value="16205">
                <text:p>16205</text:p>
              </table:table-cell>
              <table:table-cell office:value-type="float" office:value="15677">
                <text:p>15677</text:p>
              </table:table-cell>
              <table:table-cell office:value-type="float" office:value="39368">
                <text:p>39368</text:p>
              </table:table-cell>
              <table:table-cell office:value-type="float" office:value="27123">
                <text:p>2712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4">
                <text:p>224</text:p>
              </table:table-cell>
              <table:table-cell office:value-type="float" office:value="16256">
                <text:p>16256</text:p>
              </table:table-cell>
              <table:table-cell office:value-type="float" office:value="15654">
                <text:p>15654</text:p>
              </table:table-cell>
              <table:table-cell office:value-type="float" office:value="39365">
                <text:p>39365</text:p>
              </table:table-cell>
              <table:table-cell office:value-type="float" office:value="27243">
                <text:p>272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5">
                <text:p>225</text:p>
              </table:table-cell>
              <table:table-cell office:value-type="float" office:value="16949">
                <text:p>16949</text:p>
              </table:table-cell>
              <table:table-cell office:value-type="float" office:value="16400">
                <text:p>16400</text:p>
              </table:table-cell>
              <table:table-cell office:value-type="float" office:value="40292">
                <text:p>40292</text:p>
              </table:table-cell>
              <table:table-cell office:value-type="float" office:value="28033">
                <text:p>280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6">
                <text:p>226</text:p>
              </table:table-cell>
              <table:table-cell office:value-type="float" office:value="17476">
                <text:p>17476</text:p>
              </table:table-cell>
              <table:table-cell office:value-type="float" office:value="16951">
                <text:p>16951</text:p>
              </table:table-cell>
              <table:table-cell office:value-type="float" office:value="41049">
                <text:p>41049</text:p>
              </table:table-cell>
              <table:table-cell office:value-type="float" office:value="28718">
                <text:p>287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7">
                <text:p>227</text:p>
              </table:table-cell>
              <table:table-cell office:value-type="float" office:value="18269">
                <text:p>18269</text:p>
              </table:table-cell>
              <table:table-cell office:value-type="float" office:value="17637">
                <text:p>17637</text:p>
              </table:table-cell>
              <table:table-cell office:value-type="float" office:value="42002">
                <text:p>42002</text:p>
              </table:table-cell>
              <table:table-cell office:value-type="float" office:value="29542">
                <text:p>295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8">
                <text:p>228</text:p>
              </table:table-cell>
              <table:table-cell office:value-type="float" office:value="18598">
                <text:p>18598</text:p>
              </table:table-cell>
              <table:table-cell office:value-type="float" office:value="18034">
                <text:p>18034</text:p>
              </table:table-cell>
              <table:table-cell office:value-type="float" office:value="42369">
                <text:p>42369</text:p>
              </table:table-cell>
              <table:table-cell office:value-type="float" office:value="29939">
                <text:p>2993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9">
                <text:p>229</text:p>
              </table:table-cell>
              <table:table-cell office:value-type="float" office:value="19374">
                <text:p>19374</text:p>
              </table:table-cell>
              <table:table-cell office:value-type="float" office:value="18780">
                <text:p>18780</text:p>
              </table:table-cell>
              <table:table-cell office:value-type="float" office:value="43314">
                <text:p>43314</text:p>
              </table:table-cell>
              <table:table-cell office:value-type="float" office:value="30789">
                <text:p>3078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0">
                <text:p>230</text:p>
              </table:table-cell>
              <table:table-cell office:value-type="float" office:value="19942">
                <text:p>19942</text:p>
              </table:table-cell>
              <table:table-cell office:value-type="float" office:value="19428">
                <text:p>19428</text:p>
              </table:table-cell>
              <table:table-cell office:value-type="float" office:value="44065">
                <text:p>44065</text:p>
              </table:table-cell>
              <table:table-cell office:value-type="float" office:value="31478">
                <text:p>314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1">
                <text:p>231</text:p>
              </table:table-cell>
              <table:table-cell office:value-type="float" office:value="20794">
                <text:p>20794</text:p>
              </table:table-cell>
              <table:table-cell office:value-type="float" office:value="20198">
                <text:p>20198</text:p>
              </table:table-cell>
              <table:table-cell office:value-type="float" office:value="45116">
                <text:p>45116</text:p>
              </table:table-cell>
              <table:table-cell office:value-type="float" office:value="32335">
                <text:p>323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2">
                <text:p>232</text:p>
              </table:table-cell>
              <table:table-cell office:value-type="float" office:value="20740">
                <text:p>20740</text:p>
              </table:table-cell>
              <table:table-cell office:value-type="float" office:value="20155">
                <text:p>20155</text:p>
              </table:table-cell>
              <table:table-cell office:value-type="float" office:value="45021">
                <text:p>45021</text:p>
              </table:table-cell>
              <table:table-cell office:value-type="float" office:value="32297">
                <text:p>3229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3">
                <text:p>233</text:p>
              </table:table-cell>
              <table:table-cell office:value-type="float" office:value="21605">
                <text:p>21605</text:p>
              </table:table-cell>
              <table:table-cell office:value-type="float" office:value="20993">
                <text:p>20993</text:p>
              </table:table-cell>
              <table:table-cell office:value-type="float" office:value="46032">
                <text:p>46032</text:p>
              </table:table-cell>
              <table:table-cell office:value-type="float" office:value="33211">
                <text:p>332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4">
                <text:p>234</text:p>
              </table:table-cell>
              <table:table-cell office:value-type="float" office:value="22225">
                <text:p>22225</text:p>
              </table:table-cell>
              <table:table-cell office:value-type="float" office:value="21617">
                <text:p>21617</text:p>
              </table:table-cell>
              <table:table-cell office:value-type="float" office:value="46914">
                <text:p>46914</text:p>
              </table:table-cell>
              <table:table-cell office:value-type="float" office:value="33958">
                <text:p>339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5">
                <text:p>235</text:p>
              </table:table-cell>
              <table:table-cell office:value-type="float" office:value="23063">
                <text:p>23063</text:p>
              </table:table-cell>
              <table:table-cell office:value-type="float" office:value="22464">
                <text:p>22464</text:p>
              </table:table-cell>
              <table:table-cell office:value-type="float" office:value="47967">
                <text:p>47967</text:p>
              </table:table-cell>
              <table:table-cell office:value-type="float" office:value="34917">
                <text:p>349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6">
                <text:p>236</text:p>
              </table:table-cell>
              <table:table-cell office:value-type="float" office:value="23519">
                <text:p>23519</text:p>
              </table:table-cell>
              <table:table-cell office:value-type="float" office:value="22880">
                <text:p>22880</text:p>
              </table:table-cell>
              <table:table-cell office:value-type="float" office:value="48354">
                <text:p>48354</text:p>
              </table:table-cell>
              <table:table-cell office:value-type="float" office:value="35340">
                <text:p>3534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7">
                <text:p>237</text:p>
              </table:table-cell>
              <table:table-cell office:value-type="float" office:value="24378">
                <text:p>24378</text:p>
              </table:table-cell>
              <table:table-cell office:value-type="float" office:value="23739">
                <text:p>23739</text:p>
              </table:table-cell>
              <table:table-cell office:value-type="float" office:value="49389">
                <text:p>49389</text:p>
              </table:table-cell>
              <table:table-cell office:value-type="float" office:value="36175">
                <text:p>361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8">
                <text:p>238</text:p>
              </table:table-cell>
              <table:table-cell office:value-type="float" office:value="24967">
                <text:p>24967</text:p>
              </table:table-cell>
              <table:table-cell office:value-type="float" office:value="24403">
                <text:p>24403</text:p>
              </table:table-cell>
              <table:table-cell office:value-type="float" office:value="50258">
                <text:p>50258</text:p>
              </table:table-cell>
              <table:table-cell office:value-type="float" office:value="36898">
                <text:p>3689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9">
                <text:p>239</text:p>
              </table:table-cell>
              <table:table-cell office:value-type="float" office:value="25909">
                <text:p>25909</text:p>
              </table:table-cell>
              <table:table-cell office:value-type="float" office:value="25341">
                <text:p>25341</text:p>
              </table:table-cell>
              <table:table-cell office:value-type="float" office:value="51468">
                <text:p>51468</text:p>
              </table:table-cell>
              <table:table-cell office:value-type="float" office:value="37947">
                <text:p>3794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0">
                <text:p>240</text:p>
              </table:table-cell>
              <table:table-cell office:value-type="float" office:value="25930">
                <text:p>25930</text:p>
              </table:table-cell>
              <table:table-cell office:value-type="float" office:value="25316">
                <text:p>25316</text:p>
              </table:table-cell>
              <table:table-cell office:value-type="float" office:value="51482">
                <text:p>51482</text:p>
              </table:table-cell>
              <table:table-cell office:value-type="float" office:value="37995">
                <text:p>379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